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mm"/>
    </style:style>
    <style:style style:name="co2" style:family="table-column">
      <style:table-column-properties fo:break-before="auto" style:column-width="232.55mm"/>
    </style:style>
    <style:style style:name="co3" style:family="table-column">
      <style:table-column-properties fo:break-before="auto" style:column-width="53.82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1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3.27mm"/>
    </style:style>
    <style:style style:name="co9" style:family="table-column">
      <style:table-column-properties fo:break-before="auto" style:column-width="160.5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29.47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ackground-color="transparent" fo:border-left="none" fo:border-right="none" style:rotation-angle="90" fo:border-top="2.49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ackground-color="transparent" fo:border-left="none" fo:border-right="none" style:rotation-angle="90" fo:border-top="2.4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2.49pt solid #000000" fo:background-color="#e6e6e6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vertical-align="middl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2.4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1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2" style:family="table-cell" style:parent-style-name="Default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start" fo:margin-left="0mm"/>
      <style:text-properties fo:color="#ff3333" style:font-name="Lato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mm"/>
      <style:text-properties fo:color="#ff3333" style:font-name="La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ff3333" style:font-name="Lato" fo:font-size="12pt" style:font-size-asian="12pt" style:font-size-complex="12pt"/>
    </style:style>
    <style:style style:name="ce16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8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20" style:family="table-cell" style:parent-style-name="Default">
      <style:table-cell-properties fo:border-bottom="2.49pt solid #000000" fo:background-color="#e6e6e6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22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2.49pt solid #000000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23" style:family="table-cell" style:parent-style-name="Default">
      <style:table-cell-properties fo:background-color="#e6e6e6" style:vertical-align="middle"/>
      <style:text-properties style:font-name="Lato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start" fo:margin-left="0mm"/>
      <style:text-properties style:font-name="Lato" fo:font-size="12pt" style:font-size-asian="12pt" style:font-size-complex="12pt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9" style:family="table-cell" style:parent-style-name="Default">
      <style:table-cell-properties style:vertical-align="middle"/>
      <style:text-properties style:font-name="Lato"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Lato" fo:font-size="12pt" style:font-size-asian="12pt" style:font-size-complex="12pt"/>
    </style:style>
    <style:style style:name="ce31" style:family="table-cell" style:parent-style-name="Default">
      <style:table-cell-properties fo:background-color="#e6e6e6" fo:border="none" style:vertical-align="middle"/>
      <style:text-properties style:font-name="Lato" fo:font-size="12pt" style:text-underline-style="none" style:font-size-asian="12pt" style:font-size-complex="12pt"/>
    </style:style>
    <style:style style:name="ce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Lato" fo:font-size="12pt" style:font-size-asian="12pt" style:font-size-complex="12pt"/>
    </style:style>
    <style:style style:name="ce33" style:family="table-cell" style:parent-style-name="Default">
      <style:table-cell-properties fo:background-color="#e6e6e6" fo:border="none" style:vertical-align="middle"/>
      <style:text-properties style:font-name="Lato" fo:font-size="12pt" style:font-size-asian="12pt" style:font-size-complex="12pt"/>
    </style:style>
    <style:style style:name="ce34" style:family="table-cell" style:parent-style-name="Default">
      <style:table-cell-properties fo:border="none" style:vertical-align="middle"/>
      <style:text-properties style:font-name="Lato" fo:font-size="12pt" style:font-size-asian="12pt" style:font-size-complex="12pt"/>
    </style:style>
    <style:style style:name="ce35" style:family="table-cell" style:parent-style-name="Default">
      <style:table-cell-properties fo:background-color="transparent" fo:border="none" style:vertical-align="middle"/>
      <style:text-properties style:font-name="Lato" fo:font-size="12pt" style:font-size-asian="12pt" style:font-size-complex="12pt"/>
    </style:style>
    <style:style style:name="ce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Lato" fo:font-size="12pt" style:font-size-asian="12pt" style:font-size-complex="12pt"/>
    </style:style>
    <style:style style:name="ce37" style:family="table-cell" style:parent-style-name="Default">
      <style:table-cell-properties fo:background-color="#e6e6e6" fo:border="none" style:vertical-align="middle"/>
      <style:text-properties fo:color="#800000" style:font-name="Lato" fo:font-size="12pt" style:font-size-asian="12pt" style:font-size-complex="12pt"/>
    </style:style>
    <style:style style:name="ce38" style:family="table-cell" style:parent-style-name="Default">
      <style:table-cell-properties fo:border-bottom="2.49pt solid #000000" fo:background-color="#e6e6e6" fo:border-left="none" fo:border-right="none" fo:border-top="none" style:vertical-align="middle"/>
      <style:text-properties style:font-name="Lato" fo:font-size="12pt" style:font-size-asian="12pt" style:font-size-complex="12pt"/>
    </style:style>
    <style:style style:name="ce39" style:family="table-cell" style:parent-style-name="Default">
      <style:table-cell-properties fo:border-bottom="none" fo:background-color="#e6e6e6" fo:border-left="none" fo:border-right="none" fo:border-top="2.49pt solid #000000" style:vertical-align="middle"/>
      <style:text-properties style:font-name="Lato" fo:font-size="12pt" style:font-size-asian="12pt" style:font-size-complex="12pt"/>
    </style:style>
    <style:style style:name="ce40" style:family="table-cell" style:parent-style-name="Default">
      <style:table-cell-properties fo:border-bottom="none" fo:background-color="transparent" fo:border-left="none" fo:border-right="none" fo:border-top="2.49pt solid #000000" style:vertical-align="middle"/>
      <style:text-properties style:font-name="Lato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80" style:font-name="Lato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7">
      <style:table-cell-properties fo:border-bottom="none" fo:border-left="none" fo:border-right="none" fo:border-top="2.49pt solid #000000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7">
      <style:table-cell-properties fo:background-color="#e6e6e6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7">
      <style:table-cell-properties fo:border-bottom="2.49pt solid #000000" fo:border-left="none" fo:border-right="none" fo:border-top="none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7">
      <style:table-cell-properties fo:background-color="#e6e6e6" fo:border="none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7">
      <style:table-cell-properties fo:background-color="transparent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7">
      <style:table-cell-properties fo:border-bottom="2.49pt solid #000000" fo:background-color="transparent" fo:border-left="none" fo:border-right="none" fo:border-top="none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7">
      <style:table-cell-properties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7">
      <style:table-cell-properties fo:border-bottom="2.49pt solid #000000" fo:background-color="#e6e6e6" fo:border-left="none" fo:border-right="none" fo:border-top="none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7">
      <style:table-cell-properties fo:border-bottom="none" fo:background-color="#e6e6e6" fo:border-left="none" fo:border-right="none" fo:border-top="2.49pt solid #000000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7">
      <style:table-cell-properties fo:background-color="transparent" fo:border="none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7">
      <style:table-cell-properties fo:border-bottom="none" fo:background-color="transparent" fo:border-left="none" fo:border-right="none" fo:border-top="2.49pt solid #000000" style:vertical-align="middle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vertical-align="middle"/>
      <style:text-properties fo:color="#00008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8080" style:font-name="Lato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107">
      <style:table-cell-properties fo:border-bottom="none" fo:border-left="none" fo:border-right="none" fo:border-top="2.49pt solid #000000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7">
      <style:table-cell-properties fo:background-color="#e6e6e6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7">
      <style:table-cell-properties fo:border-bottom="2.49pt solid #000000" fo:border-left="none" fo:border-right="none" fo:border-top="none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07">
      <style:table-cell-properties fo:background-color="#e6e6e6" fo:border="none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7">
      <style:table-cell-properties fo:background-color="transparent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07">
      <style:table-cell-properties fo:border-bottom="2.49pt solid #000000" fo:background-color="transparent" fo:border-left="none" fo:border-right="none" fo:border-top="none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7">
      <style:table-cell-properties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7">
      <style:table-cell-properties fo:border-bottom="2.49pt solid #000000" fo:background-color="#e6e6e6" fo:border-left="none" fo:border-right="none" fo:border-top="none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07">
      <style:table-cell-properties fo:border-bottom="none" fo:background-color="#e6e6e6" fo:border-left="none" fo:border-right="none" fo:border-top="2.49pt solid #000000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7">
      <style:table-cell-properties fo:background-color="transparent" fo:border="none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7">
      <style:table-cell-properties fo:border-bottom="none" fo:background-color="transparent" fo:border-left="none" fo:border-right="none" fo:border-top="2.49pt solid #000000" style:vertical-align="middle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vertical-align="middle"/>
      <style:text-properties fo:color="#ff808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07">
      <style:table-cell-properties fo:border-bottom="none" fo:border-left="none" fo:border-right="none" fo:border-top="2.49pt solid #000000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7">
      <style:table-cell-properties fo:background-color="#e6e6e6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7">
      <style:table-cell-properties fo:border-bottom="2.49pt solid #000000" fo:border-left="none" fo:border-right="none" fo:border-top="none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07">
      <style:table-cell-properties fo:background-color="#e6e6e6" style:text-align-source="value-type" style:repeat-content="false" fo:border="none" style:vertical-align="middle"/>
      <style:paragraph-properties fo:margin-left="0mm"/>
      <style:text-properties style:font-name="Lato" fo:font-size="12pt" style:font-size-asian="12pt" style:font-size-complex="12pt"/>
    </style:style>
    <style:style style:name="ce72" style:family="table-cell" style:parent-style-name="Default" style:data-style-name="N107">
      <style:table-cell-properties style:text-align-source="value-type" style:repeat-content="false" fo:background-color="transparent" style:vertical-align="middle"/>
      <style:paragraph-properties fo:margin-left="0mm"/>
      <style:text-properties style:font-name="Lato" fo:font-size="12pt" style:font-size-asian="12pt" style:font-size-complex="12pt"/>
    </style:style>
    <style:style style:name="ce73" style:family="table-cell" style:parent-style-name="Default" style:data-style-name="N107">
      <style:table-cell-properties fo:background-color="#e6e6e6" style:text-align-source="value-type" style:repeat-content="false" style:vertical-align="middle"/>
      <style:paragraph-properties fo:margin-left="0mm"/>
      <style:text-properties style:font-name="Lato" fo:font-size="12pt" style:font-size-asian="12pt" style:font-size-complex="12pt"/>
    </style:style>
    <style:style style:name="ce74" style:family="table-cell" style:parent-style-name="Default" style:data-style-name="N107">
      <style:table-cell-properties fo:border-bottom="2.49pt solid #000000" style:text-align-source="value-type" style:repeat-content="false" fo:background-color="transparent" fo:border-left="none" fo:border-right="none" fo:border-top="none" style:vertical-align="middle"/>
      <style:paragraph-properties fo:margin-left="0mm"/>
      <style:text-properties style:font-name="Lato" fo:font-size="12pt" style:font-size-asian="12pt" style:font-size-complex="12pt"/>
    </style:style>
    <style:style style:name="ce75" style:family="table-cell" style:parent-style-name="Default" style:data-style-name="N107">
      <style:table-cell-properties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7">
      <style:table-cell-properties fo:background-color="transparent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7">
      <style:table-cell-properties fo:border-bottom="2.49pt solid #000000" fo:background-color="#e6e6e6" fo:border-left="none" fo:border-right="none" fo:border-top="none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07">
      <style:table-cell-properties fo:background-color="#e6e6e6" fo:border="none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7">
      <style:table-cell-properties fo:border-bottom="none" fo:background-color="#e6e6e6" fo:border-left="none" fo:border-right="none" fo:border-top="2.49pt solid #000000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07">
      <style:table-cell-properties fo:border-bottom="2.49pt solid #000000" fo:background-color="transparent" fo:border-left="none" fo:border-right="none" fo:border-top="none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7">
      <style:table-cell-properties fo:background-color="transparent" fo:border="none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7">
      <style:table-cell-properties fo:border-bottom="none" fo:background-color="transparent" fo:border-left="none" fo:border-right="none" fo:border-top="2.49pt solid #000000" style:vertical-align="middle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a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07">
      <style:table-cell-properties fo:border-bottom="none" fo:border-left="none" fo:border-right="none" fo:border-top="2.49pt solid #000000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 style:data-style-name="N107">
      <style:table-cell-properties fo:background-color="#e6e6e6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107">
      <style:table-cell-properties fo:border-bottom="2.49pt solid #000000" fo:border-left="none" fo:border-right="none" fo:border-top="none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107">
      <style:table-cell-properties fo:border="none" style:vertical-align="middle"/>
    </style:style>
    <style:style style:name="ce89" style:family="table-cell" style:parent-style-name="Default" style:data-style-name="N107">
      <style:table-cell-properties fo:background-color="#e6e6e6" style:text-align-source="value-type" style:repeat-content="false" fo:border="none" style:vertical-align="middle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0" style:family="table-cell" style:parent-style-name="Default" style:data-style-name="N107">
      <style:table-cell-properties style:text-align-source="value-type" style:repeat-content="false" fo:background-color="transparent" style:vertical-align="middle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107">
      <style:table-cell-properties fo:background-color="#e6e6e6" style:text-align-source="value-type" style:repeat-content="false" style:vertical-align="middle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 style:data-style-name="N107">
      <style:table-cell-properties fo:border-bottom="2.49pt solid #000000" style:text-align-source="value-type" style:repeat-content="false" fo:background-color="transparent" fo:border-left="none" fo:border-right="none" fo:border-top="none" style:vertical-align="middle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fo:background-color="#e6e6e6" style:vertical-align="middle"/>
    </style:style>
    <style:style style:name="ce94" style:family="table-cell" style:parent-style-name="Default" style:data-style-name="N107">
      <style:table-cell-properties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07">
      <style:table-cell-properties fo:background-color="transparent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07">
      <style:table-cell-properties fo:border-bottom="2.49pt solid #000000" fo:background-color="#e6e6e6" fo:border-left="none" fo:border-right="none" fo:border-top="none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 style:data-style-name="N107">
      <style:table-cell-properties fo:background-color="#e6e6e6" fo:border="none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107">
      <style:table-cell-properties fo:border-bottom="none" fo:background-color="#e6e6e6" fo:border-left="none" fo:border-right="none" fo:border-top="2.49pt solid #000000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99" style:family="table-cell" style:parent-style-name="Default" style:data-style-name="N107">
      <style:table-cell-properties fo:border-bottom="2.49pt solid #000000" fo:background-color="transparent" fo:border-left="none" fo:border-right="none" fo:border-top="none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 style:data-style-name="N107">
      <style:table-cell-properties fo:background-color="transparent" fo:border="none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 style:data-style-name="N107">
      <style:table-cell-properties fo:border-bottom="none" fo:background-color="transparent" fo:border-left="none" fo:border-right="none" fo:border-top="2.49pt solid #000000"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03" style:family="table-cell" style:parent-style-name="Default">
      <style:table-cell-properties style:vertical-align="middle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10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7">
      <style:table-cell-properties fo:border-bottom="none" fo:border-left="none" fo:border-right="none" fo:border-top="2.49pt solid #000000" style:vertical-align="middle"/>
      <style:text-properties style:font-name="Lato" fo:font-size="11pt" style:font-size-asian="11pt" style:font-size-complex="11pt"/>
    </style:style>
    <style:style style:name="ce106" style:family="table-cell" style:parent-style-name="Default" style:data-style-name="N107">
      <style:table-cell-properties fo:background-color="#e6e6e6" style:vertical-align="middle"/>
      <style:text-properties style:font-name="Lato" fo:font-size="11pt" style:font-size-asian="11pt" style:font-size-complex="11pt"/>
    </style:style>
    <style:style style:name="ce107" style:family="table-cell" style:parent-style-name="Default" style:data-style-name="N107">
      <style:table-cell-properties fo:border-bottom="2.49pt solid #000000" fo:border-left="none" fo:border-right="none" fo:border-top="none" style:vertical-align="middle"/>
      <style:text-properties style:font-name="Lato" fo:font-size="11pt" style:font-size-asian="11pt" style:font-size-complex="11pt"/>
    </style:style>
    <style:style style:name="ce108" style:family="table-cell" style:parent-style-name="Default">
      <style:table-cell-properties fo:border="none" style:vertical-align="middle"/>
    </style:style>
    <style:style style:name="ce109" style:family="table-cell" style:parent-style-name="Default">
      <style:table-cell-properties fo:background-color="#e6e6e6" fo:border="none" style:vertical-align="middle"/>
      <style:text-properties style:font-name="Lato" fo:font-size="11pt" style:font-size-asian="11pt" style:font-size-complex="11pt"/>
    </style:style>
    <style:style style:name="ce110" style:family="table-cell" style:parent-style-name="Default">
      <style:table-cell-properties fo:background-color="transparent" style:vertical-align="middle"/>
      <style:text-properties style:font-name="Lato" fo:font-size="11pt" style:font-size-asian="11pt" style:font-size-complex="11pt"/>
    </style:style>
    <style:style style:name="ce111" style:family="table-cell" style:parent-style-name="Default">
      <style:table-cell-properties fo:background-color="#e6e6e6" style:vertical-align="middle"/>
      <style:text-properties style:font-name="Lato" fo:font-size="11pt" style:font-size-asian="11pt" style:font-size-complex="11pt"/>
    </style:style>
    <style:style style:name="ce11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Lato" fo:font-size="11pt" style:font-size-asian="11pt" style:font-size-complex="11pt"/>
    </style:style>
    <style:style style:name="ce113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14" style:family="table-cell" style:parent-style-name="Default" style:data-style-name="N107">
      <style:table-cell-properties style:vertical-align="middle"/>
      <style:text-properties style:font-name="Lato" fo:font-size="11pt" style:font-size-asian="11pt" style:font-size-complex="11pt"/>
    </style:style>
    <style:style style:name="ce115" style:family="table-cell" style:parent-style-name="Default" style:data-style-name="N107">
      <style:table-cell-properties fo:background-color="transparent" style:vertical-align="middle"/>
      <style:text-properties style:font-name="Lato" fo:font-size="11pt" style:font-size-asian="11pt" style:font-size-complex="11pt"/>
    </style:style>
    <style:style style:name="ce116" style:family="table-cell" style:parent-style-name="Default" style:data-style-name="N107">
      <style:table-cell-properties fo:border-bottom="2.49pt solid #000000" fo:background-color="#e6e6e6" fo:border-left="none" fo:border-right="none" fo:border-top="none" style:vertical-align="middle"/>
      <style:text-properties style:font-name="Lato" fo:font-size="11pt" style:font-size-asian="11pt" style:font-size-complex="11pt"/>
    </style:style>
    <style:style style:name="ce117" style:family="table-cell" style:parent-style-name="Default" style:data-style-name="N107">
      <style:table-cell-properties fo:background-color="#e6e6e6" fo:border="none" style:vertical-align="middle"/>
      <style:text-properties style:font-name="Lato" fo:font-size="11pt" style:font-size-asian="11pt" style:font-size-complex="11pt"/>
    </style:style>
    <style:style style:name="ce118" style:family="table-cell" style:parent-style-name="Default" style:data-style-name="N107">
      <style:table-cell-properties fo:border-bottom="none" fo:background-color="#e6e6e6" fo:border-left="none" fo:border-right="none" fo:border-top="2.49pt solid #000000" style:vertical-align="middle"/>
      <style:text-properties style:font-name="Lato" fo:font-size="11pt" style:font-size-asian="11pt" style:font-size-complex="11pt"/>
    </style:style>
    <style:style style:name="ce119" style:family="table-cell" style:parent-style-name="Default" style:data-style-name="N107">
      <style:table-cell-properties fo:border-bottom="2.49pt solid #000000" fo:background-color="transparent" fo:border-left="none" fo:border-right="none" fo:border-top="none" style:vertical-align="middle"/>
      <style:text-properties style:font-name="Lato" fo:font-size="11pt" style:font-size-asian="11pt" style:font-size-complex="11pt"/>
    </style:style>
    <style:style style:name="ce120" style:family="table-cell" style:parent-style-name="Default" style:data-style-name="N107">
      <style:table-cell-properties fo:background-color="transparent" fo:border="none" style:vertical-align="middle"/>
      <style:text-properties style:font-name="Lato" fo:font-size="11pt" style:font-size-asian="11pt" style:font-size-complex="11pt"/>
    </style:style>
    <style:style style:name="ce121" style:family="table-cell" style:parent-style-name="Default" style:data-style-name="N107">
      <style:table-cell-properties fo:border-bottom="none" fo:background-color="transparent" fo:border-left="none" fo:border-right="none" fo:border-top="2.49pt solid #000000" style:vertical-align="middle"/>
      <style:text-properties style:font-name="Lato" fo:font-size="11pt" style:font-size-asian="11pt" style:font-size-complex="11pt"/>
    </style:style>
    <style:style style:name="ce122" style:family="table-cell" style:parent-style-name="Default" style:data-style-name="N107">
      <style:table-cell-properties fo:border="none" style:vertical-align="middle"/>
      <style:text-properties style:font-name="Lato" fo:font-size="11pt" style:font-size-asian="11pt" style:font-size-complex="11pt"/>
    </style:style>
    <style:style style:name="ce12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Lato" fo:font-size="11pt" style:font-size-asian="11pt" style:font-size-complex="11pt"/>
    </style:style>
    <style:style style:name="ce124" style:family="table-cell" style:parent-style-name="Default">
      <style:table-cell-properties style:vertical-align="middle"/>
      <style:text-properties style:font-name="Lato" fo:font-size="11pt" style:font-size-asian="11pt" style:font-size-complex="11pt"/>
    </style:style>
    <style:style style:name="ce125" style:family="table-cell" style:parent-style-name="Default">
      <style:table-cell-properties fo:background-color="#e6e6e6" fo:border="none" style:vertical-align="middle"/>
    </style:style>
    <style:style style:name="ce126" style:family="table-cell" style:parent-style-name="Default">
      <style:table-cell-properties fo:background-color="transparent" style:vertical-align="middle"/>
    </style:style>
    <style:style style:name="ce12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8" style:family="table-cell" style:parent-style-name="Default">
      <style:table-cell-properties fo:border-bottom="2.49pt solid #000000" fo:background-color="#e6e6e6" fo:border-left="none" fo:border-right="none" fo:border-top="none" style:vertical-align="middle"/>
    </style:style>
    <style:style style:name="ce129" style:family="table-cell" style:parent-style-name="Default">
      <style:table-cell-properties fo:border-bottom="none" fo:background-color="#e6e6e6" fo:border-left="none" fo:border-right="none" fo:border-top="2.49pt solid #000000" style:vertical-align="middle"/>
    </style:style>
    <style:style style:name="ce130" style:family="table-cell" style:parent-style-name="Default">
      <style:table-cell-properties fo:background-color="transparent" fo:border="none" style:vertical-align="middle"/>
    </style:style>
    <style:style style:name="ce131" style:family="table-cell" style:parent-style-name="Default">
      <style:table-cell-properties fo:border-bottom="none" fo:background-color="transparent" fo:border-left="none" fo:border-right="none" fo:border-top="2.49pt solid #000000" style:vertical-align="middle"/>
    </style:style>
    <style:style style:name="ce132" style:family="table-cell" style:parent-style-name="Default">
      <style:text-properties style:font-name="La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3" style:family="table-cell" style:parent-style-name="Default">
      <style:text-properties style:font-name="Lato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weight="bold" style:font-weight-asian="bold" style:font-weight-complex="bold"/>
    </style:style>
    <style:style style:name="ce138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07">
      <style:text-properties style:font-name="Lato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oste.$B$1:.$B$139])" table:allow-empty-cell="true" table:display-list="unsorted" table:base-cell-address="Cotizacion.B4">
          <table:error-message table:message-type="stop" table:display="true"/>
        </table:content-validation>
      </table:content-validations>
      <table:table table:name="Cos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8"/>
        <table:table-column table:style-name="co3" table:default-cell-style-name="ce29"/>
        <table:table-column table:style-name="co4" table:default-cell-style-name="ce53"/>
        <table:table-column table:style-name="co5" table:default-cell-style-name="ce66"/>
        <table:table-column table:style-name="co6" table:default-cell-style-name="ce83"/>
        <table:table-column table:style-name="co6" table:default-cell-style-name="ce103"/>
        <table:table-column table:style-name="co6" table:default-cell-style-name="ce114"/>
        <table:table-column table:style-name="co7" table:default-cell-style-name="ce114"/>
        <table:table-column table:style-name="co8" table:default-cell-style-name="ce114"/>
        <table:table-column table:style-name="co5" table:number-columns-repeated="2" table:default-cell-style-name="ce114"/>
        <table:table-column table:style-name="co5" table:number-columns-repeated="1012" table:default-cell-style-name="ce83"/>
        <table:table-row table:style-name="ro1">
          <table:table-cell/>
          <table:table-cell table:style-name="ce9"/>
          <table:table-cell office:value-type="string" calcext:value-type="string">
            <text:p>Referencia Dolibarr</text:p>
          </table:table-cell>
          <table:table-cell table:style-name="ce41" office:value-type="string" calcext:value-type="string">
            <text:p>PVP</text:p>
          </table:table-cell>
          <table:table-cell table:style-name="ce54" office:value-type="string" calcext:value-type="string">
            <text:p>PVMin</text:p>
          </table:table-cell>
          <table:table-cell table:style-name="ce67" office:value-type="string" calcext:value-type="string">
            <text:p>Coste Max.</text:p>
          </table:table-cell>
          <table:table-cell table:style-name="ce84" office:value-type="string" calcext:value-type="string">
            <text:p>Estimado</text:p>
          </table:table-cell>
          <table:table-cell table:style-name="ce104" office:value-type="string" calcext:value-type="string">
            <text:p>SAT El Dorado</text:p>
          </table:table-cell>
          <table:table-cell table:style-name="ce104" office:value-type="string" calcext:value-type="string">
            <text:p>Frutas El Pinar</text:p>
          </table:table-cell>
          <table:table-cell table:style-name="ce104" office:value-type="string" calcext:value-type="string">
            <text:p>Iberfrutas</text:p>
          </table:table-cell>
          <table:table-cell table:style-name="ce104" office:value-type="string" calcext:value-type="string">
            <text:p>Surexport</text:p>
          </table:table-cell>
          <table:table-cell office:value-type="string" calcext:value-type="string">
            <text:p>Bionest</text:p>
          </table:table-cell>
          <table:table-cell office:value-type="string" calcext:value-type="string">
            <text:p>AEB</text:p>
          </table:table-cell>
          <table:table-cell office:value-type="string" calcext:value-type="string">
            <text:p>Agromartín</text:p>
          </table:table-cell>
          <table:table-cell office:value-type="string" calcext:value-type="string">
            <text:p>Agromolinill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LIMPIEZA</text:p>
          </table:table-cell>
          <table:table-cell table:style-name="ce10" office:value-type="string" calcext:value-type="string">
            <text:p>Transportador de Malla de Acero ancho útil 700mm. Longitud útil 3000mm.</text:p>
          </table:table-cell>
          <table:table-cell table:style-name="ce30" office:value-type="string" calcext:value-type="string">
            <text:p>TR-B-ACE-800-3000</text:p>
          </table:table-cell>
          <table:table-cell table:style-name="ce42" table:formula="of:=[.F2]*1.4" office:value-type="currency" office:currency="EUR" office:value="5513.2" calcext:value-type="currency">
            <text:p>5.513 €</text:p>
          </table:table-cell>
          <table:table-cell table:style-name="ce55" table:formula="of:=[.F2]*1.25" office:value-type="currency" office:currency="EUR" office:value="4922.5" calcext:value-type="currency">
            <text:p>4.923 €</text:p>
          </table:table-cell>
          <table:table-cell table:style-name="ce68" table:formula="of:=MAX([.G2];[.H2];[.I2];[.J2];[.K2];[.L2];[.M2];[.N2];[.O2])" office:value-type="currency" office:currency="EUR" office:value="3938" calcext:value-type="currency">
            <text:p>3.938 €</text:p>
          </table:table-cell>
          <table:table-cell table:style-name="ce85"/>
          <table:table-cell table:style-name="ce105"/>
          <table:table-cell table:style-name="ce105" office:value-type="currency" office:currency="EUR" office:value="3667" calcext:value-type="currency">
            <office:annotation draw:style-name="gr1" draw:text-style-name="P2" svg:width="28.99mm" svg:height="5.96mm" svg:x="472.28mm" svg:y="1.01mm" draw:caption-point-x="-6.1mm" draw:caption-point-y="6.09mm">
              <dc:date>2015-09-15T00:00:00</dc:date>
              <text:p text:style-name="P1"><text:span text:style-name="T1">NS-1125</text:span></text:p>
            </office:annotation>
            <text:p>3.667 €</text:p>
          </table:table-cell>
          <table:table-cell table:style-name="ce105"/>
          <table:table-cell table:style-name="ce105" office:value-type="currency" office:currency="EUR" office:value="3938" calcext:value-type="currency">
            <office:annotation draw:style-name="gr1" draw:text-style-name="P2" svg:width="28.99mm" svg:height="5.96mm" svg:x="518.12mm" svg:y="1.01mm" draw:caption-point-x="-6.1mm" draw:caption-point-y="6.09mm">
              <dc:date>2015-09-15T00:00:00</dc:date>
              <text:p text:style-name="P1"><text:span text:style-name="T1">NS1147</text:span></text:p>
            </office:annotation>
            <text:p>3.938 €</text:p>
          </table:table-cell>
          <table:table-cell table:style-name="ce105"/>
          <table:table-cell table:style-name="ce113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ransportador de Malla de Acero ancho útil 700mm. Longitud útil 4000mm.</text:p>
          </table:table-cell>
          <table:table-cell table:style-name="ce31" office:value-type="string" calcext:value-type="string">
            <text:p>TR-B-ACE-800-4000</text:p>
          </table:table-cell>
          <table:table-cell table:style-name="ce43" table:formula="of:=[.F3]*1.4" office:value-type="currency" office:currency="EUR" office:value="6615.84" calcext:value-type="currency">
            <text:p>6.616 €</text:p>
          </table:table-cell>
          <table:table-cell table:style-name="ce56" table:formula="of:=[.F3]*1.25" office:value-type="currency" office:currency="EUR" office:value="5907" calcext:value-type="currency">
            <text:p>5.907 €</text:p>
          </table:table-cell>
          <table:table-cell table:style-name="ce69" table:formula="of:=MAX([.G3];[.H3];[.I3];[.J3];[.K3];[.L3];[.M3];[.N3];[.O3])" office:value-type="currency" office:currency="EUR" office:value="4725.6" calcext:value-type="currency">
            <text:p>4.726 €</text:p>
          </table:table-cell>
          <table:table-cell table:style-name="ce86" table:formula="of:=[.F2]*1.2" office:value-type="currency" office:currency="EUR" office:value="4725.6" calcext:value-type="currency">
            <text:p>4.726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2" office:value-type="string" calcext:value-type="string">
            <text:p>Calibrador de Cordones Fijos</text:p>
          </table:table-cell>
          <table:table-cell table:style-name="ce32" office:value-type="string" calcext:value-type="string">
            <text:p>AR-CC-FI</text:p>
          </table:table-cell>
          <table:table-cell table:style-name="ce44" table:formula="of:=[.F4]*1.4" office:value-type="currency" office:currency="EUR" office:value="6622" calcext:value-type="currency">
            <text:p>6.622 €</text:p>
          </table:table-cell>
          <table:table-cell table:style-name="ce57" table:formula="of:=[.F4]*1.25" office:value-type="currency" office:currency="EUR" office:value="5912.5" calcext:value-type="currency">
            <text:p>5.913 €</text:p>
          </table:table-cell>
          <table:table-cell table:style-name="ce70" table:formula="of:=MAX([.G4];[.H4];[.I4];[.J4];[.K4];[.L4];[.M4];[.N4];[.O4])" office:value-type="currency" office:currency="EUR" office:value="4730" calcext:value-type="currency">
            <text:p>4.730 €</text:p>
          </table:table-cell>
          <table:table-cell table:style-name="ce87"/>
          <table:table-cell table:style-name="ce107" office:value-type="currency" office:currency="EUR" office:value="4730" calcext:value-type="currency">
            <office:annotation draw:style-name="gr2" draw:text-style-name="P2" svg:width="28.99mm" svg:height="9.39mm" svg:x="440.71mm" svg:y="6mm" draw:caption-point-x="-6.1mm" draw:caption-point-y="15.1mm">
              <dc:date>2015-09-15T00:00:00</dc:date>
              <text:p text:style-name="P1"><text:span text:style-name="T1">NS-1111</text:span></text:p>
            </office:annotation>
            <text:p>4.730 €</text:p>
          </table:table-cell>
          <table:table-cell table:style-name="ce107" office:value-type="currency" office:currency="EUR" office:value="3455" calcext:value-type="currency">
            <office:annotation draw:style-name="gr1" draw:text-style-name="P2" svg:width="28.99mm" svg:height="5.96mm" svg:x="472.28mm" svg:y="6mm" draw:caption-point-x="-6.1mm" draw:caption-point-y="15.1mm">
              <dc:date>2015-09-15T00:00:00</dc:date>
              <text:p text:style-name="P1"><text:span text:style-name="T1">NS1126</text:span></text:p>
            </office:annotation>
            <text:p>3.455 €</text:p>
          </table:table-cell>
          <table:table-cell table:style-name="ce107" table:number-columns-repeated="3"/>
          <table:table-cell table:style-name="ce102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9">
            <text:p>SELECCION</text:p>
          </table:table-cell>
          <table:table-cell table:style-name="ce13" office:value-type="string" calcext:value-type="string">
            <text:p>Cinta de Tría / Selección 2000x700 mm.</text:p>
          </table:table-cell>
          <table:table-cell table:style-name="ce30" office:value-type="string" calcext:value-type="string">
            <text:p>TR-B-TEX-800-2000</text:p>
          </table:table-cell>
          <table:table-cell table:style-name="ce42" table:formula="of:=[.F5]*1.4" office:value-type="currency" office:currency="EUR" office:value="2378.6" calcext:value-type="currency">
            <text:p>2.379 €</text:p>
          </table:table-cell>
          <table:table-cell table:style-name="ce55" table:formula="of:=[.F5]*1.25" office:value-type="currency" office:currency="EUR" office:value="2123.75" calcext:value-type="currency">
            <text:p>2.124 €</text:p>
          </table:table-cell>
          <table:table-cell table:style-name="ce68" table:formula="of:=MAX([.G5];[.H5];[.I5];[.J5];[.K5];[.L5];[.M5];[.N5];[.O5])" office:value-type="currency" office:currency="EUR" office:value="1699" calcext:value-type="currency">
            <text:p>1.699 €</text:p>
          </table:table-cell>
          <table:table-cell table:style-name="ce85"/>
          <table:table-cell table:style-name="ce105" table:number-columns-repeated="3"/>
          <table:table-cell table:style-name="ce105" office:value-type="currency" office:currency="EUR" office:value="1699" calcext:value-type="currency">
            <office:annotation draw:style-name="gr1" draw:text-style-name="P2" svg:width="28.99mm" svg:height="5.96mm" svg:x="518.12mm" svg:y="13.01mm" draw:caption-point-x="-6.1mm" draw:caption-point-y="15.1mm">
              <dc:date>2015-09-15T00:00:00</dc:date>
              <text:p text:style-name="P1"><text:span text:style-name="T1">NS1149</text:span></text:p>
            </office:annotation>
            <text:p>1.699 €</text:p>
          </table:table-cell>
          <table:table-cell table:style-name="ce105"/>
          <table:table-cell table:style-name="ce113" table:number-columns-repeated="1012"/>
        </table:table-row>
        <table:table-row table:style-name="ro1">
          <table:covered-table-cell table:style-name="ce3"/>
          <table:table-cell table:style-name="ce14" office:value-type="string" calcext:value-type="string">
            <text:p>Cinta de Tría / Selección 3000x700 mm.</text:p>
          </table:table-cell>
          <table:table-cell table:style-name="ce33" office:value-type="string" calcext:value-type="string">
            <text:p>TR-B-TEX-800-3000</text:p>
          </table:table-cell>
          <table:table-cell table:style-name="ce43" table:formula="of:=[.F6]*1.4" office:value-type="currency" office:currency="EUR" office:value="3490.2" calcext:value-type="currency">
            <text:p>3.490 €</text:p>
          </table:table-cell>
          <table:table-cell table:style-name="ce56" table:formula="of:=[.F6]*1.25" office:value-type="currency" office:currency="EUR" office:value="3116.25" calcext:value-type="currency">
            <text:p>3.116 €</text:p>
          </table:table-cell>
          <table:table-cell table:style-name="ce69" table:formula="of:=MAX([.G6];[.H6];[.I6];[.J7];[.K7];[.L7];[.M7];[.N7];[.O7])" office:value-type="currency" office:currency="EUR" office:value="2493" calcext:value-type="currency">
            <text:p>2.493 €</text:p>
          </table:table-cell>
          <table:table-cell table:style-name="ce86"/>
          <table:table-cell table:style-name="ce106" office:value-type="currency" office:currency="EUR" office:value="1650" calcext:value-type="currency">
            <office:annotation draw:style-name="gr1" draw:text-style-name="P2" svg:width="28.99mm" svg:height="5.96mm" svg:x="440.71mm" svg:y="20.01mm" draw:caption-point-x="-6.1mm" draw:caption-point-y="15.1mm">
              <dc:date>2015-09-15T00:00:00</dc:date>
              <text:p text:style-name="P1"><text:span text:style-name="T1">NS-1112</text:span></text:p>
            </office:annotation>
            <text:p>1.650 €</text:p>
          </table:table-cell>
          <table:table-cell table:style-name="ce106" office:value-type="currency" office:currency="EUR" office:value="2493" calcext:value-type="currency">
            <office:annotation draw:style-name="gr1" draw:text-style-name="P2" svg:width="28.99mm" svg:height="5.96mm" svg:x="472.28mm" svg:y="20.01mm" draw:caption-point-x="-6.1mm" draw:caption-point-y="15.1mm">
              <dc:date>2015-09-15T00:00:00</dc:date>
              <text:p text:style-name="P1"><text:span text:style-name="T1">NS1127</text:span></text:p>
            </office:annotation>
            <text:p>2.493 €</text:p>
          </table:table-cell>
          <table:table-cell table:style-name="ce106" table:number-columns-repeated="3"/>
          <table:table-cell table:style-name="ce93" table:number-columns-repeated="1012"/>
        </table:table-row>
        <table:table-row table:style-name="ro1">
          <table:covered-table-cell/>
          <table:table-cell table:style-name="ce15" office:value-type="string" calcext:value-type="string">
            <text:p>Cinta de Tría / Selección 4000x700 mm.</text:p>
          </table:table-cell>
          <table:table-cell table:style-name="ce34" office:value-type="string" calcext:value-type="string">
            <text:p>TR-B-TEX-800-4000</text:p>
          </table:table-cell>
          <table:table-cell table:style-name="ce43" table:formula="of:=[.F7]*1.4" office:value-type="currency" office:currency="EUR" office:value="4188.24" calcext:value-type="currency">
            <text:p>4.188 €</text:p>
          </table:table-cell>
          <table:table-cell table:style-name="ce56" table:formula="of:=[.F7]*1.25" office:value-type="currency" office:currency="EUR" office:value="3739.5" calcext:value-type="currency">
            <text:p>3.740 €</text:p>
          </table:table-cell>
          <table:table-cell table:style-name="ce69" table:formula="of:=MAX([.G7];[.H7];[.I7];[.J8];[.K8];[.L8];[.M8];[.N8];[.O8])" office:value-type="currency" office:currency="EUR" office:value="2991.6" calcext:value-type="currency">
            <text:p>2.992 €</text:p>
          </table:table-cell>
          <table:table-cell table:style-name="ce88" table:formula="of:=[.F6]*1.2" office:value-type="currency" office:currency="EUR" office:value="2991.6" calcext:value-type="currency">
            <text:p>2.992 €</text:p>
          </table:table-cell>
          <table:table-cell table:style-name="ce108" table:number-columns-repeated="2"/>
          <table:table-cell table:style-name="ce122" table:number-columns-repeated="3"/>
          <table:table-cell table:style-name="ce108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<text:span text:style-name="T2">Primus</text:span><text:span text:style-name="T3">TM</text:span><text:span text:style-name="T2"> B</text:span> – Equipo de Selección Automática<text:span text:style-name="T2"> </text:span>Cámara RGB (Buenos/Color)</text:p>
          </table:table-cell>
          <table:table-cell table:style-name="ce33" office:value-type="string" calcext:value-type="string">
            <text:p>AR-SEL-OPT</text:p>
          </table:table-cell>
          <table:table-cell table:style-name="ce45" table:formula="of:=[.F8]*1.1" office:value-type="currency" office:currency="EUR" office:value="83770.5" calcext:value-type="currency">
            <text:p>83.771 €</text:p>
          </table:table-cell>
          <table:table-cell table:style-name="ce58" table:formula="of:=[.F8]*1.25" office:value-type="currency" office:currency="EUR" office:value="95193.75" calcext:value-type="currency">
            <text:p>95.194 €</text:p>
          </table:table-cell>
          <table:table-cell table:style-name="ce71" office:value-type="currency" office:currency="EUR" office:value="76155" calcext:value-type="currency">
            <text:p>76.155 €</text:p>
          </table:table-cell>
          <table:table-cell table:style-name="ce89"/>
          <table:table-cell table:style-name="ce109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 <text:span text:style-name="T2">Primus</text:span><text:span text:style-name="T3">TM</text:span><text:span text:style-name="T2"> L</text:span> – Equipo de Selección AutomáticaLáser (Buenos/Blandos)</text:p>
          </table:table-cell>
          <table:table-cell table:style-name="ce35" office:value-type="string" calcext:value-type="string">
            <text:p>AR-SEL-LAS</text:p>
          </table:table-cell>
          <table:table-cell table:style-name="ce46" table:formula="of:=[.F9]*1.1" office:value-type="currency" office:currency="EUR" office:value="105253.5" calcext:value-type="currency">
            <text:p>105.254 €</text:p>
          </table:table-cell>
          <table:table-cell table:style-name="ce59" table:formula="of:=[.F9]*1.25" office:value-type="currency" office:currency="EUR" office:value="119606.25" calcext:value-type="currency">
            <text:p>119.606 €</text:p>
          </table:table-cell>
          <table:table-cell table:style-name="ce72" office:value-type="currency" office:currency="EUR" office:value="95685" calcext:value-type="currency">
            <text:p>95.685 €</text:p>
          </table:table-cell>
          <table:table-cell table:style-name="ce90"/>
          <table:table-cell table:style-name="ce110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Equipo de Selección Automática <text:span text:style-name="T2">Primus</text:span><text:span text:style-name="T3">TM</text:span> <text:span text:style-name="T2">D </text:span>– Cámara+Láser (Buenos/Color+Blandos)</text:p>
          </table:table-cell>
          <table:table-cell table:style-name="ce33" office:value-type="string" calcext:value-type="string">
            <text:p>AR-SEL-OPTLAS-2S</text:p>
          </table:table-cell>
          <table:table-cell table:style-name="ce43" table:formula="of:=[.F10]*1.1" office:value-type="currency" office:currency="EUR" office:value="133686.3" calcext:value-type="currency">
            <text:p>133.686 €</text:p>
          </table:table-cell>
          <table:table-cell table:style-name="ce56" table:formula="of:=[.F10]*1.25" office:value-type="currency" office:currency="EUR" office:value="151916.25" calcext:value-type="currency">
            <text:p>151.916 €</text:p>
          </table:table-cell>
          <table:table-cell table:style-name="ce73" office:value-type="currency" office:currency="EUR" office:value="121533" calcext:value-type="currency">
            <text:p>121.533 €</text:p>
          </table:table-cell>
          <table:table-cell table:style-name="ce91"/>
          <table:table-cell table:style-name="ce111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quipo de Selección Automática <text:span text:style-name="T2">Primus</text:span><text:span text:style-name="T3">TM</text:span> <text:span text:style-name="T2">Gemini </text:span>– Cámara+Láser (Buenos/Color/Blandos)</text:p>
          </table:table-cell>
          <table:table-cell table:style-name="ce35" office:value-type="string" calcext:value-type="string">
            <text:p>AR-SEL-OPTLAS-3S</text:p>
          </table:table-cell>
          <table:table-cell table:style-name="ce46" table:formula="of:=[.F11]*1.1" office:value-type="currency" office:currency="EUR" office:value="149575.8" calcext:value-type="currency">
            <text:p>149.576 €</text:p>
          </table:table-cell>
          <table:table-cell table:style-name="ce59" table:formula="of:=[.F11]*1.25" office:value-type="currency" office:currency="EUR" office:value="169972.5" calcext:value-type="currency">
            <text:p>169.973 €</text:p>
          </table:table-cell>
          <table:table-cell table:style-name="ce72" office:value-type="currency" office:currency="EUR" office:value="135978" calcext:value-type="currency">
            <text:p>135.978 €</text:p>
          </table:table-cell>
          <table:table-cell table:style-name="ce90"/>
          <table:table-cell table:style-name="ce110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Detector avanzado de arándanos arrugados (ASD)</text:p>
          </table:table-cell>
          <table:table-cell table:style-name="ce33" office:value-type="string" calcext:value-type="string">
            <text:p>AR-SEL-AUX-02</text:p>
          </table:table-cell>
          <table:table-cell table:style-name="ce43" table:formula="of:=[.F12]*1.1" office:value-type="currency" office:currency="EUR" office:value="6050" calcext:value-type="currency">
            <text:p>6.050 €</text:p>
          </table:table-cell>
          <table:table-cell table:style-name="ce56" table:formula="of:=[.F12]*1.25" office:value-type="currency" office:currency="EUR" office:value="6875" calcext:value-type="currency">
            <text:p>6.875 €</text:p>
          </table:table-cell>
          <table:table-cell table:style-name="ce73" office:value-type="currency" office:currency="EUR" office:value="5500" calcext:value-type="currency">
            <text:p>5.500 €</text:p>
          </table:table-cell>
          <table:table-cell table:style-name="ce91"/>
          <table:table-cell table:style-name="ce111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8" office:value-type="string" calcext:value-type="string">
            <text:p>Unidad de enfriamiento auxiliar</text:p>
          </table:table-cell>
          <table:table-cell table:style-name="ce36" office:value-type="string" calcext:value-type="string">
            <text:p>AR-SEL-AUX-01</text:p>
          </table:table-cell>
          <table:table-cell table:style-name="ce47" table:formula="of:=[.F13]*1.1" office:value-type="currency" office:currency="EUR" office:value="4950" calcext:value-type="currency">
            <text:p>4.950 €</text:p>
          </table:table-cell>
          <table:table-cell table:style-name="ce60" table:formula="of:=[.F13]*1.25" office:value-type="currency" office:currency="EUR" office:value="5625" calcext:value-type="currency">
            <text:p>5.625 €</text:p>
          </table:table-cell>
          <table:table-cell table:style-name="ce74" office:value-type="currency" office:currency="EUR" office:value="4500" calcext:value-type="currency">
            <text:p>4.500 €</text:p>
          </table:table-cell>
          <table:table-cell table:style-name="ce92"/>
          <table:table-cell table:style-name="ce112" table:number-columns-repeated="5"/>
          <table:table-cell table:style-name="ce127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14">
            <text:p>CALIBRADO</text:p>
          </table:table-cell>
          <table:table-cell table:style-name="ce10" office:value-type="string" calcext:value-type="string">
            <text:p>Calibrador de Banda Perforada – 2 salidas con extrac. Automática</text:p>
          </table:table-cell>
          <table:table-cell table:style-name="ce30" office:value-type="string" calcext:value-type="string">
            <text:p>AR-CBP-2S</text:p>
          </table:table-cell>
          <table:table-cell table:style-name="ce42" table:formula="of:=[.F14]*1.4" office:value-type="currency" office:currency="EUR" office:value="7035" calcext:value-type="currency">
            <text:p>7.035 €</text:p>
          </table:table-cell>
          <table:table-cell table:style-name="ce55" table:formula="of:=[.F14]*1.25" office:value-type="currency" office:currency="EUR" office:value="6281.25" calcext:value-type="currency">
            <text:p>6.281 €</text:p>
          </table:table-cell>
          <table:table-cell table:style-name="ce68" table:formula="of:=MAX([.G14];[.H16];[.I14];[.J14];[.K14];[.L15];[.M15];[.N15];[.O15])" office:value-type="currency" office:currency="EUR" office:value="5025" calcext:value-type="currency">
            <text:p>5.025 €</text:p>
          </table:table-cell>
          <table:table-cell table:style-name="ce85"/>
          <table:table-cell table:style-name="ce113"/>
          <table:table-cell table:style-name="ce105"/>
          <table:table-cell table:style-name="ce105" office:value-type="currency" office:currency="EUR" office:value="5025" calcext:value-type="currency">
            <office:annotation draw:style-name="gr1" draw:text-style-name="P2" svg:width="28.99mm" svg:height="5.96mm" svg:x="495.54mm" svg:y="76.03mm" draw:caption-point-x="-6.1mm" draw:caption-point-y="15.1mm">
              <dc:date>2015-09-15T00:00:00</dc:date>
              <text:p text:style-name="P1"><text:span text:style-name="T1">NS1230</text:span></text:p>
            </office:annotation>
            <text:p>5.025 €</text:p>
          </table:table-cell>
          <table:table-cell table:style-name="ce105" office:value-type="currency" office:currency="EUR" office:value="3938" calcext:value-type="currency">
            <office:annotation draw:style-name="gr1" draw:text-style-name="P2" svg:width="28.99mm" svg:height="5.96mm" svg:x="518.12mm" svg:y="76.03mm" draw:caption-point-x="-6.1mm" draw:caption-point-y="15.1mm">
              <dc:date>2015-09-15T00:00:00</dc:date>
              <text:p text:style-name="P1"><text:span text:style-name="T1">NS1148</text:span></text:p>
            </office:annotation>
            <text:p>3.938 €</text:p>
          </table:table-cell>
          <table:table-cell table:style-name="ce105"/>
          <table:table-cell table:style-name="ce113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Calibrador de Banda Perforada – 2 salidas con extrac. Automática</text:p>
          </table:table-cell>
          <table:table-cell table:style-name="ce33" office:value-type="string" calcext:value-type="string">
            <text:p>AR-CBP-2S-TE</text:p>
          </table:table-cell>
          <table:table-cell table:style-name="ce43" table:formula="of:=[.F15]*1.4" office:value-type="currency" office:currency="EUR" office:value="15614.2" calcext:value-type="currency">
            <text:p>15.614 €</text:p>
          </table:table-cell>
          <table:table-cell table:style-name="ce56" table:formula="of:=[.F15]*1.25" office:value-type="currency" office:currency="EUR" office:value="13941.25" calcext:value-type="currency">
            <text:p>13.941 €</text:p>
          </table:table-cell>
          <table:table-cell table:style-name="ce69" table:formula="of:=MAX([.G15];[.H15];[.I15];[.J15];[.K15];[.L16];[.M16];[.N16];[.O16])" office:value-type="currency" office:currency="EUR" office:value="11153" calcext:value-type="currency">
            <text:p>11.153 €</text:p>
          </table:table-cell>
          <table:table-cell table:style-name="ce93" office:value-type="float" office:value="11153" calcext:value-type="float">
            <text:p>11153</text:p>
          </table:table-cell>
          <table:table-cell table:style-name="ce93" table:number-columns-repeated="4"/>
          <table:table-cell table:style-name="ce106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Calibrador de Banda Perforada – 3 salidas con extrac. Automática bidireccional</text:p>
          </table:table-cell>
          <table:table-cell table:style-name="ce34" office:value-type="string" calcext:value-type="string">
            <text:p>AR-CBP-3S</text:p>
          </table:table-cell>
          <table:table-cell table:style-name="ce48" table:formula="of:=[.F16]*1.4" office:value-type="currency" office:currency="EUR" office:value="7828.8" calcext:value-type="currency">
            <text:p>7.829 €</text:p>
          </table:table-cell>
          <table:table-cell table:style-name="ce61" table:formula="of:=[.F16]*1.25" office:value-type="currency" office:currency="EUR" office:value="6990" calcext:value-type="currency">
            <text:p>6.990 €</text:p>
          </table:table-cell>
          <table:table-cell table:style-name="ce75" table:formula="of:=MAX([.G16];[.H16];[.I16];[.J16];[.K16];[.L16];[.M16];[.N16];[.O16])" office:value-type="currency" office:currency="EUR" office:value="5592" calcext:value-type="currency">
            <text:p>5.592 €</text:p>
          </table:table-cell>
          <table:table-cell table:style-name="ce94"/>
          <table:table-cell office:value-type="currency" office:currency="EUR" office:value="4671" calcext:value-type="currency">
            <office:annotation draw:style-name="gr1" draw:text-style-name="P2" svg:width="28.99mm" svg:height="5.96mm" svg:x="440.71mm" svg:y="90.03mm" draw:caption-point-x="-6.1mm" draw:caption-point-y="15.1mm">
              <dc:date>2015-09-15T00:00:00</dc:date>
              <text:p text:style-name="P1"><text:span text:style-name="T1">NS-1114</text:span></text:p>
            </office:annotation>
            <text:p>4.671 €</text:p>
          </table:table-cell>
          <table:table-cell office:value-type="currency" office:currency="EUR" office:value="5592" calcext:value-type="currency">
            <office:annotation draw:style-name="gr1" draw:text-style-name="P2" svg:width="28.99mm" svg:height="5.96mm" svg:x="472.28mm" svg:y="90.03mm" draw:caption-point-x="-6.1mm" draw:caption-point-y="15.1mm">
              <dc:date>2015-09-15T00:00:00</dc:date>
              <text:p text:style-name="P1"><text:span text:style-name="T1">NS1128</text:span></text:p>
            </office:annotation>
            <text:p>5.592 €</text:p>
          </table:table-cell>
          <table:table-cell/>
          <table:table-cell table:style-name="ce124"/>
          <table:table-cell table:number-columns-repeated="1013"/>
        </table:table-row>
        <table:table-row table:style-name="ro1">
          <table:covered-table-cell table:style-name="ce3"/>
          <table:table-cell table:style-name="ce11" office:value-type="string" calcext:value-type="string">
            <text:p>Calibrador de Banda Perforada – 5 salidas con extrac. Automática bidireccional a envasadora o caja</text:p>
          </table:table-cell>
          <table:table-cell table:style-name="ce37" office:value-type="string" calcext:value-type="string">
            <text:p>AR-CBP-5S</text:p>
          </table:table-cell>
          <table:table-cell table:style-name="ce43" table:formula="of:=[.F17]*1.4" office:value-type="currency" office:currency="EUR" office:value="0" calcext:value-type="currency">
            <text:p>0 €</text:p>
          </table:table-cell>
          <table:table-cell table:style-name="ce56" table:formula="of:=[.F17]*1.25" office:value-type="currency" office:currency="EUR" office:value="0" calcext:value-type="currency">
            <text:p>0 €</text:p>
          </table:table-cell>
          <table:table-cell table:style-name="ce69" table:formula="of:=MAX([.G17];[.H17];[.I17];[.J17];[.K17];[.L17];[.M17];[.N17];[.O17])" office:value-type="currency" office:currency="EUR" office:value="0" calcext:value-type="currency">
            <text:p>0 €</text:p>
          </table:table-cell>
          <table:table-cell table:style-name="ce86"/>
          <table:table-cell table:style-name="ce106" table:number-columns-repeated="3"/>
          <table:table-cell table:style-name="ce111"/>
          <table:table-cell table:style-name="ce106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Calibrador de Banda Perforada – 5 salidas con extrac. Automática bidireccional a envasadora o caja</text:p>
          </table:table-cell>
          <table:table-cell table:style-name="ce35" office:value-type="string" calcext:value-type="string">
            <text:p>AR-CBP-5S-TE</text:p>
          </table:table-cell>
          <table:table-cell table:style-name="ce46" table:formula="of:=[.F18]*1.4" office:value-type="currency" office:currency="EUR" office:value="34279" calcext:value-type="currency">
            <text:p>34.279 €</text:p>
          </table:table-cell>
          <table:table-cell table:style-name="ce59" table:formula="of:=[.F18]*1.25" office:value-type="currency" office:currency="EUR" office:value="30606.25" calcext:value-type="currency">
            <text:p>30.606 €</text:p>
          </table:table-cell>
          <table:table-cell table:style-name="ce76" table:formula="of:=MAX([.G18];[.H18];[.I18];[.J18];[.K18];[.L18];[.M18];[.N18];[.O18])" office:value-type="currency" office:currency="EUR" office:value="24485" calcext:value-type="currency">
            <text:p>24.485 €</text:p>
          </table:table-cell>
          <table:table-cell table:style-name="ce95" office:value-type="currency" office:currency="EUR" office:value="24485" calcext:value-type="currency">
            <text:p>24.485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Grupo de salida final Calibrador, bidireccional con 1 salida.</text:p>
          </table:table-cell>
          <table:table-cell table:style-name="ce33" office:value-type="string" calcext:value-type="string">
            <text:p><text:s/>AR-CBP-FI1S</text:p>
          </table:table-cell>
          <table:table-cell table:style-name="ce43" table:formula="of:=[.F19]*1.4" office:value-type="currency" office:currency="EUR" office:value="4505.2" calcext:value-type="currency">
            <text:p>4.505 €</text:p>
          </table:table-cell>
          <table:table-cell table:style-name="ce56" table:formula="of:=[.F19]*1.25" office:value-type="currency" office:currency="EUR" office:value="4022.5" calcext:value-type="currency">
            <text:p>4.023 €</text:p>
          </table:table-cell>
          <table:table-cell table:style-name="ce69" table:formula="of:=MAX([.G19];[.H19];[.I19];[.J19];[.K19];[.L19];[.M19];[.N19];[.O19])" office:value-type="currency" office:currency="EUR" office:value="3218" calcext:value-type="currency">
            <text:p>3.218 €</text:p>
          </table:table-cell>
          <table:table-cell table:style-name="ce86" office:value-type="currency" office:currency="EUR" office:value="3218" calcext:value-type="currency">
            <text:p>3.218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Grupo de salida final Calibrador, bidireccional con 2 salida.</text:p>
          </table:table-cell>
          <table:table-cell table:style-name="ce35" office:value-type="string" calcext:value-type="string">
            <text:p><text:s/>AR-CBP-FI2S</text:p>
          </table:table-cell>
          <table:table-cell table:style-name="ce46" table:formula="of:=[.F20]*1.4" office:value-type="currency" office:currency="EUR" office:value="7655.2" calcext:value-type="currency">
            <text:p>7.655 €</text:p>
          </table:table-cell>
          <table:table-cell table:style-name="ce59" table:formula="of:=[.F20]*1.25" office:value-type="currency" office:currency="EUR" office:value="6835" calcext:value-type="currency">
            <text:p>6.835 €</text:p>
          </table:table-cell>
          <table:table-cell table:style-name="ce76" table:formula="of:=MAX([.G20];[.H20];[.I20];[.J20];[.K20];[.L20];[.M20];[.N20];[.O20])" office:value-type="currency" office:currency="EUR" office:value="5468" calcext:value-type="currency">
            <text:p>5.468 €</text:p>
          </table:table-cell>
          <table:table-cell table:style-name="ce95" office:value-type="currency" office:currency="EUR" office:value="5468" calcext:value-type="currency">
            <text:p>5.468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ransportador de reparto bidireccional para rechazo calibrador.</text:p>
          </table:table-cell>
          <table:table-cell table:style-name="ce33" office:value-type="string" calcext:value-type="string">
            <text:p>AR-CBP-CAJ</text:p>
          </table:table-cell>
          <table:table-cell table:style-name="ce43" table:formula="of:=[.F21]*1.4" office:value-type="currency" office:currency="EUR" office:value="7361.2" calcext:value-type="currency">
            <text:p>7.361 €</text:p>
          </table:table-cell>
          <table:table-cell table:style-name="ce56" table:formula="of:=[.F21]*1.25" office:value-type="currency" office:currency="EUR" office:value="6572.5" calcext:value-type="currency">
            <text:p>6.573 €</text:p>
          </table:table-cell>
          <table:table-cell table:style-name="ce69" table:formula="of:=MAX([.G21];[.H21];[.I21];[.J21];[.K21];[.L21];[.M21];[.N21];[.O21])" office:value-type="currency" office:currency="EUR" office:value="5258" calcext:value-type="currency">
            <text:p>5.258 €</text:p>
          </table:table-cell>
          <table:table-cell table:style-name="ce86" office:value-type="currency" office:currency="EUR" office:value="5258" calcext:value-type="currency">
            <text:p>5.258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Banda Perforada Calibre Ø 10 mm.</text:p>
          </table:table-cell>
          <table:table-cell table:style-name="ce35" office:value-type="string" calcext:value-type="string">
            <text:p>AR-CBP-BP10</text:p>
          </table:table-cell>
          <table:table-cell table:style-name="ce46" table:formula="of:=[.F22]*1.4" office:value-type="currency" office:currency="EUR" office:value="541.8" calcext:value-type="currency">
            <text:p>542 €</text:p>
          </table:table-cell>
          <table:table-cell table:style-name="ce59" table:formula="of:=[.F22]*1.25" office:value-type="currency" office:currency="EUR" office:value="483.75" calcext:value-type="currency">
            <text:p>484 €</text:p>
          </table:table-cell>
          <table:table-cell table:style-name="ce76" table:formula="of:=MAX([.G22];[.H22];[.I22];[.J22];[.K22];[.L22];[.M22];[.N22];[.O22])" office:value-type="currency" office:currency="EUR" office:value="387" calcext:value-type="currency">
            <text:p>387 €</text:p>
          </table:table-cell>
          <table:table-cell table:style-name="ce95" office:value-type="currency" office:currency="EUR" office:value="387" calcext:value-type="currency">
            <text:p>387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Banda Perforada Calibre Ø 12 mm.</text:p>
          </table:table-cell>
          <table:table-cell table:style-name="ce33" office:value-type="string" calcext:value-type="string">
            <text:p>AR-CBP-BP12</text:p>
          </table:table-cell>
          <table:table-cell table:style-name="ce43" table:formula="of:=[.F23]*1.4" office:value-type="currency" office:currency="EUR" office:value="509.6" calcext:value-type="currency">
            <text:p>510 €</text:p>
          </table:table-cell>
          <table:table-cell table:style-name="ce56" table:formula="of:=[.F23]*1.25" office:value-type="currency" office:currency="EUR" office:value="455" calcext:value-type="currency">
            <text:p>455 €</text:p>
          </table:table-cell>
          <table:table-cell table:style-name="ce69" table:formula="of:=MAX([.G23];[.H23];[.I23];[.J23];[.K23];[.L23];[.M23];[.N23];[.O23])" office:value-type="currency" office:currency="EUR" office:value="364" calcext:value-type="currency">
            <text:p>364 €</text:p>
          </table:table-cell>
          <table:table-cell table:style-name="ce86" office:value-type="currency" office:currency="EUR" office:value="364" calcext:value-type="currency">
            <text:p>364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Banda Perforada Calibre Ø 14 mm.</text:p>
          </table:table-cell>
          <table:table-cell table:style-name="ce35" office:value-type="string" calcext:value-type="string">
            <text:p>AR-CBP-BP14</text:p>
          </table:table-cell>
          <table:table-cell table:style-name="ce46" table:formula="of:=[.F24]*1.4" office:value-type="currency" office:currency="EUR" office:value="474.6" calcext:value-type="currency">
            <text:p>475 €</text:p>
          </table:table-cell>
          <table:table-cell table:style-name="ce59" table:formula="of:=[.F24]*1.25" office:value-type="currency" office:currency="EUR" office:value="423.75" calcext:value-type="currency">
            <text:p>424 €</text:p>
          </table:table-cell>
          <table:table-cell table:style-name="ce76" table:formula="of:=MAX([.G24];[.H24];[.I24];[.J24];[.K24];[.L24];[.M24];[.N24];[.O24])" office:value-type="currency" office:currency="EUR" office:value="339" calcext:value-type="currency">
            <text:p>339 €</text:p>
          </table:table-cell>
          <table:table-cell table:style-name="ce95" office:value-type="currency" office:currency="EUR" office:value="339" calcext:value-type="currency">
            <text:p>339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Banda Perforada Calibre Ø 16 mm.</text:p>
          </table:table-cell>
          <table:table-cell table:style-name="ce33" office:value-type="string" calcext:value-type="string">
            <text:p>AR-CBP-BP16</text:p>
          </table:table-cell>
          <table:table-cell table:style-name="ce43" table:formula="of:=[.F25]*1.4" office:value-type="currency" office:currency="EUR" office:value="357" calcext:value-type="currency">
            <text:p>357 €</text:p>
          </table:table-cell>
          <table:table-cell table:style-name="ce56" table:formula="of:=[.F25]*1.25" office:value-type="currency" office:currency="EUR" office:value="318.75" calcext:value-type="currency">
            <text:p>319 €</text:p>
          </table:table-cell>
          <table:table-cell table:style-name="ce69" table:formula="of:=MAX([.G25];[.H25];[.I25];[.J25];[.K25];[.L25];[.M25];[.N25];[.O25])" office:value-type="currency" office:currency="EUR" office:value="255" calcext:value-type="currency">
            <text:p>255 €</text:p>
          </table:table-cell>
          <table:table-cell table:style-name="ce86" office:value-type="currency" office:currency="EUR" office:value="255" calcext:value-type="currency">
            <text:p>25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Banda Perforada Calibre Ø 18 mm.</text:p>
          </table:table-cell>
          <table:table-cell table:style-name="ce35" office:value-type="string" calcext:value-type="string">
            <text:p>AR-CBP-BP18</text:p>
          </table:table-cell>
          <table:table-cell table:style-name="ce46" table:formula="of:=[.F26]*1.4" office:value-type="currency" office:currency="EUR" office:value="326.2" calcext:value-type="currency">
            <text:p>326 €</text:p>
          </table:table-cell>
          <table:table-cell table:style-name="ce59" table:formula="of:=[.F26]*1.25" office:value-type="currency" office:currency="EUR" office:value="291.25" calcext:value-type="currency">
            <text:p>291 €</text:p>
          </table:table-cell>
          <table:table-cell table:style-name="ce76" table:formula="of:=MAX([.G26];[.H26];[.I26];[.J26];[.K26];[.L26];[.M26];[.N26];[.O26])" office:value-type="currency" office:currency="EUR" office:value="233" calcext:value-type="currency">
            <text:p>233 €</text:p>
          </table:table-cell>
          <table:table-cell table:style-name="ce95" office:value-type="currency" office:currency="EUR" office:value="233" calcext:value-type="currency">
            <text:p>233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6"/>
          <table:table-cell table:style-name="ce20" office:value-type="string" calcext:value-type="string">
            <text:p>Banda Perforada Calibre Ø 20 mm.</text:p>
          </table:table-cell>
          <table:table-cell table:style-name="ce38" office:value-type="string" calcext:value-type="string">
            <text:p>AR-CBP-BP20</text:p>
          </table:table-cell>
          <table:table-cell table:style-name="ce49" table:formula="of:=[.F27]*1.4" office:value-type="currency" office:currency="EUR" office:value="302.4" calcext:value-type="currency">
            <text:p>302 €</text:p>
          </table:table-cell>
          <table:table-cell table:style-name="ce62" table:formula="of:=[.F27]*1.25" office:value-type="currency" office:currency="EUR" office:value="270" calcext:value-type="currency">
            <text:p>270 €</text:p>
          </table:table-cell>
          <table:table-cell table:style-name="ce77" table:formula="of:=MAX([.G27];[.H27];[.I27];[.J27];[.K27];[.L27];[.M27];[.N27];[.O27])" office:value-type="currency" office:currency="EUR" office:value="216" calcext:value-type="currency">
            <text:p>216 €</text:p>
          </table:table-cell>
          <table:table-cell table:style-name="ce96" office:value-type="currency" office:currency="EUR" office:value="216" calcext:value-type="currency">
            <text:p>216 €</text:p>
          </table:table-cell>
          <table:table-cell table:style-name="ce116" table:number-columns-repeated="5"/>
          <table:table-cell table:style-name="ce128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9">
            <text:p>ALIMENTACION</text:p>
          </table:table-cell>
          <table:table-cell table:style-name="ce10" office:value-type="string" calcext:value-type="string">
            <text:p>Transportador distribuidores basculantes para Envasadora Automática 12 Cabezales Lineal</text:p>
          </table:table-cell>
          <table:table-cell table:style-name="ce30" office:value-type="string" calcext:value-type="string">
            <text:p>AR-DIS-1A</text:p>
          </table:table-cell>
          <table:table-cell table:style-name="ce42" table:formula="of:=[.F28]*1.4" office:value-type="currency" office:currency="EUR" office:value="15477" calcext:value-type="currency">
            <text:p>15.477 €</text:p>
          </table:table-cell>
          <table:table-cell table:style-name="ce55" table:formula="of:=[.F28]*1.25" office:value-type="currency" office:currency="EUR" office:value="13818.75" calcext:value-type="currency">
            <text:p>13.819 €</text:p>
          </table:table-cell>
          <table:table-cell table:style-name="ce68" table:formula="of:=MAX([.G28];[.H28];[.I28];[.J28];[.K28];[.L28];[.M28];[.N28];[.O28])" office:value-type="currency" office:currency="EUR" office:value="11055" calcext:value-type="currency">
            <text:p>11.055 €</text:p>
          </table:table-cell>
          <table:table-cell table:style-name="ce85" office:value-type="currency" office:currency="EUR" office:value="11055" calcext:value-type="currency">
            <text:p>11.055 €</text:p>
          </table:table-cell>
          <table:table-cell table:style-name="ce105" table:number-columns-repeated="2"/>
          <table:table-cell table:style-name="ce123"/>
          <table:table-cell table:style-name="ce105" table:number-columns-repeated="2"/>
          <table:table-cell table:style-name="ce113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Grupo 2 Distribuidores Basculantes para Envasadora Automática 12 Cabezales Lineal</text:p>
          </table:table-cell>
          <table:table-cell table:style-name="ce33" office:value-type="string" calcext:value-type="string">
            <text:p>AR-DIS-1B</text:p>
          </table:table-cell>
          <table:table-cell table:style-name="ce45" table:formula="of:=[.F29]*1.4" office:value-type="currency" office:currency="EUR" office:value="30954" calcext:value-type="currency">
            <text:p>30.954 €</text:p>
          </table:table-cell>
          <table:table-cell table:style-name="ce58" table:formula="of:=[.F29]*1.25" office:value-type="currency" office:currency="EUR" office:value="27637.5" calcext:value-type="currency">
            <text:p>27.638 €</text:p>
          </table:table-cell>
          <table:table-cell table:style-name="ce78" table:formula="of:=MAX([.G29];[.H29];[.I29];[.J29];[.K29];[.L29];[.M29];[.N29];[.O29])" office:value-type="currency" office:currency="EUR" office:value="22110" calcext:value-type="currency">
            <text:p>22.110 €</text:p>
          </table:table-cell>
          <table:table-cell table:style-name="ce97" office:value-type="currency" office:currency="EUR" office:value="22110" calcext:value-type="currency">
            <text:p>22.110 €</text:p>
          </table:table-cell>
          <table:table-cell table:style-name="ce117" table:number-columns-repeated="2"/>
          <table:table-cell table:style-name="ce109"/>
          <table:table-cell table:style-name="ce117" table:number-columns-repeated="2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Modular ancho útil 200 con elevación.</text:p>
          </table:table-cell>
          <table:table-cell table:style-name="ce35" office:value-type="string" calcext:value-type="string">
            <text:p>TR-B-MOD-ELEV-200</text:p>
          </table:table-cell>
          <table:table-cell table:style-name="ce46" table:formula="of:=[.F30]*1.4" office:value-type="currency" office:currency="EUR" office:value="5404" calcext:value-type="currency">
            <text:p>5.404 €</text:p>
          </table:table-cell>
          <table:table-cell table:style-name="ce59" table:formula="of:=[.F30]*1.25" office:value-type="currency" office:currency="EUR" office:value="4825" calcext:value-type="currency">
            <text:p>4.825 €</text:p>
          </table:table-cell>
          <table:table-cell table:style-name="ce76" table:formula="of:=MAX([.G30];[.H30];[.I30];[.J30];[.K30];[.L30];[.M30];[.N30];[.O30])" office:value-type="currency" office:currency="EUR" office:value="3860" calcext:value-type="currency">
            <text:p>3.860 €</text:p>
          </table:table-cell>
          <table:table-cell table:style-name="ce95"/>
          <table:table-cell table:style-name="ce115" office:value-type="currency" office:currency="EUR" office:value="3860" calcext:value-type="currency">
            <office:annotation draw:style-name="gr1" draw:text-style-name="P2" svg:width="28.99mm" svg:height="5.96mm" svg:x="440.71mm" svg:y="188.07mm" draw:caption-point-x="-6.1mm" draw:caption-point-y="15.1mm">
              <dc:date>2015-09-15T00:00:00</dc:date>
              <text:p text:style-name="P1"><text:span text:style-name="T1">NS-1161</text:span></text:p>
            </office:annotation>
            <text:p>3.860 €</text:p>
          </table:table-cell>
          <table:table-cell table:style-name="ce115" office:value-type="currency" office:currency="EUR" office:value="3329" calcext:value-type="currency">
            <office:annotation draw:style-name="gr1" draw:text-style-name="P2" svg:width="28.99mm" svg:height="5.96mm" svg:x="472.28mm" svg:y="188.07mm" draw:caption-point-x="-6.1mm" draw:caption-point-y="15.1mm">
              <dc:date>2015-09-15T00:00:00</dc:date>
              <text:p text:style-name="P1"><text:span text:style-name="T1">NS1171</text:span></text:p>
            </office:annotation>
            <text:p>3.329 €</text:p>
          </table:table-cell>
          <table:table-cell table:style-name="ce110"/>
          <table:table-cell table:style-name="ce115" table:number-columns-repeated="2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ransportador de Banda Retráctil para alimentación de Envasadora 6 cabezales</text:p>
          </table:table-cell>
          <table:table-cell table:style-name="ce33" office:value-type="string" calcext:value-type="string">
            <text:p>TR-B-TEX-RET-200-6C</text:p>
          </table:table-cell>
          <table:table-cell table:style-name="ce43" table:formula="of:=[.F31]*1.4" office:value-type="currency" office:currency="EUR" office:value="5775" calcext:value-type="currency">
            <text:p>5.775 €</text:p>
          </table:table-cell>
          <table:table-cell table:style-name="ce56" table:formula="of:=[.F31]*1.25" office:value-type="currency" office:currency="EUR" office:value="5156.25" calcext:value-type="currency">
            <text:p>5.156 €</text:p>
          </table:table-cell>
          <table:table-cell table:style-name="ce69" table:formula="of:=MAX([.G31];[.H31];[.I31];[.J31];[.K31];[.L31];[.M31];[.N31];[.O31])" office:value-type="currency" office:currency="EUR" office:value="4125" calcext:value-type="currency">
            <text:p>4.125 €</text:p>
          </table:table-cell>
          <table:table-cell table:style-name="ce86"/>
          <table:table-cell table:style-name="ce106" office:value-type="currency" office:currency="EUR" office:value="4125" calcext:value-type="currency">
            <office:annotation draw:style-name="gr1" draw:text-style-name="P2" svg:width="28.99mm" svg:height="5.96mm" svg:x="440.71mm" svg:y="195.07mm" draw:caption-point-x="-6.1mm" draw:caption-point-y="15.1mm">
              <dc:date>2015-09-15T00:00:00</dc:date>
              <text:p text:style-name="P1"><text:span text:style-name="T1">NS-1119</text:span></text:p>
            </office:annotation>
            <text:p>4.125 €</text:p>
          </table:table-cell>
          <table:table-cell table:style-name="ce106" office:value-type="currency" office:currency="EUR" office:value="3951" calcext:value-type="currency">
            <office:annotation draw:style-name="gr1" draw:text-style-name="P2" svg:width="28.99mm" svg:height="5.96mm" svg:x="472.28mm" svg:y="195.07mm" draw:caption-point-x="-6.1mm" draw:caption-point-y="15.1mm">
              <dc:date>2015-09-15T00:00:00</dc:date>
              <text:p text:style-name="P1"><text:span text:style-name="T1">NS1129</text:span></text:p>
            </office:annotation>
            <text:p>3.951 €</text:p>
          </table:table-cell>
          <table:table-cell table:style-name="ce106" table:number-columns-repeated="3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Transportador de Banda Retráctil para alimentación de Envasadora 9 cabezales</text:p>
          </table:table-cell>
          <table:table-cell table:style-name="ce34" office:value-type="string" calcext:value-type="string">
            <text:p>TR-B-TEX-RET-200-9C</text:p>
          </table:table-cell>
          <table:table-cell table:style-name="ce48" table:formula="of:=[.F32]*1.4" office:value-type="currency" office:currency="EUR" office:value="7228.2" calcext:value-type="currency">
            <text:p>7.228 €</text:p>
          </table:table-cell>
          <table:table-cell table:style-name="ce61" table:formula="of:=[.F32]*1.25" office:value-type="currency" office:currency="EUR" office:value="6453.75" calcext:value-type="currency">
            <text:p>6.454 €</text:p>
          </table:table-cell>
          <table:table-cell table:style-name="ce75" table:formula="of:=MAX([.G32];[.H32];[.I32];[.J32];[.K32];[.L32];[.M32];[.N32];[.O32])" office:value-type="currency" office:currency="EUR" office:value="5163" calcext:value-type="currency">
            <text:p>5.163 €</text:p>
          </table:table-cell>
          <table:table-cell table:style-name="ce94" office:value-type="currency" office:currency="EUR" office:value="5163" calcext:value-type="currency">
            <text:p>5.163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Transportador de Banda Retráctil para alimentación de Envasadora 12 cabezales</text:p>
          </table:table-cell>
          <table:table-cell table:style-name="ce33" office:value-type="string" calcext:value-type="string">
            <text:p>TR-B-TEX-RET-200-12C</text:p>
          </table:table-cell>
          <table:table-cell table:style-name="ce43" table:formula="of:=[.F33]*1.4" office:value-type="currency" office:currency="EUR" office:value="8680" calcext:value-type="currency">
            <text:p>8.680 €</text:p>
          </table:table-cell>
          <table:table-cell table:style-name="ce56" table:formula="of:=[.F33]*1.25" office:value-type="currency" office:currency="EUR" office:value="7750" calcext:value-type="currency">
            <text:p>7.750 €</text:p>
          </table:table-cell>
          <table:table-cell table:style-name="ce69" table:formula="of:=MAX([.G33];[.H33];[.I33];[.J33];[.K33];[.L33];[.M33];[.N33];[.O33])" office:value-type="currency" office:currency="EUR" office:value="6200" calcext:value-type="currency">
            <text:p>6.200 €</text:p>
          </table:table-cell>
          <table:table-cell table:style-name="ce86" office:value-type="currency" office:currency="EUR" office:value="6200" calcext:value-type="currency">
            <text:p>6.20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Carro de alimentación envasadora asociativa – 1 Descarga Fija</text:p>
          </table:table-cell>
          <table:table-cell table:style-name="ce34" office:value-type="string" calcext:value-type="string">
            <text:p>AR-CAE-1DF</text:p>
          </table:table-cell>
          <table:table-cell table:style-name="ce48" table:formula="of:=[.F34]*1.4" office:value-type="currency" office:currency="EUR" office:value="31360" calcext:value-type="currency">
            <text:p>31.360 €</text:p>
          </table:table-cell>
          <table:table-cell table:style-name="ce61" table:formula="of:=[.F34]*1.25" office:value-type="currency" office:currency="EUR" office:value="28000" calcext:value-type="currency">
            <text:p>28.000 €</text:p>
          </table:table-cell>
          <table:table-cell table:style-name="ce75" table:formula="of:=MAX([.G34];[.H34];[.I34];[.J34];[.K34];[.L34];[.M34];[.N34];[.O34])" office:value-type="currency" office:currency="EUR" office:value="22400" calcext:value-type="currency">
            <text:p>22.400 €</text:p>
          </table:table-cell>
          <table:table-cell table:style-name="ce94" office:value-type="currency" office:currency="EUR" office:value="22400" calcext:value-type="currency">
            <text:p>22.400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Carro de alimentación envasadora asociativa – 1 Descarga móvil con acompañamiento</text:p>
          </table:table-cell>
          <table:table-cell table:style-name="ce33" office:value-type="string" calcext:value-type="string">
            <text:p>AR-CAE-1DM</text:p>
          </table:table-cell>
          <table:table-cell table:style-name="ce43" table:formula="of:=[.F35]*1.4" office:value-type="currency" office:currency="EUR" office:value="47040" calcext:value-type="currency">
            <text:p>47.040 €</text:p>
          </table:table-cell>
          <table:table-cell table:style-name="ce56" table:formula="of:=[.F35]*1.25" office:value-type="currency" office:currency="EUR" office:value="42000" calcext:value-type="currency">
            <text:p>42.000 €</text:p>
          </table:table-cell>
          <table:table-cell table:style-name="ce69" table:formula="of:=MAX([.G35];[.H35];[.I35];[.J35];[.K35];[.L35];[.M35];[.N35];[.O35])" office:value-type="currency" office:currency="EUR" office:value="33600" calcext:value-type="currency">
            <text:p>33.600 €</text:p>
          </table:table-cell>
          <table:table-cell table:style-name="ce86" office:value-type="currency" office:currency="EUR" office:value="33600" calcext:value-type="currency">
            <text:p>33.60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2" office:value-type="string" calcext:value-type="string">
            <text:p>Carro de alimentación envasadora asociativa – 2 Descargas móvil</text:p>
          </table:table-cell>
          <table:table-cell table:style-name="ce32" office:value-type="string" calcext:value-type="string">
            <text:p>AR-CAE-2DF</text:p>
          </table:table-cell>
          <table:table-cell table:style-name="ce44" table:formula="of:=[.F36]*1.4" office:value-type="currency" office:currency="EUR" office:value="34720" calcext:value-type="currency">
            <text:p>34.720 €</text:p>
          </table:table-cell>
          <table:table-cell table:style-name="ce57" table:formula="of:=[.F36]*1.25" office:value-type="currency" office:currency="EUR" office:value="31000" calcext:value-type="currency">
            <text:p>31.000 €</text:p>
          </table:table-cell>
          <table:table-cell table:style-name="ce70" table:formula="of:=MAX([.G36];[.H36];[.I36];[.J36];[.K36];[.L36];[.M36];[.N36];[.O36])" office:value-type="currency" office:currency="EUR" office:value="24800" calcext:value-type="currency">
            <text:p>24.800 €</text:p>
          </table:table-cell>
          <table:table-cell table:style-name="ce87" office:value-type="currency" office:currency="EUR" office:value="24800" calcext:value-type="currency">
            <text:p>24.800 €</text:p>
          </table:table-cell>
          <table:table-cell table:style-name="ce107" table:number-columns-repeated="5"/>
          <table:table-cell table:style-name="ce102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22">
            <text:p>DOSIFICACIÓN / ENVASADO</text:p>
          </table:table-cell>
          <table:table-cell table:style-name="ce22" office:value-type="string" calcext:value-type="string">
            <text:p>Envasadora Automática 2 cabezales rotativa – Dosificación Electrónica</text:p>
          </table:table-cell>
          <table:table-cell table:style-name="ce39" office:value-type="string" calcext:value-type="string">
            <text:p>AR-DOS-2C-E-ROT</text:p>
          </table:table-cell>
          <table:table-cell table:style-name="ce50" table:formula="of:=[.F37]*1.4" office:value-type="currency" office:currency="EUR" office:value="25820.2" calcext:value-type="currency">
            <text:p>25.820 €</text:p>
          </table:table-cell>
          <table:table-cell table:style-name="ce63" table:formula="of:=[.F37]*1.25" office:value-type="currency" office:currency="EUR" office:value="23053.75" calcext:value-type="currency">
            <text:p>23.054 €</text:p>
          </table:table-cell>
          <table:table-cell table:style-name="ce79" table:formula="of:=MAX([.G37];[.H37];[.I37];[.J37];[.K37];[.L37];[.M37];[.N37];[.O37])" office:value-type="currency" office:currency="EUR" office:value="18443" calcext:value-type="currency">
            <text:p>18.443 €</text:p>
          </table:table-cell>
          <table:table-cell table:style-name="ce98" office:value-type="currency" office:currency="EUR" office:value="18443" calcext:value-type="currency">
            <text:p>18.443 €</text:p>
          </table:table-cell>
          <table:table-cell table:style-name="ce118" table:number-columns-repeated="5"/>
          <table:table-cell table:style-name="ce129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Envasadora Automática Vasos - </text:p>
          </table:table-cell>
          <table:table-cell table:style-name="ce34" office:value-type="string" calcext:value-type="string">
            <text:p>AR-DOS-4C-VAS</text:p>
          </table:table-cell>
          <table:table-cell table:style-name="ce48" table:formula="of:=[.F38]*1.4" office:value-type="currency" office:currency="EUR" office:value="47250" calcext:value-type="currency">
            <text:p>47.250 €</text:p>
          </table:table-cell>
          <table:table-cell table:style-name="ce61" table:formula="of:=[.F38]*1.25" office:value-type="currency" office:currency="EUR" office:value="42187.5" calcext:value-type="currency">
            <text:p>42.188 €</text:p>
          </table:table-cell>
          <table:table-cell table:style-name="ce75" table:formula="of:=MAX([.G38];[.H38];[.I38];[.J38];[.K38];[.L38];[.M38];[.N38];[.O38])" office:value-type="currency" office:currency="EUR" office:value="33750" calcext:value-type="currency">
            <text:p>33.750 €</text:p>
          </table:table-cell>
          <table:table-cell table:style-name="ce94" office:value-type="currency" office:currency="EUR" office:value="33750" calcext:value-type="currency">
            <text:p>33.750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de 2 cabezales con dosificación mecánica.</text:p>
          </table:table-cell>
          <table:table-cell table:style-name="ce33" office:value-type="string" calcext:value-type="string">
            <text:p>AR-DOS-2C-M</text:p>
          </table:table-cell>
          <table:table-cell table:style-name="ce43" table:formula="of:=[.F39]*1.4" office:value-type="currency" office:currency="EUR" office:value="8281" calcext:value-type="currency">
            <text:p>8.281 €</text:p>
          </table:table-cell>
          <table:table-cell table:style-name="ce56" table:formula="of:=[.F39]*1.25" office:value-type="currency" office:currency="EUR" office:value="7393.75" calcext:value-type="currency">
            <text:p>7.394 €</text:p>
          </table:table-cell>
          <table:table-cell table:style-name="ce69" table:formula="of:=MAX([.G39];[.H39];[.I39];[.J39];[.K39];[.L39];[.M39];[.N39];[.O39])" office:value-type="currency" office:currency="EUR" office:value="5915" calcext:value-type="currency">
            <text:p>5.915 €</text:p>
          </table:table-cell>
          <table:table-cell table:style-name="ce86" office:value-type="currency" office:currency="EUR" office:value="5915" calcext:value-type="currency">
            <text:p>5.91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Envasadora automática de 4 cabezales con dosificación mecánica.</text:p>
          </table:table-cell>
          <table:table-cell table:style-name="ce34" office:value-type="string" calcext:value-type="string">
            <text:p>AR-DOS-4C-M</text:p>
          </table:table-cell>
          <table:table-cell table:style-name="ce48" table:formula="of:=[.F40]*1.4" office:value-type="currency" office:currency="EUR" office:value="11830" calcext:value-type="currency">
            <text:p>11.830 €</text:p>
          </table:table-cell>
          <table:table-cell table:style-name="ce61" table:formula="of:=[.F40]*1.25" office:value-type="currency" office:currency="EUR" office:value="10562.5" calcext:value-type="currency">
            <text:p>10.563 €</text:p>
          </table:table-cell>
          <table:table-cell table:style-name="ce75" table:formula="of:=MAX([.G40];[.H40];[.I40];[.J40];[.K40];[.L40];[.M40];[.N40];[.O40])" office:value-type="currency" office:currency="EUR" office:value="8450" calcext:value-type="currency">
            <text:p>8.450 €</text:p>
          </table:table-cell>
          <table:table-cell table:style-name="ce94" office:value-type="currency" office:currency="EUR" office:value="8450" calcext:value-type="currency">
            <text:p>8.450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de 6 cabezales con dosificación mecánica.</text:p>
          </table:table-cell>
          <table:table-cell table:style-name="ce33" office:value-type="string" calcext:value-type="string">
            <text:p>AR-DOS-6C-M</text:p>
          </table:table-cell>
          <table:table-cell table:style-name="ce43" table:formula="of:=[.F41]*1.4" office:value-type="currency" office:currency="EUR" office:value="16900.8" calcext:value-type="currency">
            <text:p>16.901 €</text:p>
          </table:table-cell>
          <table:table-cell table:style-name="ce56" table:formula="of:=[.F41]*1.25" office:value-type="currency" office:currency="EUR" office:value="15090" calcext:value-type="currency">
            <text:p>15.090 €</text:p>
          </table:table-cell>
          <table:table-cell table:style-name="ce69" table:formula="of:=MAX([.G41];[.H41];[.I41];[.J41];[.K41];[.L41];[.M41];[.N41];[.O41])" office:value-type="currency" office:currency="EUR" office:value="12072" calcext:value-type="currency">
            <text:p>12.072 €</text:p>
          </table:table-cell>
          <table:table-cell table:style-name="ce86"/>
          <table:table-cell table:style-name="ce106" office:value-type="currency" office:currency="EUR" office:value="12072" calcext:value-type="currency">
            <office:annotation draw:style-name="gr1" draw:text-style-name="P2" svg:width="28.99mm" svg:height="5.96mm" svg:x="440.71mm" svg:y="265.1mm" draw:caption-point-x="-6.1mm" draw:caption-point-y="15.1mm">
              <dc:date>2015-09-15T00:00:00</dc:date>
              <text:p text:style-name="P1"><text:span text:style-name="T1">NS-1116</text:span></text:p>
            </office:annotation>
            <text:p>12.072 €</text:p>
          </table:table-cell>
          <table:table-cell table:style-name="ce106" table:number-columns-repeated="4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nvasadora automática de 9 cabezales con dosificación mecánica.</text:p>
          </table:table-cell>
          <table:table-cell table:style-name="ce35" office:value-type="string" calcext:value-type="string">
            <text:p>AR-DOS-9C-M</text:p>
          </table:table-cell>
          <table:table-cell table:style-name="ce46" table:formula="of:=[.F42]*1.4" office:value-type="currency" office:currency="EUR" office:value="24143" calcext:value-type="currency">
            <text:p>24.143 €</text:p>
          </table:table-cell>
          <table:table-cell table:style-name="ce59" table:formula="of:=[.F42]*1.25" office:value-type="currency" office:currency="EUR" office:value="21556.25" calcext:value-type="currency">
            <text:p>21.556 €</text:p>
          </table:table-cell>
          <table:table-cell table:style-name="ce76" table:formula="of:=MAX([.G42];[.H42];[.I42];[.J42];[.K42];[.L42];[.M42];[.N42];[.O42])" office:value-type="currency" office:currency="EUR" office:value="17245" calcext:value-type="currency">
            <text:p>17.245 €</text:p>
          </table:table-cell>
          <table:table-cell table:style-name="ce95" office:value-type="currency" office:currency="EUR" office:value="17245" calcext:value-type="currency">
            <text:p>17.245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12 cabezales – Dosificación Mecánica</text:p>
          </table:table-cell>
          <table:table-cell table:style-name="ce33" office:value-type="string" calcext:value-type="string">
            <text:p>AR-DOS-12C-M</text:p>
          </table:table-cell>
          <table:table-cell table:style-name="ce43" table:formula="of:=[.F43]*1.4" office:value-type="currency" office:currency="EUR" office:value="0" calcext:value-type="currency">
            <text:p>0 €</text:p>
          </table:table-cell>
          <table:table-cell table:style-name="ce56" table:formula="of:=[.F43]*1.25" office:value-type="currency" office:currency="EUR" office:value="0" calcext:value-type="currency">
            <text:p>0 €</text:p>
          </table:table-cell>
          <table:table-cell table:style-name="ce69" table:formula="of:=MAX([.G43];[.H43];[.I43];[.J43];[.K43];[.L43];[.M43];[.N43];[.O43])" office:value-type="currency" office:currency="EUR" office:value="0" calcext:value-type="currency">
            <text:p>0 €</text:p>
          </table:table-cell>
          <table:table-cell table:style-name="ce86"/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Envasadora Automática 4 cabezales – Dosificación Híbrida</text:p>
          </table:table-cell>
          <table:table-cell table:style-name="ce34" office:value-type="string" calcext:value-type="string">
            <text:p>AR-DOS-4C-H</text:p>
          </table:table-cell>
          <table:table-cell table:style-name="ce48" table:formula="of:=[.F44]*1.4" office:value-type="currency" office:currency="EUR" office:value="20776" calcext:value-type="currency">
            <text:p>20.776 €</text:p>
          </table:table-cell>
          <table:table-cell table:style-name="ce61" table:formula="of:=[.F44]*1.25" office:value-type="currency" office:currency="EUR" office:value="18550" calcext:value-type="currency">
            <text:p>18.550 €</text:p>
          </table:table-cell>
          <table:table-cell table:style-name="ce75" table:formula="of:=MAX([.G44];[.H44];[.I44];[.J44];[.K44];[.L44];[.M44];[.N44];[.O44])" office:value-type="currency" office:currency="EUR" office:value="14840" calcext:value-type="currency">
            <text:p>14.840 €</text:p>
          </table:table-cell>
          <table:table-cell table:style-name="ce94" office:value-type="currency" office:currency="EUR" office:value="14840" calcext:value-type="currency">
            <text:p>14.840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de 6 cabezales con dosificación electrónica – Híbrida</text:p>
          </table:table-cell>
          <table:table-cell table:style-name="ce33" office:value-type="string" calcext:value-type="string">
            <text:p>AR-DOS-6C-H</text:p>
          </table:table-cell>
          <table:table-cell table:style-name="ce43" table:formula="of:=[.F45]*1.4" office:value-type="currency" office:currency="EUR" office:value="30004.8" calcext:value-type="currency">
            <text:p>30.005 €</text:p>
          </table:table-cell>
          <table:table-cell table:style-name="ce56" table:formula="of:=[.F45]*1.25" office:value-type="currency" office:currency="EUR" office:value="26790" calcext:value-type="currency">
            <text:p>26.790 €</text:p>
          </table:table-cell>
          <table:table-cell table:style-name="ce69" table:formula="of:=MAX([.G45];[.H45];[.I45];[.J45];[.K45];[.L45];[.M45];[.N45];[.O45])" office:value-type="currency" office:currency="EUR" office:value="21432" calcext:value-type="currency">
            <text:p>21.432 €</text:p>
          </table:table-cell>
          <table:table-cell table:style-name="ce86" office:value-type="currency" office:currency="EUR" office:value="21432" calcext:value-type="currency">
            <text:p>21.432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Envasadora Automática 8 cabezales – Dosificación Híbrida</text:p>
          </table:table-cell>
          <table:table-cell table:style-name="ce34" office:value-type="string" calcext:value-type="string">
            <text:p>AR-DOS-8C-H</text:p>
          </table:table-cell>
          <table:table-cell table:style-name="ce48" table:formula="of:=[.F46]*1.4" office:value-type="currency" office:currency="EUR" office:value="0" calcext:value-type="currency">
            <text:p>0 €</text:p>
          </table:table-cell>
          <table:table-cell table:style-name="ce61" table:formula="of:=[.F46]*1.25" office:value-type="currency" office:currency="EUR" office:value="0" calcext:value-type="currency">
            <text:p>0 €</text:p>
          </table:table-cell>
          <table:table-cell table:style-name="ce75" table:formula="of:=MAX([.G46];[.H46];[.I46];[.J46];[.K46];[.L46];[.M46];[.N46];[.O46])" office:value-type="currency" office:currency="EUR" office:value="0" calcext:value-type="currency">
            <text:p>0 €</text:p>
          </table:table-cell>
          <table:table-cell table:style-name="ce94"/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12 cabezales – Dosificación Híbrida</text:p>
          </table:table-cell>
          <table:table-cell table:style-name="ce33" office:value-type="string" calcext:value-type="string">
            <text:p>AR-DOS-12C-H</text:p>
          </table:table-cell>
          <table:table-cell table:style-name="ce43" table:formula="of:=[.F47]*1.4" office:value-type="currency" office:currency="EUR" office:value="0" calcext:value-type="currency">
            <text:p>0 €</text:p>
          </table:table-cell>
          <table:table-cell table:style-name="ce56" table:formula="of:=[.F47]*1.25" office:value-type="currency" office:currency="EUR" office:value="0" calcext:value-type="currency">
            <text:p>0 €</text:p>
          </table:table-cell>
          <table:table-cell table:style-name="ce69" table:formula="of:=MAX([.G47];[.H47];[.I47];[.J47];[.K47];[.L47];[.M47];[.N47];[.O47])" office:value-type="currency" office:currency="EUR" office:value="0" calcext:value-type="currency">
            <text:p>0 €</text:p>
          </table:table-cell>
          <table:table-cell table:style-name="ce86"/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nvasadora automática de 4 cabezales electrónicos independientes con alimentación frontal – Dosif Eléctr</text:p>
          </table:table-cell>
          <table:table-cell table:style-name="ce35" office:value-type="string" calcext:value-type="string">
            <text:p>AR-DOS-4C-E</text:p>
          </table:table-cell>
          <table:table-cell table:style-name="ce46" table:formula="of:=[.F48]*1.4" office:value-type="currency" office:currency="EUR" office:value="59756.2" calcext:value-type="currency">
            <text:p>59.756 €</text:p>
          </table:table-cell>
          <table:table-cell table:style-name="ce59" table:formula="of:=[.F48]*1.25" office:value-type="currency" office:currency="EUR" office:value="53353.75" calcext:value-type="currency">
            <text:p>53.354 €</text:p>
          </table:table-cell>
          <table:table-cell table:style-name="ce76" table:formula="of:=MAX([.G48];[.H48];[.I48];[.J48];[.K48];[.L48];[.M48];[.N48];[.O48])" office:value-type="currency" office:currency="EUR" office:value="42683" calcext:value-type="currency">
            <text:p>42.683 €</text:p>
          </table:table-cell>
          <table:table-cell table:style-name="ce95" office:value-type="currency" office:currency="EUR" office:value="42683" calcext:value-type="currency">
            <text:p>42.683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7"/>
          <table:table-cell table:style-name="ce11" office:value-type="string" calcext:value-type="string">
            <text:p>Envasadora automática de 6 cabezales electrónicos independientes con alimentación frontal – Dosif Eléctr</text:p>
          </table:table-cell>
          <table:table-cell table:style-name="ce33" office:value-type="string" calcext:value-type="string">
            <text:p>AR-DOS-6C-E</text:p>
          </table:table-cell>
          <table:table-cell table:style-name="ce43" table:formula="of:=[.F49]*1.4" office:value-type="currency" office:currency="EUR" office:value="74666.2" calcext:value-type="currency">
            <text:p>74.666 €</text:p>
          </table:table-cell>
          <table:table-cell table:style-name="ce56" table:formula="of:=[.F49]*1.25" office:value-type="currency" office:currency="EUR" office:value="66666.25" calcext:value-type="currency">
            <text:p>66.666 €</text:p>
          </table:table-cell>
          <table:table-cell table:style-name="ce69" table:formula="of:=MAX([.G49];[.H49];[.I49];[.J49];[.K49];[.L49];[.M49];[.N49];[.O49])" office:value-type="currency" office:currency="EUR" office:value="53333" calcext:value-type="currency">
            <text:p>53.333 €</text:p>
          </table:table-cell>
          <table:table-cell table:style-name="ce86" office:value-type="currency" office:currency="EUR" office:value="53333" calcext:value-type="currency">
            <text:p>53.333 €</text:p>
          </table:table-cell>
          <table:table-cell table:style-name="ce106"/>
          <table:table-cell table:style-name="ce106">
            <office:annotation draw:style-name="gr1" draw:text-style-name="P2" svg:width="28.99mm" svg:height="5.96mm" svg:x="472.28mm" svg:y="319.97mm" draw:caption-point-x="-6.1mm" draw:caption-point-y="16.25mm">
              <dc:date>2015-09-15T00:00:00</dc:date>
              <text:p text:style-name="P1"><text:span text:style-name="T1">NS1136</text:span></text:p>
            </office:annotation>
          </table:table-cell>
          <table:table-cell table:style-name="ce106" table:number-columns-repeated="3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nvasadora Automática 8 Cabezales – Dosificación Eléctrónica</text:p>
          </table:table-cell>
          <table:table-cell table:style-name="ce35" office:value-type="string" calcext:value-type="string">
            <text:p>AR-DOS-8C-E</text:p>
          </table:table-cell>
          <table:table-cell table:style-name="ce46" table:formula="of:=[.F50]*1.4" office:value-type="currency" office:currency="EUR" office:value="87948" calcext:value-type="currency">
            <text:p>87.948 €</text:p>
          </table:table-cell>
          <table:table-cell table:style-name="ce59" table:formula="of:=[.F50]*1.25" office:value-type="currency" office:currency="EUR" office:value="78525" calcext:value-type="currency">
            <text:p>78.525 €</text:p>
          </table:table-cell>
          <table:table-cell table:style-name="ce76" table:formula="of:=MAX([.G50];[.H50];[.I50];[.J50];[.K50];[.L50];[.M50];[.N50];[.O50])" office:value-type="currency" office:currency="EUR" office:value="62820" calcext:value-type="currency">
            <text:p>62.820 €</text:p>
          </table:table-cell>
          <table:table-cell table:style-name="ce95" office:value-type="currency" office:currency="EUR" office:value="62820" calcext:value-type="currency">
            <text:p>62.82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de 12 cabezales electrónicos independientes con alimentación frontal – Dosif Eléctr</text:p>
          </table:table-cell>
          <table:table-cell table:style-name="ce33" office:value-type="string" calcext:value-type="string">
            <text:p>AR-DOS-12C-E</text:p>
          </table:table-cell>
          <table:table-cell table:style-name="ce43" table:formula="of:=[.F51]*1.4" office:value-type="currency" office:currency="EUR" office:value="125181" calcext:value-type="currency">
            <text:p>125.181 €</text:p>
          </table:table-cell>
          <table:table-cell table:style-name="ce56" table:formula="of:=[.F51]*1.25" office:value-type="currency" office:currency="EUR" office:value="111768.75" calcext:value-type="currency">
            <text:p>111.769 €</text:p>
          </table:table-cell>
          <table:table-cell table:style-name="ce69" table:formula="of:=MAX([.G51];[.H51];[.I51];[.J51];[.K51];[.L51];[.M51];[.N51];[.O51])" office:value-type="currency" office:currency="EUR" office:value="89415" calcext:value-type="currency">
            <text:p>89.415 €</text:p>
          </table:table-cell>
          <table:table-cell table:style-name="ce86" office:value-type="currency" office:currency="EUR" office:value="89415" calcext:value-type="currency">
            <text:p>89.41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Envasadora Automática 10 Cabezales – Dosificación Asociativa</text:p>
          </table:table-cell>
          <table:table-cell table:style-name="ce34" office:value-type="string" calcext:value-type="string">
            <text:p>AR-DOS-10C-ASOC</text:p>
          </table:table-cell>
          <table:table-cell table:style-name="ce48" table:formula="of:=[.F52]*1.1" office:value-type="currency" office:currency="EUR" office:value="43450" calcext:value-type="currency">
            <text:p>43.450 €</text:p>
          </table:table-cell>
          <table:table-cell table:style-name="ce56" table:formula="of:=[.F52]" office:value-type="currency" office:currency="EUR" office:value="39500" calcext:value-type="currency">
            <text:p>39.500 €</text:p>
          </table:table-cell>
          <table:table-cell table:style-name="ce75" table:formula="of:=MAX([.G52];[.H52];[.I52];[.J52];[.K52];[.L52];[.M52];[.N52];[.O52])" office:value-type="currency" office:currency="EUR" office:value="39500" calcext:value-type="currency">
            <text:p>39.500 €</text:p>
          </table:table-cell>
          <table:table-cell table:style-name="ce94" office:value-type="currency" office:currency="EUR" office:value="39500" calcext:value-type="currency">
            <text:p>39.500 €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Envasadora Automática 14 Cabezales – Dosificación Asociativa</text:p>
          </table:table-cell>
          <table:table-cell table:style-name="ce33" office:value-type="string" calcext:value-type="string">
            <text:p>AR-DOS-14C-ASOC</text:p>
          </table:table-cell>
          <table:table-cell table:style-name="ce43" table:formula="of:=[.F53]*1.1" office:value-type="currency" office:currency="EUR" office:value="50050" calcext:value-type="currency">
            <text:p>50.050 €</text:p>
          </table:table-cell>
          <table:table-cell table:style-name="ce56" table:formula="of:=[.F53]" office:value-type="currency" office:currency="EUR" office:value="45500" calcext:value-type="currency">
            <text:p>45.500 €</text:p>
          </table:table-cell>
          <table:table-cell table:style-name="ce69" table:formula="of:=MAX([.G53];[.H53];[.I53];[.J53];[.K53];[.L53];[.M53];[.N53];[.O53])" office:value-type="currency" office:currency="EUR" office:value="45500" calcext:value-type="currency">
            <text:p>45.500 €</text:p>
          </table:table-cell>
          <table:table-cell table:style-name="ce86" office:value-type="currency" office:currency="EUR" office:value="45500" calcext:value-type="currency">
            <text:p>45.50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Conjunto máquina compacta 2 cabezales mecánicos.</text:p>
          </table:table-cell>
          <table:table-cell table:style-name="ce35" office:value-type="string" calcext:value-type="string">
            <text:p>AR-GC-2CM</text:p>
          </table:table-cell>
          <table:table-cell table:style-name="ce46" office:value-type="currency" office:currency="EUR" office:value="14050" calcext:value-type="currency">
            <text:p>14.050 €</text:p>
          </table:table-cell>
          <table:table-cell table:style-name="ce59" office:value-type="currency" office:currency="EUR" office:value="12950" calcext:value-type="currency">
            <text:p>12.950 €</text:p>
          </table:table-cell>
          <table:table-cell table:style-name="ce76" table:formula="of:=MAX([.G54];[.H54];[.I54];[.J54];[.K54];[.L54];[.M54];[.N54];[.O54])" office:value-type="currency" office:currency="EUR" office:value="0" calcext:value-type="currency">
            <text:p>0 €</text:p>
          </table:table-cell>
          <table:table-cell table:style-name="ce95"/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Conjunto máquina compacta 4 cabezales mecánicos.</text:p>
          </table:table-cell>
          <table:table-cell table:style-name="ce33" office:value-type="string" calcext:value-type="string">
            <text:p>AR-GC-4CM</text:p>
          </table:table-cell>
          <table:table-cell table:style-name="ce43" office:value-type="currency" office:currency="EUR" office:value="25145" calcext:value-type="currency">
            <text:p>25.145 €</text:p>
          </table:table-cell>
          <table:table-cell table:style-name="ce56" office:value-type="currency" office:currency="EUR" office:value="19980" calcext:value-type="currency">
            <text:p>19.980 €</text:p>
          </table:table-cell>
          <table:table-cell table:style-name="ce69"/>
          <table:table-cell table:style-name="ce86"/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Conjunto máquina compacta 6 cabezales mecánicos.</text:p>
          </table:table-cell>
          <table:table-cell table:style-name="ce35" office:value-type="string" calcext:value-type="string">
            <text:p>AR-GC-6CM</text:p>
          </table:table-cell>
          <table:table-cell table:style-name="ce46" office:value-type="currency" office:currency="EUR" office:value="30585" calcext:value-type="currency">
            <text:p>30.585 €</text:p>
          </table:table-cell>
          <table:table-cell table:style-name="ce59" office:value-type="currency" office:currency="EUR" office:value="28590" calcext:value-type="currency">
            <text:p>28.590 €</text:p>
          </table:table-cell>
          <table:table-cell table:style-name="ce76"/>
          <table:table-cell table:style-name="ce95"/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Equipo Compacto con envasadora 4 cabezales y dosif. Mecánica</text:p>
          </table:table-cell>
          <table:table-cell table:style-name="ce33" office:value-type="string" calcext:value-type="string">
            <text:p>AR-GC-MI-4CM</text:p>
          </table:table-cell>
          <table:table-cell table:style-name="ce43" table:formula="of:=[.F57]*1.4" office:value-type="currency" office:currency="EUR" office:value="28700" calcext:value-type="currency">
            <text:p>28.700 €</text:p>
          </table:table-cell>
          <table:table-cell table:style-name="ce56" table:formula="of:=[.F57]*1.25" office:value-type="currency" office:currency="EUR" office:value="25625" calcext:value-type="currency">
            <text:p>25.625 €</text:p>
          </table:table-cell>
          <table:table-cell table:style-name="ce69" table:formula="of:=MAX([.G57];[.H57];[.I57];[.J57];[.K57];[.L57];[.M57];[.N57];[.O57])" office:value-type="currency" office:currency="EUR" office:value="20500" calcext:value-type="currency">
            <text:p>20.500 €</text:p>
          </table:table-cell>
          <table:table-cell table:style-name="ce86" office:value-type="currency" office:currency="EUR" office:value="20500" calcext:value-type="currency">
            <text:p>20.50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8" office:value-type="string" calcext:value-type="string">
            <text:p>Equipo Compacto con envasadora 4 cabezales y dosif. Híbrida</text:p>
          </table:table-cell>
          <table:table-cell table:style-name="ce36" office:value-type="string" calcext:value-type="string">
            <text:p>AR-GC-MI-4CH</text:p>
          </table:table-cell>
          <table:table-cell table:style-name="ce47" table:formula="of:=[.F58]*1.4" office:value-type="currency" office:currency="EUR" office:value="36503.6" calcext:value-type="currency">
            <text:p>36.504 €</text:p>
          </table:table-cell>
          <table:table-cell table:style-name="ce60" table:formula="of:=[.F58]*1.25" office:value-type="currency" office:currency="EUR" office:value="32592.5" calcext:value-type="currency">
            <text:p>32.593 €</text:p>
          </table:table-cell>
          <table:table-cell table:style-name="ce80" table:formula="of:=MAX([.G58];[.H58];[.I58];[.J58];[.K58];[.L58];[.M58];[.N58];[.O58])" office:value-type="currency" office:currency="EUR" office:value="26074" calcext:value-type="currency">
            <text:p>26.074 €</text:p>
          </table:table-cell>
          <table:table-cell table:style-name="ce99" office:value-type="currency" office:currency="EUR" office:value="26074" calcext:value-type="currency">
            <text:p>26.074 €</text:p>
          </table:table-cell>
          <table:table-cell table:style-name="ce119" table:number-columns-repeated="5"/>
          <table:table-cell table:style-name="ce127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30">
            <text:p>TRANSPORTADORES</text:p>
          </table:table-cell>
          <table:table-cell table:style-name="ce22" office:value-type="string" calcext:value-type="string">
            <text:p>Tolva de de descarga. Permite un reparto uniforme del producto</text:p>
          </table:table-cell>
          <table:table-cell table:style-name="ce39" office:value-type="string" calcext:value-type="string">
            <text:p>AR-TOL</text:p>
          </table:table-cell>
          <table:table-cell table:style-name="ce50" table:formula="of:=[.F59]*1.4" office:value-type="currency" office:currency="EUR" office:value="952" calcext:value-type="currency">
            <text:p>952 €</text:p>
          </table:table-cell>
          <table:table-cell table:style-name="ce63" table:formula="of:=[.F59]*1.25" office:value-type="currency" office:currency="EUR" office:value="850" calcext:value-type="currency">
            <text:p>850 €</text:p>
          </table:table-cell>
          <table:table-cell table:style-name="ce79" table:formula="of:=MAX([.G59];[.H59];[.I59];[.J59];[.K59];[.L59];[.M59];[.N59];[.O59])" office:value-type="currency" office:currency="EUR" office:value="680" calcext:value-type="currency">
            <text:p>680 €</text:p>
          </table:table-cell>
          <table:table-cell table:style-name="ce98"/>
          <table:table-cell table:style-name="ce118" table:number-columns-repeated="5"/>
          <table:table-cell table:style-name="ce129" table:number-columns-repeated="2"/>
          <table:table-cell table:style-name="ce129" office:value-type="float" office:value="680" calcext:value-type="float">
            <office:annotation draw:style-name="gr1" draw:text-style-name="P2" svg:width="28.99mm" svg:height="5.96mm" svg:x="608.43mm" svg:y="389.32mm" draw:caption-point-x="-6.1mm" draw:caption-point-y="16.93mm">
              <dc:date>2015-09-22T00:00:00</dc:date>
              <text:p text:style-name="P1"><text:span text:style-name="T1">NS1086</text:span></text:p>
            </office:annotation>
            <text:p>680</text:p>
          </table:table-cell>
          <table:table-cell table:style-name="ce129" table:number-columns-repeated="1009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220mm.</text:p>
          </table:table-cell>
          <table:table-cell table:style-name="ce35" office:value-type="string" calcext:value-type="string">
            <text:p>TR-B-TEX-220-3800</text:p>
          </table:table-cell>
          <table:table-cell table:style-name="ce51" table:formula="of:=[.F60]*1.4" office:value-type="currency" office:currency="EUR" office:value="3220" calcext:value-type="currency">
            <text:p>3.220 €</text:p>
          </table:table-cell>
          <table:table-cell table:style-name="ce64" table:formula="of:=[.F60]*1.25" office:value-type="currency" office:currency="EUR" office:value="2875" calcext:value-type="currency">
            <text:p>2.875 €</text:p>
          </table:table-cell>
          <table:table-cell table:style-name="ce81" table:formula="of:=MAX([.G60];[.H60];[.I60];[.J60];[.K60];[.L60];[.M60];[.N60];[.O60])" office:value-type="currency" office:currency="EUR" office:value="2300" calcext:value-type="currency">
            <text:p>2.300 €</text:p>
          </table:table-cell>
          <table:table-cell table:style-name="ce100" office:value-type="currency" office:currency="EUR" office:value="2300" calcext:value-type="currency">
            <text:p>2.300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250mm.</text:p>
          </table:table-cell>
          <table:table-cell table:style-name="ce33" office:value-type="string" calcext:value-type="string">
            <text:p>TR-B-TEX-250-2000</text:p>
          </table:table-cell>
          <table:table-cell table:style-name="ce45" table:formula="of:=[.F61]*1.4" office:value-type="currency" office:currency="EUR" office:value="2100" calcext:value-type="currency">
            <text:p>2.100 €</text:p>
          </table:table-cell>
          <table:table-cell table:style-name="ce58" table:formula="of:=[.F61]*1.25" office:value-type="currency" office:currency="EUR" office:value="1875" calcext:value-type="currency">
            <text:p>1.875 €</text:p>
          </table:table-cell>
          <table:table-cell table:style-name="ce78" table:formula="of:=MAX([.G61];[.H61];[.I61];[.J61];[.K61];[.L61];[.M61];[.N61];[.O61])" office:value-type="currency" office:currency="EUR" office:value="1500" calcext:value-type="currency">
            <text:p>1.500 €</text:p>
          </table:table-cell>
          <table:table-cell table:style-name="ce97" office:value-type="currency" office:currency="EUR" office:value="1500" calcext:value-type="currency">
            <text:p>1.500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300mm.</text:p>
          </table:table-cell>
          <table:table-cell table:style-name="ce35" office:value-type="string" calcext:value-type="string">
            <text:p>TR-B-TEX-300-2000</text:p>
          </table:table-cell>
          <table:table-cell table:style-name="ce51" table:formula="of:=[.F62]*1.4" office:value-type="currency" office:currency="EUR" office:value="2240" calcext:value-type="currency">
            <text:p>2.240 €</text:p>
          </table:table-cell>
          <table:table-cell table:style-name="ce64" table:formula="of:=[.F62]*1.25" office:value-type="currency" office:currency="EUR" office:value="2000" calcext:value-type="currency">
            <text:p>2.000 €</text:p>
          </table:table-cell>
          <table:table-cell table:style-name="ce81" table:formula="of:=MAX([.G62];[.H62];[.I62];[.J62];[.K62];[.L62];[.M62];[.N62];[.O62])" office:value-type="currency" office:currency="EUR" office:value="1600" calcext:value-type="currency">
            <text:p>1.600 €</text:p>
          </table:table-cell>
          <table:table-cell table:style-name="ce100" office:value-type="currency" office:currency="EUR" office:value="1600" calcext:value-type="currency">
            <text:p>1.600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400mm.</text:p>
          </table:table-cell>
          <table:table-cell table:style-name="ce33" office:value-type="string" calcext:value-type="string">
            <text:p>TR-B-TEX-400-3000</text:p>
          </table:table-cell>
          <table:table-cell table:style-name="ce45" table:formula="of:=[.F63]*1.4" office:value-type="currency" office:currency="EUR" office:value="2500.4" calcext:value-type="currency">
            <text:p>2.500 €</text:p>
          </table:table-cell>
          <table:table-cell table:style-name="ce58" table:formula="of:=[.F63]*1.25" office:value-type="currency" office:currency="EUR" office:value="2232.5" calcext:value-type="currency">
            <text:p>2.233 €</text:p>
          </table:table-cell>
          <table:table-cell table:style-name="ce78" table:formula="of:=MAX([.G63];[.H63];[.I63];[.J63];[.K63];[.L63];[.M63];[.N63];[.O63])" office:value-type="currency" office:currency="EUR" office:value="1786" calcext:value-type="currency">
            <text:p>1.786 €</text:p>
          </table:table-cell>
          <table:table-cell table:style-name="ce97" office:value-type="currency" office:currency="EUR" office:value="1786" calcext:value-type="currency">
            <text:p>1.786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400mm.</text:p>
          </table:table-cell>
          <table:table-cell table:style-name="ce35" office:value-type="string" calcext:value-type="string">
            <text:p>TR-B-TEX-400-3200</text:p>
          </table:table-cell>
          <table:table-cell table:style-name="ce51" table:formula="of:=[.F64]*1.4" office:value-type="currency" office:currency="EUR" office:value="2730" calcext:value-type="currency">
            <text:p>2.730 €</text:p>
          </table:table-cell>
          <table:table-cell table:style-name="ce64" table:formula="of:=[.F64]*1.25" office:value-type="currency" office:currency="EUR" office:value="2437.5" calcext:value-type="currency">
            <text:p>2.438 €</text:p>
          </table:table-cell>
          <table:table-cell table:style-name="ce81" table:formula="of:=MAX([.G64];[.H64];[.I64];[.J64];[.K64];[.L64];[.M64];[.N64];[.O64])" office:value-type="currency" office:currency="EUR" office:value="1950" calcext:value-type="currency">
            <text:p>1.950 €</text:p>
          </table:table-cell>
          <table:table-cell table:style-name="ce100" office:value-type="currency" office:currency="EUR" office:value="1950" calcext:value-type="currency">
            <text:p>1.950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600mm.</text:p>
          </table:table-cell>
          <table:table-cell table:style-name="ce33" office:value-type="string" calcext:value-type="string">
            <text:p>TR-B-TEX-600-2000</text:p>
          </table:table-cell>
          <table:table-cell table:style-name="ce45" table:formula="of:=[.F65]*1.4" office:value-type="currency" office:currency="EUR" office:value="2520" calcext:value-type="currency">
            <text:p>2.520 €</text:p>
          </table:table-cell>
          <table:table-cell table:style-name="ce58" table:formula="of:=[.F65]*1.25" office:value-type="currency" office:currency="EUR" office:value="2250" calcext:value-type="currency">
            <text:p>2.250 €</text:p>
          </table:table-cell>
          <table:table-cell table:style-name="ce78" table:formula="of:=MAX([.G65];[.H65];[.I65];[.J65];[.K65];[.L65];[.M65];[.N65];[.O65])" office:value-type="currency" office:currency="EUR" office:value="1800" calcext:value-type="currency">
            <text:p>1.800 €</text:p>
          </table:table-cell>
          <table:table-cell table:style-name="ce97" office:value-type="currency" office:currency="EUR" office:value="1800" calcext:value-type="currency">
            <text:p>1.800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800mm. 2000 mm</text:p>
          </table:table-cell>
          <table:table-cell table:style-name="ce35" office:value-type="string" calcext:value-type="string">
            <text:p>TR-B-TEX-800-2000</text:p>
          </table:table-cell>
          <table:table-cell table:style-name="ce51" table:formula="of:=[.F66]*1.4" office:value-type="currency" office:currency="EUR" office:value="2378.6" calcext:value-type="currency">
            <text:p>2.379 €</text:p>
          </table:table-cell>
          <table:table-cell table:style-name="ce64" table:formula="of:=[.F66]*1.25" office:value-type="currency" office:currency="EUR" office:value="2123.75" calcext:value-type="currency">
            <text:p>2.124 €</text:p>
          </table:table-cell>
          <table:table-cell table:style-name="ce81" table:formula="of:=MAX([.G66];[.H66];[.I66];[.J66];[.K66];[.L66];[.M66];[.N66];[.O66])" office:value-type="currency" office:currency="EUR" office:value="1699" calcext:value-type="currency">
            <text:p>1.699 €</text:p>
          </table:table-cell>
          <table:table-cell table:style-name="ce100" office:value-type="currency" office:currency="EUR" office:value="1699" calcext:value-type="currency">
            <text:p>1.699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800mm. 3000 mm</text:p>
          </table:table-cell>
          <table:table-cell table:style-name="ce33" office:value-type="string" calcext:value-type="string">
            <text:p>TR-B-TEX-800-3000</text:p>
          </table:table-cell>
          <table:table-cell table:style-name="ce45" table:formula="of:=[.F67]*1.4" office:value-type="currency" office:currency="EUR" office:value="3490.2" calcext:value-type="currency">
            <text:p>3.490 €</text:p>
          </table:table-cell>
          <table:table-cell table:style-name="ce58" table:formula="of:=[.F67]*1.25" office:value-type="currency" office:currency="EUR" office:value="3116.25" calcext:value-type="currency">
            <text:p>3.116 €</text:p>
          </table:table-cell>
          <table:table-cell table:style-name="ce78" table:formula="of:=MAX([.G67];[.H67];[.I67];[.J67];[.K67];[.L67];[.M67];[.N67];[.O67])" office:value-type="currency" office:currency="EUR" office:value="2493" calcext:value-type="currency">
            <text:p>2.493 €</text:p>
          </table:table-cell>
          <table:table-cell table:style-name="ce97" office:value-type="currency" office:currency="EUR" office:value="2493" calcext:value-type="currency">
            <text:p>2.493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800mm. 4000 mm</text:p>
          </table:table-cell>
          <table:table-cell table:style-name="ce35" office:value-type="string" calcext:value-type="string">
            <text:p>TR-B-TEX-800-4000</text:p>
          </table:table-cell>
          <table:table-cell table:style-name="ce51" table:formula="of:=[.F68]*1.4" office:value-type="currency" office:currency="EUR" office:value="4188.24" calcext:value-type="currency">
            <text:p>4.188 €</text:p>
          </table:table-cell>
          <table:table-cell table:style-name="ce64" table:formula="of:=[.F68]*1.25" office:value-type="currency" office:currency="EUR" office:value="3739.5" calcext:value-type="currency">
            <text:p>3.740 €</text:p>
          </table:table-cell>
          <table:table-cell table:style-name="ce81" table:formula="of:=MAX([.G68];[.H68];[.I68];[.J68];[.K68];[.L68];[.M68];[.N68];[.O68])" office:value-type="currency" office:currency="EUR" office:value="2991.6" calcext:value-type="currency">
            <text:p>2.992 €</text:p>
          </table:table-cell>
          <table:table-cell table:style-name="ce100" office:value-type="currency" office:currency="EUR" office:value="2991.6" calcext:value-type="currency">
            <text:p>2.992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900mm.</text:p>
          </table:table-cell>
          <table:table-cell table:style-name="ce33" office:value-type="string" calcext:value-type="string">
            <text:p>TR-B-TEX-900-2000</text:p>
          </table:table-cell>
          <table:table-cell table:style-name="ce45" table:formula="of:=[.F69]*1.4" office:value-type="currency" office:currency="EUR" office:value="2800" calcext:value-type="currency">
            <text:p>2.800 €</text:p>
          </table:table-cell>
          <table:table-cell table:style-name="ce58" table:formula="of:=[.F69]*1.25" office:value-type="currency" office:currency="EUR" office:value="2500" calcext:value-type="currency">
            <text:p>2.500 €</text:p>
          </table:table-cell>
          <table:table-cell table:style-name="ce78" table:formula="of:=MAX([.G69];[.H69];[.I69];[.J69];[.K69];[.L69];[.M69];[.N69];[.O69])" office:value-type="currency" office:currency="EUR" office:value="2000" calcext:value-type="currency">
            <text:p>2.000 €</text:p>
          </table:table-cell>
          <table:table-cell table:style-name="ce97" office:value-type="currency" office:currency="EUR" office:value="2000" calcext:value-type="currency">
            <text:p>2.000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300mm. Con elevación.</text:p>
          </table:table-cell>
          <table:table-cell table:style-name="ce35" office:value-type="string" calcext:value-type="string">
            <text:p>TR-B-TEX-300-ELEV-2000</text:p>
          </table:table-cell>
          <table:table-cell table:style-name="ce51" table:formula="of:=[.F70]*1.4" office:value-type="currency" office:currency="EUR" office:value="2100" calcext:value-type="currency">
            <text:p>2.100 €</text:p>
          </table:table-cell>
          <table:table-cell table:style-name="ce64" table:formula="of:=[.F70]*1.25" office:value-type="currency" office:currency="EUR" office:value="1875" calcext:value-type="currency">
            <text:p>1.875 €</text:p>
          </table:table-cell>
          <table:table-cell table:style-name="ce81" table:formula="of:=MAX([.G70];[.H70];[.I70];[.J70];[.K70];[.L70];[.M70];[.N70];[.O70])" office:value-type="currency" office:currency="EUR" office:value="1500" calcext:value-type="currency">
            <text:p>1.500 €</text:p>
          </table:table-cell>
          <table:table-cell table:style-name="ce100" office:value-type="currency" office:currency="EUR" office:value="1500" calcext:value-type="currency">
            <text:p>1.500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400mm. Con elevación.</text:p>
          </table:table-cell>
          <table:table-cell table:style-name="ce33" office:value-type="string" calcext:value-type="string">
            <text:p>TR-B-TEX-400-ELEV-2000</text:p>
          </table:table-cell>
          <table:table-cell table:style-name="ce45" table:formula="of:=[.F71]*1.4" office:value-type="currency" office:currency="EUR" office:value="2240" calcext:value-type="currency">
            <text:p>2.240 €</text:p>
          </table:table-cell>
          <table:table-cell table:style-name="ce58" table:formula="of:=[.F71]*1.25" office:value-type="currency" office:currency="EUR" office:value="2000" calcext:value-type="currency">
            <text:p>2.000 €</text:p>
          </table:table-cell>
          <table:table-cell table:style-name="ce78" table:formula="of:=MAX([.G71];[.H71];[.I71];[.J71];[.K71];[.L71];[.M71];[.N71];[.O71])" office:value-type="currency" office:currency="EUR" office:value="1600" calcext:value-type="currency">
            <text:p>1.600 €</text:p>
          </table:table-cell>
          <table:table-cell table:style-name="ce97" office:value-type="currency" office:currency="EUR" office:value="1600" calcext:value-type="currency">
            <text:p>1.600 €</text:p>
          </table:table-cell>
          <table:table-cell table:style-name="ce117" office:value-type="currency" office:currency="EUR" office:value="1365" calcext:value-type="currency">
            <text:p>1.365 €</text:p>
          </table:table-cell>
          <table:table-cell table:style-name="ce117" table:number-columns-repeated="4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Textil ancho útil 400mm. Con elevación.</text:p>
          </table:table-cell>
          <table:table-cell table:style-name="ce35" office:value-type="string" calcext:value-type="string">
            <text:p>TR-B-TEX-400-ELEV-3000</text:p>
          </table:table-cell>
          <table:table-cell table:style-name="ce51" table:formula="of:=[.F72]*1.4" office:value-type="currency" office:currency="EUR" office:value="2500.4" calcext:value-type="currency">
            <text:p>2.500 €</text:p>
          </table:table-cell>
          <table:table-cell table:style-name="ce64" table:formula="of:=[.F72]*1.25" office:value-type="currency" office:currency="EUR" office:value="2232.5" calcext:value-type="currency">
            <text:p>2.233 €</text:p>
          </table:table-cell>
          <table:table-cell table:style-name="ce81" table:formula="of:=MAX([.G72];[.H72];[.I72];[.J72];[.K72];[.L72];[.M72];[.N72];[.O72])" office:value-type="currency" office:currency="EUR" office:value="1786" calcext:value-type="currency">
            <text:p>1.786 €</text:p>
          </table:table-cell>
          <table:table-cell table:style-name="ce100" office:value-type="currency" office:currency="EUR" office:value="1786" calcext:value-type="currency">
            <text:p>1.786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Textil ancho útil 600mm. Con elevación.</text:p>
          </table:table-cell>
          <table:table-cell table:style-name="ce33" office:value-type="string" calcext:value-type="string">
            <text:p>TR-B-TEX-900-ELEV</text:p>
          </table:table-cell>
          <table:table-cell table:style-name="ce45" table:formula="of:=[.F73]*1.4" office:value-type="currency" office:currency="EUR" office:value="3080" calcext:value-type="currency">
            <text:p>3.080 €</text:p>
          </table:table-cell>
          <table:table-cell table:style-name="ce58" table:formula="of:=[.F73]*1.25" office:value-type="currency" office:currency="EUR" office:value="2750" calcext:value-type="currency">
            <text:p>2.750 €</text:p>
          </table:table-cell>
          <table:table-cell table:style-name="ce78" table:formula="of:=MAX([.G73];[.H73];[.I73];[.J73];[.K73];[.L73];[.M73];[.N73];[.O73])" office:value-type="currency" office:currency="EUR" office:value="2200" calcext:value-type="currency">
            <text:p>2.200 €</text:p>
          </table:table-cell>
          <table:table-cell table:style-name="ce97" office:value-type="currency" office:currency="EUR" office:value="2200" calcext:value-type="currency">
            <text:p>2.200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Malla de Acero ancho útil 800mm. Longitud útil 2000mm.</text:p>
          </table:table-cell>
          <table:table-cell table:style-name="ce35" office:value-type="string" calcext:value-type="string">
            <text:p>TR-B-ACE-800-2000</text:p>
          </table:table-cell>
          <table:table-cell table:style-name="ce51" table:formula="of:=[.F74]*1.4" office:value-type="currency" office:currency="EUR" office:value="0" calcext:value-type="currency">
            <text:p>0 €</text:p>
          </table:table-cell>
          <table:table-cell table:style-name="ce64" table:formula="of:=[.F74]*1.25" office:value-type="currency" office:currency="EUR" office:value="0" calcext:value-type="currency">
            <text:p>0 €</text:p>
          </table:table-cell>
          <table:table-cell table:style-name="ce81" table:formula="of:=MAX([.G74];[.H74];[.I74];[.J74];[.K74];[.L74];[.M74];[.N74];[.O74])" office:value-type="currency" office:currency="EUR" office:value="0" calcext:value-type="currency">
            <text:p>0 €</text:p>
          </table:table-cell>
          <table:table-cell table:style-name="ce100"/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Malla de Acero ancho útil 800mm. Longitud útil 3000mm.</text:p>
          </table:table-cell>
          <table:table-cell table:style-name="ce33" office:value-type="string" calcext:value-type="string">
            <text:p>TR-B-ACE-800-3000</text:p>
          </table:table-cell>
          <table:table-cell table:style-name="ce45" table:formula="of:=[.F75]*1.4" office:value-type="currency" office:currency="EUR" office:value="5513.2" calcext:value-type="currency">
            <text:p>5.513 €</text:p>
          </table:table-cell>
          <table:table-cell table:style-name="ce58" table:formula="of:=[.F75]*1.25" office:value-type="currency" office:currency="EUR" office:value="4922.5" calcext:value-type="currency">
            <text:p>4.923 €</text:p>
          </table:table-cell>
          <table:table-cell table:style-name="ce78" table:formula="of:=MAX([.G75];[.H75];[.I75];[.J75];[.K75];[.L75];[.M75];[.N75];[.O75])" office:value-type="currency" office:currency="EUR" office:value="3938" calcext:value-type="currency">
            <text:p>3.938 €</text:p>
          </table:table-cell>
          <table:table-cell table:style-name="ce97" office:value-type="currency" office:currency="EUR" office:value="3938" calcext:value-type="currency">
            <text:p>3.938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Malla de Acero ancho útil 800mm. Longitud útil 4000mm.</text:p>
          </table:table-cell>
          <table:table-cell table:style-name="ce35" office:value-type="string" calcext:value-type="string">
            <text:p>TR-B-ACE-800-4000</text:p>
          </table:table-cell>
          <table:table-cell table:style-name="ce51" table:formula="of:=[.F76]*1.4" office:value-type="currency" office:currency="EUR" office:value="6615.84" calcext:value-type="currency">
            <text:p>6.616 €</text:p>
          </table:table-cell>
          <table:table-cell table:style-name="ce64" table:formula="of:=[.F76]*1.25" office:value-type="currency" office:currency="EUR" office:value="5907" calcext:value-type="currency">
            <text:p>5.907 €</text:p>
          </table:table-cell>
          <table:table-cell table:style-name="ce81" table:formula="of:=MAX([.G76];[.H76];[.I76];[.J76];[.K76];[.L76];[.M76];[.N76];[.O76])" office:value-type="currency" office:currency="EUR" office:value="4725.6" calcext:value-type="currency">
            <text:p>4.726 €</text:p>
          </table:table-cell>
          <table:table-cell table:style-name="ce100" office:value-type="currency" office:currency="EUR" office:value="4725.6" calcext:value-type="currency">
            <text:p>4.726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Modular ancho útil 250.</text:p>
          </table:table-cell>
          <table:table-cell table:style-name="ce33" office:value-type="string" calcext:value-type="string">
            <text:p>TR-B-MOD-250</text:p>
          </table:table-cell>
          <table:table-cell table:style-name="ce45"/>
          <table:table-cell table:style-name="ce58"/>
          <table:table-cell table:style-name="ce78"/>
          <table:table-cell table:style-name="ce97"/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Modular ancho útil 300.</text:p>
          </table:table-cell>
          <table:table-cell table:style-name="ce35" office:value-type="string" calcext:value-type="string">
            <text:p>TR-B-MOD-300</text:p>
          </table:table-cell>
          <table:table-cell table:style-name="ce51" table:formula="of:=[.F78]*1.4" office:value-type="currency" office:currency="EUR" office:value="0" calcext:value-type="currency">
            <text:p>0 €</text:p>
          </table:table-cell>
          <table:table-cell table:style-name="ce64" table:formula="of:=[.F78]*1.25" office:value-type="currency" office:currency="EUR" office:value="0" calcext:value-type="currency">
            <text:p>0 €</text:p>
          </table:table-cell>
          <table:table-cell table:style-name="ce81" table:formula="of:=MAX([.G78];[.H78];[.I78];[.J78];[.K78];[.L78];[.M78];[.N78];[.O78])" office:value-type="currency" office:currency="EUR" office:value="0" calcext:value-type="currency">
            <text:p>0 €</text:p>
          </table:table-cell>
          <table:table-cell table:style-name="ce100"/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Modular ancho útil 250 en curva 90º. Longitud 3000mm.Incluye bandejas laterales.</text:p>
          </table:table-cell>
          <table:table-cell table:style-name="ce33" office:value-type="string" calcext:value-type="string">
            <text:p>TR-B-MOD-250-C-3000</text:p>
          </table:table-cell>
          <table:table-cell table:style-name="ce43" table:formula="of:=[.F79]*1.4" office:value-type="currency" office:currency="EUR" office:value="5712" calcext:value-type="currency">
            <text:p>5.712 €</text:p>
          </table:table-cell>
          <table:table-cell table:style-name="ce56" table:formula="of:=[.F79]*1.25" office:value-type="currency" office:currency="EUR" office:value="5100" calcext:value-type="currency">
            <text:p>5.100 €</text:p>
          </table:table-cell>
          <table:table-cell table:style-name="ce69" table:formula="of:=MAX([.G79];[.H79];[.I79];[.J79];[.K79];[.L79];[.M79];[.N79];[.O79])" office:value-type="currency" office:currency="EUR" office:value="4080" calcext:value-type="currency">
            <text:p>4.080 €</text:p>
          </table:table-cell>
          <table:table-cell table:style-name="ce86"/>
          <table:table-cell table:style-name="ce106" table:number-columns-repeated="3"/>
          <table:table-cell table:style-name="ce106" office:value-type="currency" office:currency="EUR" office:value="4080" calcext:value-type="currency">
            <office:annotation draw:style-name="gr1" draw:text-style-name="P2" svg:width="28.99mm" svg:height="5.96mm" svg:x="518.12mm" svg:y="528.2mm" draw:caption-point-x="-6.1mm" draw:caption-point-y="18.1mm">
              <dc:date>2015-09-15T00:00:00</dc:date>
              <text:p text:style-name="P1"><text:span text:style-name="T1">NS1150</text:span></text:p>
            </office:annotation>
            <text:p>4.080 €</text:p>
          </table:table-cell>
          <table:table-cell table:style-name="ce117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Modular ancho útil 300 en curva 90º. Longitud 3000mm.</text:p>
          </table:table-cell>
          <table:table-cell table:style-name="ce35" office:value-type="string" calcext:value-type="string">
            <text:p>TR-B-MOD-300-C</text:p>
          </table:table-cell>
          <table:table-cell table:style-name="ce51" table:formula="of:=[.F80]*1.4" office:value-type="currency" office:currency="EUR" office:value="0" calcext:value-type="currency">
            <text:p>0 €</text:p>
          </table:table-cell>
          <table:table-cell table:style-name="ce64" table:formula="of:=[.F80]*1.25" office:value-type="currency" office:currency="EUR" office:value="0" calcext:value-type="currency">
            <text:p>0 €</text:p>
          </table:table-cell>
          <table:table-cell table:style-name="ce81" table:formula="of:=MAX([.G80];[.H80];[.I80];[.J80];[.K80];[.L80];[.M80];[.N80];[.O80])" office:value-type="currency" office:currency="EUR" office:value="0" calcext:value-type="currency">
            <text:p>0 €</text:p>
          </table:table-cell>
          <table:table-cell table:style-name="ce100"/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Modular ancho útil 200 con elevación.</text:p>
          </table:table-cell>
          <table:table-cell table:style-name="ce33" office:value-type="string" calcext:value-type="string">
            <text:p>TR-B-MOD-200-ELEV</text:p>
          </table:table-cell>
          <table:table-cell table:style-name="ce45" table:formula="of:=[.F81]*1.4" office:value-type="currency" office:currency="EUR" office:value="0" calcext:value-type="currency">
            <text:p>0 €</text:p>
          </table:table-cell>
          <table:table-cell table:style-name="ce58" table:formula="of:=[.F81]*1.25" office:value-type="currency" office:currency="EUR" office:value="0" calcext:value-type="currency">
            <text:p>0 €</text:p>
          </table:table-cell>
          <table:table-cell table:style-name="ce78" table:formula="of:=MAX([.G81];[.H81];[.I81];[.J81];[.K81];[.L81];[.M81];[.N81];[.O81])" office:value-type="currency" office:currency="EUR" office:value="0" calcext:value-type="currency">
            <text:p>0 €</text:p>
          </table:table-cell>
          <table:table-cell table:style-name="ce97"/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Banda Modular ancho útil 250 con elevación.</text:p>
          </table:table-cell>
          <table:table-cell table:style-name="ce35" office:value-type="string" calcext:value-type="string">
            <text:p>TR-B-MOD-250-ELEV</text:p>
          </table:table-cell>
          <table:table-cell table:style-name="ce51" table:formula="of:=[.F82]*1.4" office:value-type="currency" office:currency="EUR" office:value="0" calcext:value-type="currency">
            <text:p>0 €</text:p>
          </table:table-cell>
          <table:table-cell table:style-name="ce64" table:formula="of:=[.F82]*1.25" office:value-type="currency" office:currency="EUR" office:value="0" calcext:value-type="currency">
            <text:p>0 €</text:p>
          </table:table-cell>
          <table:table-cell table:style-name="ce81" table:formula="of:=MAX([.G82];[.H82];[.I82];[.J82];[.K82];[.L82];[.M82];[.N82];[.O82])" office:value-type="currency" office:currency="EUR" office:value="0" calcext:value-type="currency">
            <text:p>0 €</text:p>
          </table:table-cell>
          <table:table-cell table:style-name="ce100"/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Banda Modular ancho útil 300 con elevación.</text:p>
          </table:table-cell>
          <table:table-cell table:style-name="ce33" office:value-type="string" calcext:value-type="string">
            <text:p>TR-B-MOD-300-ELEV</text:p>
          </table:table-cell>
          <table:table-cell table:style-name="ce45" table:formula="of:=[.F83]*1.4" office:value-type="currency" office:currency="EUR" office:value="0" calcext:value-type="currency">
            <text:p>0 €</text:p>
          </table:table-cell>
          <table:table-cell table:style-name="ce58" table:formula="of:=[.F83]*1.25" office:value-type="currency" office:currency="EUR" office:value="0" calcext:value-type="currency">
            <text:p>0 €</text:p>
          </table:table-cell>
          <table:table-cell table:style-name="ce78" table:formula="of:=MAX([.G83];[.H83];[.I83];[.J83];[.K83];[.L83];[.M83];[.N83];[.O83])" office:value-type="currency" office:currency="EUR" office:value="0" calcext:value-type="currency">
            <text:p>0 €</text:p>
          </table:table-cell>
          <table:table-cell table:style-name="ce97"/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Rodillos ancho útil 400mm y longitud 2000mm para transporte de cajas.</text:p>
          </table:table-cell>
          <table:table-cell table:style-name="ce35" office:value-type="string" calcext:value-type="string">
            <text:p>TR-RO-400-2000</text:p>
          </table:table-cell>
          <table:table-cell table:style-name="ce51" table:formula="of:=[.F84]*1.4" office:value-type="currency" office:currency="EUR" office:value="490" calcext:value-type="currency">
            <text:p>490 €</text:p>
          </table:table-cell>
          <table:table-cell table:style-name="ce64" table:formula="of:=[.F84]*1.25" office:value-type="currency" office:currency="EUR" office:value="437.5" calcext:value-type="currency">
            <text:p>438 €</text:p>
          </table:table-cell>
          <table:table-cell table:style-name="ce81" table:formula="of:=MAX([.G84];[.H84];[.I84];[.J84];[.K84];[.L84];[.M84];[.N84];[.O84])" office:value-type="currency" office:currency="EUR" office:value="350" calcext:value-type="currency">
            <text:p>350 €</text:p>
          </table:table-cell>
          <table:table-cell table:style-name="ce100" office:value-type="currency" office:currency="EUR" office:value="350" calcext:value-type="currency">
            <text:p>350 €</text:p>
          </table:table-cell>
          <table:table-cell table:style-name="ce120" table:number-columns-repeated="5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16" office:value-type="string" calcext:value-type="string">
            <text:p>Transportador de Rodillos ancho útil 600mm y longitud 2000mm para transporte de cajas.</text:p>
          </table:table-cell>
          <table:table-cell table:style-name="ce33" office:value-type="string" calcext:value-type="string">
            <text:p>TR-RO-600-2000</text:p>
          </table:table-cell>
          <table:table-cell table:style-name="ce45" table:formula="of:=[.F85]*1.4" office:value-type="currency" office:currency="EUR" office:value="630" calcext:value-type="currency">
            <text:p>630 €</text:p>
          </table:table-cell>
          <table:table-cell table:style-name="ce58" table:formula="of:=[.F85]*1.25" office:value-type="currency" office:currency="EUR" office:value="562.5" calcext:value-type="currency">
            <text:p>563 €</text:p>
          </table:table-cell>
          <table:table-cell table:style-name="ce78" table:formula="of:=MAX([.G85];[.H85];[.I85];[.J85];[.K85];[.L85];[.M85];[.N85];[.O85])" office:value-type="currency" office:currency="EUR" office:value="450" calcext:value-type="currency">
            <text:p>450 €</text:p>
          </table:table-cell>
          <table:table-cell table:style-name="ce97" office:value-type="currency" office:currency="EUR" office:value="450" calcext:value-type="currency">
            <text:p>450 €</text:p>
          </table:table-cell>
          <table:table-cell table:style-name="ce117" table:number-columns-repeated="5"/>
          <table:table-cell table:style-name="ce125" table:number-columns-repeated="1012"/>
        </table:table-row>
        <table:table-row table:style-name="ro1">
          <table:covered-table-cell/>
          <table:table-cell table:style-name="ce21" office:value-type="string" calcext:value-type="string">
            <text:p>Transportador de Rodillos ancho útil 600mm y longitud 3000mm para transporte de cajas.</text:p>
          </table:table-cell>
          <table:table-cell table:style-name="ce35" office:value-type="string" calcext:value-type="string">
            <text:p>TR-RO-600-3000</text:p>
          </table:table-cell>
          <table:table-cell table:style-name="ce46" table:formula="of:=[.F86]*1.4" office:value-type="currency" office:currency="EUR" office:value="945" calcext:value-type="currency">
            <text:p>945 €</text:p>
          </table:table-cell>
          <table:table-cell table:style-name="ce59" table:formula="of:=[.F86]*1.25" office:value-type="currency" office:currency="EUR" office:value="843.75" calcext:value-type="currency">
            <text:p>844 €</text:p>
          </table:table-cell>
          <table:table-cell table:style-name="ce76" table:formula="of:=MAX([.G86];[.H86];[.I86];[.J86];[.K86];[.L86];[.M86];[.N86];[.O86])" office:value-type="currency" office:currency="EUR" office:value="675" calcext:value-type="currency">
            <text:p>675 €</text:p>
          </table:table-cell>
          <table:table-cell table:style-name="ce95"/>
          <table:table-cell table:style-name="ce115" table:number-columns-repeated="3"/>
          <table:table-cell table:style-name="ce115" office:value-type="currency" office:currency="EUR" office:value="675" calcext:value-type="currency">
            <office:annotation draw:style-name="gr1" draw:text-style-name="P2" svg:width="28.99mm" svg:height="5.96mm" svg:x="518.12mm" svg:y="578.05mm" draw:caption-point-x="-6.1mm" draw:caption-point-y="17.27mm">
              <dc:date>2015-09-15T00:00:00</dc:date>
              <text:p text:style-name="P1"><text:span text:style-name="T1">NS1152</text:span></text:p>
            </office:annotation>
            <text:p>675 €</text:p>
          </table:table-cell>
          <table:table-cell table:style-name="ce120"/>
          <table:table-cell table:style-name="ce130" table:number-columns-repeated="1012"/>
        </table:table-row>
        <table:table-row table:style-name="ro1">
          <table:covered-table-cell table:style-name="ce3"/>
          <table:table-cell table:style-name="ce23" office:value-type="string" calcext:value-type="string">
            <text:p>Conjunto Tapado – Transportador Banda Poliuretano con bandejas laterales.</text:p>
          </table:table-cell>
          <table:table-cell table:style-name="ce33" office:value-type="string" calcext:value-type="string">
            <text:p>AR-TBT-250-3000-B </text:p>
          </table:table-cell>
          <table:table-cell table:style-name="ce43" table:formula="of:=[.F87]*1.4" office:value-type="currency" office:currency="EUR" office:value="2800" calcext:value-type="currency">
            <text:p>2.800 €</text:p>
          </table:table-cell>
          <table:table-cell table:style-name="ce56" table:formula="of:=[.F87]*1.25" office:value-type="currency" office:currency="EUR" office:value="2500" calcext:value-type="currency">
            <text:p>2.500 €</text:p>
          </table:table-cell>
          <table:table-cell table:style-name="ce69" table:formula="of:=MAX([.G87];[.H87];[.I87];[.J87];[.K87];[.L87];[.M87];[.N87];[.O87])" office:value-type="currency" office:currency="EUR" office:value="2000" calcext:value-type="currency">
            <text:p>2.000 €</text:p>
          </table:table-cell>
          <table:table-cell table:style-name="ce86" office:value-type="currency" office:currency="EUR" office:value="2000" calcext:value-type="currency">
            <text:p>2.00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8" office:value-type="string" calcext:value-type="string">
            <text:p>Conjunto de Zona de Encajado – 2 niveles de transporte para tarrinas y cajas.</text:p>
          </table:table-cell>
          <table:table-cell table:style-name="ce36" office:value-type="string" calcext:value-type="string">
            <text:p>AR-TB</text:p>
          </table:table-cell>
          <table:table-cell table:style-name="ce47" table:formula="of:=[.F88]*1.4" office:value-type="currency" office:currency="EUR" office:value="7795.2" calcext:value-type="currency">
            <text:p>7.795 €</text:p>
          </table:table-cell>
          <table:table-cell table:style-name="ce60" table:formula="of:=[.F88]*1.25" office:value-type="currency" office:currency="EUR" office:value="6960" calcext:value-type="currency">
            <text:p>6.960 €</text:p>
          </table:table-cell>
          <table:table-cell table:style-name="ce80" table:formula="of:=MAX([.G88];[.H88];[.I88];[.J88];[.K88];[.L88];[.M88];[.N88];[.O88])" office:value-type="currency" office:currency="EUR" office:value="5568" calcext:value-type="currency">
            <text:p>5.568 €</text:p>
          </table:table-cell>
          <table:table-cell table:style-name="ce99"/>
          <table:table-cell table:style-name="ce119" table:number-columns-repeated="3"/>
          <table:table-cell table:style-name="ce119" office:value-type="currency" office:currency="EUR" office:value="5568" calcext:value-type="currency">
            <office:annotation draw:style-name="gr1" draw:text-style-name="P2" svg:width="28.99mm" svg:height="5.96mm" svg:x="518.12mm" svg:y="591mm" draw:caption-point-x="-6.1mm" draw:caption-point-y="18.32mm">
              <dc:date>2015-09-15T00:00:00</dc:date>
              <text:p text:style-name="P1"><text:span text:style-name="T1">NS1156</text:span></text:p>
            </office:annotation>
            <text:p>5.568 €</text:p>
          </table:table-cell>
          <table:table-cell table:style-name="ce119"/>
          <table:table-cell table:style-name="ce127"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7">
            <text:p>MESAS</text:p>
          </table:table-cell>
          <table:table-cell table:style-name="ce22" office:value-type="string" calcext:value-type="string">
            <text:p>Mesas de manipulación de acero inoxidable 1000x600x850</text:p>
          </table:table-cell>
          <table:table-cell table:style-name="ce39" office:value-type="string" calcext:value-type="string">
            <text:p>MM-1000-600-850</text:p>
          </table:table-cell>
          <table:table-cell table:style-name="ce50" table:formula="of:=[.F89]*1.4" office:value-type="currency" office:currency="EUR" office:value="191.8" calcext:value-type="currency">
            <text:p>192 €</text:p>
          </table:table-cell>
          <table:table-cell table:style-name="ce63" table:formula="of:=[.F89]*1.25" office:value-type="currency" office:currency="EUR" office:value="171.25" calcext:value-type="currency">
            <text:p>171 €</text:p>
          </table:table-cell>
          <table:table-cell table:style-name="ce79" table:formula="of:=MAX([.G89];[.H89];[.I89];[.J89];[.K89];[.L89];[.M89];[.N89];[.O89])" office:value-type="currency" office:currency="EUR" office:value="137" calcext:value-type="currency">
            <text:p>137 €</text:p>
          </table:table-cell>
          <table:table-cell table:style-name="ce98"/>
          <table:table-cell table:style-name="ce118" office:value-type="currency" office:currency="EUR" office:value="137" calcext:value-type="currency">
            <office:annotation draw:style-name="gr1" draw:text-style-name="P2" svg:width="28.99mm" svg:height="5.96mm" svg:x="440.71mm" svg:y="597.99mm" draw:caption-point-x="-6.1mm" draw:caption-point-y="18.34mm">
              <dc:date>2015-09-15T00:00:00</dc:date>
              <text:p text:style-name="P1"><text:span text:style-name="T1">NS-1115</text:span></text:p>
            </office:annotation>
            <text:p>137 €</text:p>
          </table:table-cell>
          <table:table-cell table:style-name="ce118" table:number-columns-repeated="2"/>
          <table:table-cell table:style-name="ce118" office:value-type="currency" office:currency="EUR" office:value="101" calcext:value-type="currency">
            <office:annotation draw:style-name="gr1" draw:text-style-name="P2" svg:width="28.99mm" svg:height="5.96mm" svg:x="518.12mm" svg:y="597.99mm" draw:caption-point-x="-6.1mm" draw:caption-point-y="18.34mm">
              <dc:date>2015-09-15T00:00:00</dc:date>
              <text:p text:style-name="P1"><text:span text:style-name="T1">NS1154</text:span></text:p>
            </office:annotation>
            <text:p>101 €</text:p>
          </table:table-cell>
          <table:table-cell table:style-name="ce118"/>
          <table:table-cell table:style-name="ce129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Mesas de manipulación de acero inoxidable <text:s/>600x600x850</text:p>
          </table:table-cell>
          <table:table-cell table:style-name="ce35" office:value-type="string" calcext:value-type="string">
            <text:p>MM-600-600-850</text:p>
          </table:table-cell>
          <table:table-cell table:style-name="ce46" table:formula="of:=[.F90]*1.4" office:value-type="currency" office:currency="EUR" office:value="184.8" calcext:value-type="currency">
            <text:p>185 €</text:p>
          </table:table-cell>
          <table:table-cell table:style-name="ce59" table:formula="of:=[.F90]*1.25" office:value-type="currency" office:currency="EUR" office:value="165" calcext:value-type="currency">
            <text:p>165 €</text:p>
          </table:table-cell>
          <table:table-cell table:style-name="ce76" table:formula="of:=MAX([.G90];[.H90];[.I90];[.J90];[.K90];[.L90];[.M90];[.N90];[.O90])" office:value-type="currency" office:currency="EUR" office:value="132" calcext:value-type="currency">
            <text:p>132 €</text:p>
          </table:table-cell>
          <table:table-cell table:style-name="ce95" office:value-type="currency" office:currency="EUR" office:value="132" calcext:value-type="currency">
            <text:p>132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Mesas de manipulación de acero inoxidable <text:s/>600x600mm con rodillos de acumulación 600x1000mm</text:p>
          </table:table-cell>
          <table:table-cell table:style-name="ce33" office:value-type="string" calcext:value-type="string">
            <text:p>MM-600-600-RO</text:p>
          </table:table-cell>
          <table:table-cell table:style-name="ce48" table:formula="of:=[.F91]*1.4" office:value-type="currency" office:currency="EUR" office:value="532" calcext:value-type="currency">
            <text:p>532 €</text:p>
          </table:table-cell>
          <table:table-cell table:style-name="ce61" table:formula="of:=[.F91]*1.25" office:value-type="currency" office:currency="EUR" office:value="475" calcext:value-type="currency">
            <text:p>475 €</text:p>
          </table:table-cell>
          <table:table-cell table:style-name="ce75" table:formula="of:=MAX([.G91];[.H91];[.I91];[.J91];[.K91];[.L91];[.M91];[.N91];[.O91])" office:value-type="currency" office:currency="EUR" office:value="380" calcext:value-type="currency">
            <text:p>380 €</text:p>
          </table:table-cell>
          <table:table-cell table:style-name="ce86" office:value-type="currency" office:currency="EUR" office:value="380" calcext:value-type="currency">
            <text:p>38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9" office:value-type="string" calcext:value-type="string">
            <text:p>Mesa giratoria 800</text:p>
          </table:table-cell>
          <table:table-cell table:style-name="ce34" office:value-type="string" calcext:value-type="string">
            <text:p>MRG-800</text:p>
          </table:table-cell>
          <table:table-cell table:style-name="ce48"/>
          <table:table-cell table:style-name="ce61"/>
          <table:table-cell table:style-name="ce75"/>
          <table:table-cell table:style-name="ce94"/>
          <table:table-cell table:number-columns-repeated="3"/>
          <table:table-cell office:value-type="currency" office:currency="EUR" office:value="836" calcext:value-type="currency">
            <office:annotation draw:style-name="gr1" draw:text-style-name="P2" svg:width="28.99mm" svg:height="5.96mm" svg:x="518.12mm" svg:y="620.07mm" draw:caption-point-x="-6.1mm" draw:caption-point-y="17.27mm">
              <dc:date>2015-09-15T00:00:00</dc:date>
              <text:p text:style-name="P1"><text:span text:style-name="T1">NS1156</text:span></text:p>
            </office:annotation>
            <text:p>836 €</text:p>
          </table:table-cell>
          <table:table-cell table:number-columns-repeated="1013"/>
        </table:table-row>
        <table:table-row table:style-name="ro1">
          <table:covered-table-cell/>
          <table:table-cell table:style-name="ce11" office:value-type="string" calcext:value-type="string">
            <text:p>Mesa giratoria 1000</text:p>
          </table:table-cell>
          <table:table-cell table:style-name="ce33" office:value-type="string" calcext:value-type="string">
            <text:p>MRG-1000</text:p>
          </table:table-cell>
          <table:table-cell table:style-name="ce43" table:formula="of:=[.F93]*1.4" office:value-type="currency" office:currency="EUR" office:value="2672.6" calcext:value-type="currency">
            <text:p>2.673 €</text:p>
          </table:table-cell>
          <table:table-cell table:style-name="ce56" table:formula="of:=[.F93]*1.25" office:value-type="currency" office:currency="EUR" office:value="2386.25" calcext:value-type="currency">
            <text:p>2.386 €</text:p>
          </table:table-cell>
          <table:table-cell table:style-name="ce69" table:formula="of:=MAX([.G93];[.H93];[.I93];[.J93];[.K92];[.L93];[.M93];[.N93];[.O93])" office:value-type="currency" office:currency="EUR" office:value="1909" calcext:value-type="currency">
            <text:p>1.909 €</text:p>
          </table:table-cell>
          <table:table-cell table:style-name="ce86" office:value-type="currency" office:currency="EUR" office:value="1200" calcext:value-type="currency">
            <text:p>1.200 €</text:p>
          </table:table-cell>
          <table:table-cell table:style-name="ce106" office:value-type="currency" office:currency="EUR" office:value="835" calcext:value-type="currency">
            <text:p>835 €</text:p>
          </table:table-cell>
          <table:table-cell table:style-name="ce106" table:number-columns-repeated="2"/>
          <table:table-cell table:style-name="ce93"/>
          <table:table-cell table:style-name="ce106" office:value-type="currency" office:currency="EUR" office:value="1835" calcext:value-type="currency">
            <office:annotation draw:style-name="gr3" draw:text-style-name="P2" svg:width="31.73mm" svg:height="6.3mm" svg:x="540.7mm" svg:y="628.24mm" draw:caption-point-x="-6.1mm" draw:caption-point-y="16.1mm">
              <dc:date>2015-09-22T00:00:00</dc:date>
              <text:p text:style-name="P1"><text:span text:style-name="T1">NS1140+NS1141</text:span></text:p>
            </office:annotation>
            <text:p>1.835 €</text:p>
          </table:table-cell>
          <table:table-cell table:style-name="ce93" office:value-type="float" office:value="1909" calcext:value-type="float">
            <office:annotation draw:style-name="gr1" draw:text-style-name="P2" svg:width="28.99mm" svg:height="5.96mm" svg:x="563.28mm" svg:y="628.24mm" draw:caption-point-x="-6.1mm" draw:caption-point-y="16.1mm">
              <dc:date>2015-09-22T00:00:00</dc:date>
              <text:p text:style-name="P1"><text:span text:style-name="T1">NS1094-NS1100</text:span></text:p>
            </office:annotation>
            <text:p>1909</text:p>
          </table:table-cell>
          <table:table-cell table:style-name="ce93" table:number-columns-repeated="1011"/>
        </table:table-row>
        <table:table-row table:style-name="ro1">
          <table:covered-table-cell/>
          <table:table-cell table:style-name="ce19" office:value-type="string" calcext:value-type="string">
            <text:p>Mesa giratoria 1500</text:p>
          </table:table-cell>
          <table:table-cell table:style-name="ce34" office:value-type="string" calcext:value-type="string">
            <text:p>MRG-1500</text:p>
          </table:table-cell>
          <table:table-cell table:style-name="ce48" table:formula="of:=[.F94]*1.4" office:value-type="currency" office:currency="EUR" office:value="3500" calcext:value-type="currency">
            <text:p>3.500 €</text:p>
          </table:table-cell>
          <table:table-cell table:style-name="ce61" table:formula="of:=[.F94]*1.25" office:value-type="currency" office:currency="EUR" office:value="3125" calcext:value-type="currency">
            <text:p>3.125 €</text:p>
          </table:table-cell>
          <table:table-cell table:style-name="ce75" table:formula="of:=MAX([.G94];[.H94];[.I94];[.J94];[.K94];[.L94];[.M94];[.N94];[.O94])" office:value-type="currency" office:currency="EUR" office:value="2500" calcext:value-type="currency">
            <text:p>2.500 €</text:p>
          </table:table-cell>
          <table:table-cell table:style-name="ce94" office:value-type="currency" office:currency="EUR" office:value="2500" calcext:value-type="currency">
            <text:p>2.500 €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20" office:value-type="string" calcext:value-type="string">
            <text:p>Mesa giratoria 2500</text:p>
          </table:table-cell>
          <table:table-cell table:style-name="ce38" office:value-type="string" calcext:value-type="string">
            <text:p>MRG-2500</text:p>
          </table:table-cell>
          <table:table-cell table:style-name="ce49" table:formula="of:=[.F95]*1.4" office:value-type="currency" office:currency="EUR" office:value="4550" calcext:value-type="currency">
            <text:p>4.550 €</text:p>
          </table:table-cell>
          <table:table-cell table:style-name="ce62" table:formula="of:=[.F95]*1.25" office:value-type="currency" office:currency="EUR" office:value="4062.5" calcext:value-type="currency">
            <text:p>4.063 €</text:p>
          </table:table-cell>
          <table:table-cell table:style-name="ce77" table:formula="of:=MAX([.G95];[.H95];[.I95];[.J95];[.K95];[.L95];[.M95];[.N95];[.O95])" office:value-type="currency" office:currency="EUR" office:value="3250" calcext:value-type="currency">
            <text:p>3.250 €</text:p>
          </table:table-cell>
          <table:table-cell table:style-name="ce96" office:value-type="currency" office:currency="EUR" office:value="3250" calcext:value-type="currency">
            <text:p>3.250 €</text:p>
          </table:table-cell>
          <table:table-cell table:style-name="ce116" table:number-columns-repeated="5"/>
          <table:table-cell table:style-name="ce128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5">
            <text:p>OTROS COSTES</text:p>
          </table:table-cell>
          <table:table-cell table:style-name="ce24" office:value-type="string" calcext:value-type="string">
            <office:annotation draw:style-name="gr4" draw:text-style-name="P2" svg:width="72.43mm" svg:height="9.91mm" svg:x="151.01mm" svg:y="650.65mm" draw:caption-point-x="90.2mm" draw:caption-point-y="14.7mm">
              <dc:date>2015-10-06T00:00:00</dc:date>
              <text:p text:style-name="P1">Calcular aprox. 300€ por cada motor independiente del Equipo Compacto</text:p>
            </office:annotation>
            <text:p>Instalación eléctrica equipos salida Equipo Compacto</text:p>
          </table:table-cell>
          <table:table-cell table:style-name="ce40" office:value-type="string" calcext:value-type="string">
            <text:p>ELEC-GC-SAL</text:p>
          </table:table-cell>
          <table:table-cell table:style-name="ce52"/>
          <table:table-cell table:style-name="ce65"/>
          <table:table-cell table:style-name="ce82"/>
          <table:table-cell table:style-name="ce101"/>
          <table:table-cell table:style-name="ce121" table:number-columns-repeated="5"/>
          <table:table-cell table:style-name="ce131" table:number-columns-repeated="1012"/>
        </table:table-row>
        <table:table-row table:style-name="ro1">
          <table:covered-table-cell/>
          <table:table-cell table:style-name="ce25" office:value-type="string" calcext:value-type="string">
            <text:p>Instalación Eléctrica</text:p>
          </table:table-cell>
          <table:table-cell table:style-name="ce33" office:value-type="string" calcext:value-type="string">
            <text:p>ELEC-0001</text:p>
          </table:table-cell>
          <table:table-cell table:style-name="ce43" table:formula="of:=[.F97]*1.4" office:value-type="currency" office:currency="EUR" office:value="13420.4" calcext:value-type="currency">
            <text:p>13.420 €</text:p>
          </table:table-cell>
          <table:table-cell table:style-name="ce56" table:formula="of:=[.F97]*1.25" office:value-type="currency" office:currency="EUR" office:value="11982.5" calcext:value-type="currency">
            <text:p>11.983 €</text:p>
          </table:table-cell>
          <table:table-cell table:style-name="ce69" table:formula="of:=MAX([.G97];[.H97];[.I97];[.J97];[.K97];[.L97];[.M97];[.N97];[.O97])" office:value-type="currency" office:currency="EUR" office:value="9586" calcext:value-type="currency">
            <text:p>9.586 €</text:p>
          </table:table-cell>
          <table:table-cell table:style-name="ce86"/>
          <table:table-cell table:style-name="ce106" office:value-type="currency" office:currency="EUR" office:value="9586" calcext:value-type="currency">
            <office:annotation draw:style-name="gr1" draw:text-style-name="P2" svg:width="28.99mm" svg:height="5.96mm" svg:x="440.71mm" svg:y="655.07mm" draw:caption-point-x="-6.1mm" draw:caption-point-y="17.28mm">
              <dc:date>2015-09-15T00:00:00</dc:date>
              <text:p text:style-name="P1"><text:span text:style-name="T1">NS-1120</text:span></text:p>
            </office:annotation>
            <text:p>9.586 €</text:p>
          </table:table-cell>
          <table:table-cell table:style-name="ce106" office:value-type="currency" office:currency="EUR" office:value="7535" calcext:value-type="currency">
            <office:annotation draw:style-name="gr1" draw:text-style-name="P2" svg:width="28.99mm" svg:height="5.96mm" svg:x="472.28mm" svg:y="655.07mm" draw:caption-point-x="-6.1mm" draw:caption-point-y="17.28mm">
              <dc:date>2015-09-15T00:00:00</dc:date>
              <text:p text:style-name="P1"><text:span text:style-name="T1">NS1135</text:span></text:p>
            </office:annotation>
            <text:p>7.535 €</text:p>
          </table:table-cell>
          <table:table-cell table:style-name="ce106"/>
          <table:table-cell table:style-name="ce106" office:value-type="currency" office:currency="EUR" office:value="5438" calcext:value-type="currency">
            <office:annotation draw:style-name="gr1" draw:text-style-name="P2" svg:width="28.99mm" svg:height="5.96mm" svg:x="518.12mm" svg:y="655.07mm" draw:caption-point-x="-6.1mm" draw:caption-point-y="17.28mm">
              <dc:date>2015-09-15T00:00:00</dc:date>
              <text:p text:style-name="P1"><text:span text:style-name="T1">NS1145</text:span></text:p>
            </office:annotation>
            <text:p>5.438 €</text:p>
          </table:table-cell>
          <table:table-cell table:style-name="ce106"/>
          <table:table-cell table:style-name="ce93" table:number-columns-repeated="1012"/>
        </table:table-row>
        <table:table-row table:style-name="ro1">
          <table:covered-table-cell/>
          <table:table-cell table:style-name="ce26" office:value-type="string" calcext:value-type="string">
            <text:p>Cuadro de Seguridad y Control Eléctrico</text:p>
          </table:table-cell>
          <table:table-cell table:style-name="ce35" office:value-type="string" calcext:value-type="string">
            <text:p>ELEC-1000</text:p>
          </table:table-cell>
          <table:table-cell table:style-name="ce46"/>
          <table:table-cell table:style-name="ce59"/>
          <table:table-cell table:style-name="ce76"/>
          <table:table-cell table:style-name="ce95"/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27" office:value-type="string" calcext:value-type="string">
            <text:p>Montaje e Instalación</text:p>
          </table:table-cell>
          <table:table-cell table:style-name="ce33" office:value-type="string" calcext:value-type="string">
            <text:p>RM-100</text:p>
          </table:table-cell>
          <table:table-cell table:style-name="ce45" table:formula="of:=[.F99]*1.4" office:value-type="currency" office:currency="EUR" office:value="10551.8" calcext:value-type="currency">
            <text:p>10.552 €</text:p>
          </table:table-cell>
          <table:table-cell table:style-name="ce58" table:formula="of:=[.F99]*1.25" office:value-type="currency" office:currency="EUR" office:value="9421.25" calcext:value-type="currency">
            <text:p>9.421 €</text:p>
          </table:table-cell>
          <table:table-cell table:style-name="ce78" table:formula="of:=MAX([.G99];[.H99];[.I99];[.J99];[.K99];[.L99];[.M99];[.N99];[.O99])" office:value-type="currency" office:currency="EUR" office:value="7537" calcext:value-type="currency">
            <text:p>7.537 €</text:p>
          </table:table-cell>
          <table:table-cell table:style-name="ce97"/>
          <table:table-cell table:style-name="ce117" office:value-type="currency" office:currency="EUR" office:value="5912" calcext:value-type="currency">
            <office:annotation draw:style-name="gr1" draw:text-style-name="P2" svg:width="28.99mm" svg:height="5.96mm" svg:x="440.71mm" svg:y="669.09mm" draw:caption-point-x="-6.1mm" draw:caption-point-y="17.26mm">
              <dc:date>2015-09-15T00:00:00</dc:date>
              <text:p text:style-name="P1"><text:span text:style-name="T1">NS-1168</text:span></text:p>
            </office:annotation>
            <text:p>5.912 €</text:p>
          </table:table-cell>
          <table:table-cell table:style-name="ce117" office:value-type="currency" office:currency="EUR" office:value="4305" calcext:value-type="currency">
            <office:annotation draw:style-name="gr1" draw:text-style-name="P2" svg:width="28.99mm" svg:height="5.96mm" svg:x="472.28mm" svg:y="669.09mm" draw:caption-point-x="-6.1mm" draw:caption-point-y="17.26mm">
              <dc:date>2015-09-15T00:00:00</dc:date>
              <text:p text:style-name="P1"><text:span text:style-name="T1">NS-1176</text:span></text:p>
            </office:annotation>
            <text:p>4.305 €</text:p>
          </table:table-cell>
          <table:table-cell table:style-name="ce117"/>
          <table:table-cell table:style-name="ce117" office:value-type="currency" office:currency="EUR" office:value="7537" calcext:value-type="currency">
            <office:annotation draw:style-name="gr1" draw:text-style-name="P2" svg:width="28.99mm" svg:height="5.96mm" svg:x="518.12mm" svg:y="669.09mm" draw:caption-point-x="-6.1mm" draw:caption-point-y="17.26mm">
              <dc:date>2015-09-15T00:00:00</dc:date>
              <text:p text:style-name="P1"><text:span text:style-name="T1">NS1193</text:span></text:p>
            </office:annotation>
            <text:p>7.537 €</text:p>
          </table:table-cell>
          <table:table-cell table:style-name="ce117"/>
          <table:table-cell table:style-name="ce125" table:number-columns-repeated="1012"/>
        </table:table-row>
        <table:table-row table:style-name="ro1">
          <table:covered-table-cell table:style-name="ce4"/>
          <table:table-cell table:style-name="ce12" office:value-type="string" calcext:value-type="string">
            <office:annotation draw:style-name="gr6" draw:text-style-name="P2" svg:width="90.72mm" svg:height="17.81mm" svg:x="133.13mm" svg:y="672.56mm" draw:caption-point-x="108.08mm" draw:caption-point-y="20.8mm">
              <dc:date>2015-10-06T00:00:00</dc:date>
              <text:p text:style-name="P1">Sólo para instalaciones fuera de la provincia de Huelva.</text:p>
              <text:p text:style-name="P1">Km x 0,60 €</text:p>
              <text:p text:style-name="P1">Dietas 40€/Persona y Día</text:p>
              <text:p text:style-name="P1">50 € Hab/Día</text:p>
            </office:annotation>
            <text:p>Dietas y Hospedaje</text:p>
          </table:table-cell>
          <table:table-cell table:style-name="ce32" office:value-type="string" calcext:value-type="string">
            <text:p>RM-101</text:p>
          </table:table-cell>
          <table:table-cell table:style-name="ce44" table:formula="of:=[.F100]*1.4" office:value-type="currency" office:currency="EUR" office:value="0" calcext:value-type="currency">
            <text:p>0 €</text:p>
          </table:table-cell>
          <table:table-cell table:style-name="ce57" table:formula="of:=[.F100]*1.25" office:value-type="currency" office:currency="EUR" office:value="0" calcext:value-type="currency">
            <text:p>0 €</text:p>
          </table:table-cell>
          <table:table-cell table:style-name="ce70" table:formula="of:=MAX([.G100];[.H100];[.I100];[.J100];[.K100];[.L100];[.M100];[.N100];[.O100])" office:value-type="currency" office:currency="EUR" office:value="0" calcext:value-type="currency">
            <text:p>0 €</text:p>
          </table:table-cell>
          <table:table-cell table:style-name="ce102"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8">
            <text:p>EQUIPOS COMPL</text:p>
          </table:table-cell>
          <table:table-cell table:style-name="ce22" office:value-type="string" calcext:value-type="string">
            <text:p>Distribuidor de Tablillas 1 a 3 vías</text:p>
          </table:table-cell>
          <table:table-cell table:style-name="ce39" office:value-type="string" calcext:value-type="string">
            <text:p>DT-1000</text:p>
          </table:table-cell>
          <table:table-cell table:style-name="ce50" table:formula="of:=[.F101]*1.4" office:value-type="currency" office:currency="EUR" office:value="7595" calcext:value-type="currency">
            <text:p>7.595 €</text:p>
          </table:table-cell>
          <table:table-cell table:style-name="ce63" table:formula="of:=[.F101]*1.25" office:value-type="currency" office:currency="EUR" office:value="6781.25" calcext:value-type="currency">
            <text:p>6.781 €</text:p>
          </table:table-cell>
          <table:table-cell table:style-name="ce79" table:formula="of:=MAX([.G101];[.H101];[.I101];[.J101];[.K101];[.L101];[.M101];[.N101];[.O101])" office:value-type="currency" office:currency="EUR" office:value="5425" calcext:value-type="currency">
            <text:p>5.425 €</text:p>
          </table:table-cell>
          <table:table-cell table:style-name="ce98"/>
          <table:table-cell table:style-name="ce118" office:value-type="currency" office:currency="EUR" office:value="3637" calcext:value-type="currency">
            <office:annotation draw:style-name="gr1" draw:text-style-name="P2" svg:width="28.99mm" svg:height="5.96mm" svg:x="440.71mm" svg:y="683.04mm" draw:caption-point-x="-6.1mm" draw:caption-point-y="17.32mm">
              <dc:date>2015-09-15T00:00:00</dc:date>
              <text:p text:style-name="P1"><text:span text:style-name="T1">NS1164</text:span></text:p>
            </office:annotation>
            <text:p>3.637 €</text:p>
          </table:table-cell>
          <table:table-cell table:style-name="ce118" table:number-columns-repeated="3"/>
          <table:table-cell table:style-name="ce118" office:value-type="currency" office:currency="EUR" office:value="5425" calcext:value-type="currency">
            <office:annotation draw:style-name="gr1" draw:text-style-name="P2" svg:width="28.99mm" svg:height="5.96mm" svg:x="540.7mm" svg:y="684.21mm" draw:caption-point-x="-6.1mm" draw:caption-point-y="16.15mm">
              <dc:date>2015-09-21T00:00:00</dc:date>
              <text:p text:style-name="P1"><text:span text:style-name="T1">NS1063</text:span></text:p>
            </office:annotation>
            <text:p>5.425 €</text:p>
          </table:table-cell>
          <table:table-cell table:style-name="ce129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Paletizador de pórtico X-Palet</text:p>
          </table:table-cell>
          <table:table-cell table:style-name="ce35" office:value-type="string" calcext:value-type="string">
            <text:p>PAL-XPAL</text:p>
          </table:table-cell>
          <table:table-cell table:style-name="ce46" table:formula="of:=[.F102]*1.4" office:value-type="currency" office:currency="EUR" office:value="35000" calcext:value-type="currency">
            <text:p>35.000 €</text:p>
          </table:table-cell>
          <table:table-cell table:style-name="ce59" table:formula="of:=[.F102]*1.25" office:value-type="currency" office:currency="EUR" office:value="31250" calcext:value-type="currency">
            <text:p>31.250 €</text:p>
          </table:table-cell>
          <table:table-cell table:style-name="ce76" table:formula="of:=MAX([.G102];[.H102];[.I102];[.J102];[.K102];[.L102];[.M102];[.N102];[.O102])" office:value-type="currency" office:currency="EUR" office:value="25000" calcext:value-type="currency">
            <text:p>25.000 €</text:p>
          </table:table-cell>
          <table:table-cell table:style-name="ce95" office:value-type="currency" office:currency="EUR" office:value="25000" calcext:value-type="currency">
            <text:p>25.000 €</text:p>
          </table:table-cell>
          <table:table-cell table:style-name="ce110" table:number-columns-repeated="4"/>
          <table:table-cell table:style-name="ce11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Controlador de Peso dinámico modelo ECONUS WS 3000</text:p>
          </table:table-cell>
          <table:table-cell table:style-name="ce33" office:value-type="string" calcext:value-type="string">
            <text:p>CW-ECONUS-30WS</text:p>
          </table:table-cell>
          <table:table-cell table:style-name="ce43" table:formula="of:=[.F103]*1.4" office:value-type="currency" office:currency="EUR" office:value="17852.8" calcext:value-type="currency">
            <text:p>17.853 €</text:p>
          </table:table-cell>
          <table:table-cell table:style-name="ce56" table:formula="of:=[.F103]*1.25" office:value-type="currency" office:currency="EUR" office:value="15940" calcext:value-type="currency">
            <text:p>15.940 €</text:p>
          </table:table-cell>
          <table:table-cell table:style-name="ce69" table:formula="of:=MAX([.G103];[.H103];[.I103];[.J103];[.K103];[.L103];[.M103];[.N103];[.O103])" office:value-type="currency" office:currency="EUR" office:value="12752" calcext:value-type="currency">
            <text:p>12.752 €</text:p>
          </table:table-cell>
          <table:table-cell table:style-name="ce86" office:value-type="currency" office:currency="EUR" office:value="12752" calcext:value-type="currency">
            <text:p>12.752 €</text:p>
          </table:table-cell>
          <table:table-cell table:style-name="ce111" table:number-columns-repeated="4"/>
          <table:table-cell table:style-name="ce106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Controlador de Peso dinámico modelo SYNUS 10 WS 2Kg</text:p>
          </table:table-cell>
          <table:table-cell table:style-name="ce35" office:value-type="string" calcext:value-type="string">
            <text:p>CW-SYNUS-10WS</text:p>
          </table:table-cell>
          <table:table-cell table:style-name="ce46" table:formula="of:=[.F104]*1.4" office:value-type="currency" office:currency="EUR" office:value="23319.8" calcext:value-type="currency">
            <text:p>23.320 €</text:p>
          </table:table-cell>
          <table:table-cell table:style-name="ce59" table:formula="of:=[.F104]*1.25" office:value-type="currency" office:currency="EUR" office:value="20821.25" calcext:value-type="currency">
            <text:p>20.821 €</text:p>
          </table:table-cell>
          <table:table-cell table:style-name="ce76" table:formula="of:=MAX([.G104];[.H104];[.I104];[.J104];[.K104];[.L104];[.M104];[.N104];[.O104])" office:value-type="currency" office:currency="EUR" office:value="16657" calcext:value-type="currency">
            <text:p>16.657 €</text:p>
          </table:table-cell>
          <table:table-cell table:style-name="ce95" office:value-type="currency" office:currency="EUR" office:value="16657" calcext:value-type="currency">
            <text:p>16.657 €</text:p>
          </table:table-cell>
          <table:table-cell table:style-name="ce110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Detector de Metales para acoplar a cinta transportadora existente – IP69K</text:p>
          </table:table-cell>
          <table:table-cell table:style-name="ce33" office:value-type="string" calcext:value-type="string">
            <text:p>DET-MET-001</text:p>
          </table:table-cell>
          <table:table-cell table:style-name="ce43" table:formula="of:=[.F105]*1.4" office:value-type="currency" office:currency="EUR" office:value="11634" calcext:value-type="currency">
            <text:p>11.634 €</text:p>
          </table:table-cell>
          <table:table-cell table:style-name="ce56" table:formula="of:=[.F105]*1.25" office:value-type="currency" office:currency="EUR" office:value="10387.5" calcext:value-type="currency">
            <text:p>10.388 €</text:p>
          </table:table-cell>
          <table:table-cell table:style-name="ce69" table:formula="of:=MAX([.G105];[.H105];[.I105];[.J105];[.K105];[.L105];[.M105];[.N105];[.O105])" office:value-type="currency" office:currency="EUR" office:value="8310" calcext:value-type="currency">
            <text:p>8.310 €</text:p>
          </table:table-cell>
          <table:table-cell table:style-name="ce86" office:value-type="currency" office:currency="EUR" office:value="8310" calcext:value-type="currency">
            <text:p>8.31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Balanza semáforo 6Kg/1gr comunic. Ethernet</text:p>
          </table:table-cell>
          <table:table-cell table:style-name="ce35" office:value-type="string" calcext:value-type="string">
            <text:p>E100-ETH</text:p>
          </table:table-cell>
          <table:table-cell table:style-name="ce46" table:formula="of:=[.F106]*1.4" office:value-type="currency" office:currency="EUR" office:value="546" calcext:value-type="currency">
            <text:p>546 €</text:p>
          </table:table-cell>
          <table:table-cell table:style-name="ce59" table:formula="of:=[.F106]*1.25" office:value-type="currency" office:currency="EUR" office:value="487.5" calcext:value-type="currency">
            <text:p>488 €</text:p>
          </table:table-cell>
          <table:table-cell table:style-name="ce76" table:formula="of:=MAX([.G106];[.H106];[.I106];[.J106];[.K106];[.L106];[.M106];[.N106];[.O106])" office:value-type="currency" office:currency="EUR" office:value="390" calcext:value-type="currency">
            <text:p>390 €</text:p>
          </table:table-cell>
          <table:table-cell table:style-name="ce95" office:value-type="currency" office:currency="EUR" office:value="390" calcext:value-type="currency">
            <text:p>39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Balanza semáforo 6Kg/1gr comunic. Ethernet – Con Certificado Metrológico</text:p>
          </table:table-cell>
          <table:table-cell table:style-name="ce33" office:value-type="string" calcext:value-type="string">
            <text:p>E100-ETH-M</text:p>
          </table:table-cell>
          <table:table-cell table:style-name="ce43" table:formula="of:=[.F107]*1.4" office:value-type="currency" office:currency="EUR" office:value="596.4" calcext:value-type="currency">
            <text:p>596 €</text:p>
          </table:table-cell>
          <table:table-cell table:style-name="ce56" table:formula="of:=[.F107]*1.25" office:value-type="currency" office:currency="EUR" office:value="532.5" calcext:value-type="currency">
            <text:p>533 €</text:p>
          </table:table-cell>
          <table:table-cell table:style-name="ce69" table:formula="of:=MAX([.G107];[.H107];[.I107];[.J107];[.K107];[.L107];[.M107];[.N107];[.O107])" office:value-type="currency" office:currency="EUR" office:value="426" calcext:value-type="currency">
            <text:p>426 €</text:p>
          </table:table-cell>
          <table:table-cell table:style-name="ce86" office:value-type="currency" office:currency="EUR" office:value="426" calcext:value-type="currency">
            <text:p>426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 table:style-name="ce4"/>
          <table:table-cell table:style-name="ce18" office:value-type="string" calcext:value-type="string">
            <text:p>Software control pesadas.</text:p>
          </table:table-cell>
          <table:table-cell table:style-name="ce36" office:value-type="string" calcext:value-type="string">
            <text:p>E100-SOF</text:p>
          </table:table-cell>
          <table:table-cell table:style-name="ce47" table:formula="of:=[.F108]*1.4" office:value-type="currency" office:currency="EUR" office:value="840" calcext:value-type="currency">
            <text:p>840 €</text:p>
          </table:table-cell>
          <table:table-cell table:style-name="ce60" table:formula="of:=[.F108]*1.25" office:value-type="currency" office:currency="EUR" office:value="750" calcext:value-type="currency">
            <text:p>750 €</text:p>
          </table:table-cell>
          <table:table-cell table:style-name="ce80" table:formula="of:=MAX([.G108];[.H108];[.I108];[.J108];[.K108];[.L108];[.M108];[.N108];[.O108])" office:value-type="currency" office:currency="EUR" office:value="600" calcext:value-type="currency">
            <text:p>600 €</text:p>
          </table:table-cell>
          <table:table-cell table:style-name="ce99" office:value-type="currency" office:currency="EUR" office:value="600" calcext:value-type="currency">
            <text:p>600 €</text:p>
          </table:table-cell>
          <table:table-cell table:style-name="ce119" table:number-columns-repeated="5"/>
          <table:table-cell table:style-name="ce127"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27">
            <text:p>ETIQUETADO</text:p>
          </table:table-cell>
          <table:table-cell table:style-name="ce22" office:value-type="string" calcext:value-type="string">
            <text:p>Etiquetador Cajas Superior con pie ajustable y SIN impresora</text:p>
          </table:table-cell>
          <table:table-cell table:style-name="ce39" office:value-type="string" calcext:value-type="string">
            <text:p>ET-CA-1100</text:p>
          </table:table-cell>
          <table:table-cell table:style-name="ce50" table:formula="of:=[.F109]*1.4" office:value-type="currency" office:currency="EUR" office:value="9492" calcext:value-type="currency">
            <text:p>9.492 €</text:p>
          </table:table-cell>
          <table:table-cell table:style-name="ce63" table:formula="of:=[.F109]*1.25" office:value-type="currency" office:currency="EUR" office:value="8475" calcext:value-type="currency">
            <text:p>8.475 €</text:p>
          </table:table-cell>
          <table:table-cell table:style-name="ce79" table:formula="of:=MAX([.G109];[.H109];[.I109];[.J109];[.K109];[.L109];[.M109];[.N109];[.O109])" office:value-type="currency" office:currency="EUR" office:value="6780" calcext:value-type="currency">
            <text:p>6.780 €</text:p>
          </table:table-cell>
          <table:table-cell table:style-name="ce98" office:value-type="currency" office:currency="EUR" office:value="6780" calcext:value-type="currency">
            <text:p>6.780 €</text:p>
          </table:table-cell>
          <table:table-cell table:style-name="ce118" table:number-columns-repeated="5"/>
          <table:table-cell table:style-name="ce129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tiquetador Cajas apiladas LATERAL + Soporte Ø300mm + Impresora (Ancho max. 104mm y 300ppp).</text:p>
          </table:table-cell>
          <table:table-cell table:style-name="ce35" office:value-type="string" calcext:value-type="string">
            <text:p>ET-CA-1200</text:p>
          </table:table-cell>
          <table:table-cell table:style-name="ce46" table:formula="of:=[.F110]*1.4" office:value-type="currency" office:currency="EUR" office:value="20003.2" calcext:value-type="currency">
            <text:p>20.003 €</text:p>
          </table:table-cell>
          <table:table-cell table:style-name="ce59" table:formula="of:=[.F110]*1.25" office:value-type="currency" office:currency="EUR" office:value="17860" calcext:value-type="currency">
            <text:p>17.860 €</text:p>
          </table:table-cell>
          <table:table-cell table:style-name="ce76" table:formula="of:=MAX([.G110];[.H110];[.I110];[.J110];[.K110];[.L110];[.M110];[.N110];[.O110])" office:value-type="currency" office:currency="EUR" office:value="14288" calcext:value-type="currency">
            <text:p>14.288 €</text:p>
          </table:table-cell>
          <table:table-cell table:style-name="ce95" office:value-type="currency" office:currency="EUR" office:value="14288" calcext:value-type="currency">
            <text:p>14.288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Etiquetador Cajas apiladas SUPERIOR + Ø300mm + Impresora (Ancho max. 104mm y 300ppp).</text:p>
          </table:table-cell>
          <table:table-cell table:style-name="ce33" office:value-type="string" calcext:value-type="string">
            <text:p>ET-CA-1210</text:p>
          </table:table-cell>
          <table:table-cell table:style-name="ce43" table:formula="of:=[.F111]*1.4" office:value-type="currency" office:currency="EUR" office:value="21063" calcext:value-type="currency">
            <text:p>21.063 €</text:p>
          </table:table-cell>
          <table:table-cell table:style-name="ce56" table:formula="of:=[.F111]*1.25" office:value-type="currency" office:currency="EUR" office:value="18806.25" calcext:value-type="currency">
            <text:p>18.806 €</text:p>
          </table:table-cell>
          <table:table-cell table:style-name="ce69" table:formula="of:=MAX([.G111];[.H111];[.I111];[.J111];[.K111];[.L111];[.M111];[.N111];[.O111])" office:value-type="currency" office:currency="EUR" office:value="15045" calcext:value-type="currency">
            <text:p>15.045 €</text:p>
          </table:table-cell>
          <table:table-cell table:style-name="ce86" office:value-type="currency" office:currency="EUR" office:value="15045" calcext:value-type="currency">
            <text:p>15.04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Etiquetador de palés a 2 caras + Portabobinas Ø300mm. + Impresora Toshiba B-SX5 </text:p>
          </table:table-cell>
          <table:table-cell table:style-name="ce35" office:value-type="string" calcext:value-type="string">
            <text:p>ET-CA-1300</text:p>
          </table:table-cell>
          <table:table-cell table:style-name="ce46" table:formula="of:=[.F112]*1.4" office:value-type="currency" office:currency="EUR" office:value="27794.2" calcext:value-type="currency">
            <text:p>27.794 €</text:p>
          </table:table-cell>
          <table:table-cell table:style-name="ce59" table:formula="of:=[.F112]*1.25" office:value-type="currency" office:currency="EUR" office:value="24816.25" calcext:value-type="currency">
            <text:p>24.816 €</text:p>
          </table:table-cell>
          <table:table-cell table:style-name="ce76" table:formula="of:=MAX([.G112];[.H112];[.I112];[.J112];[.K112];[.L112];[.M112];[.N112];[.O112])" office:value-type="currency" office:currency="EUR" office:value="19853" calcext:value-type="currency">
            <text:p>19.853 €</text:p>
          </table:table-cell>
          <table:table-cell table:style-name="ce95" office:value-type="currency" office:currency="EUR" office:value="19853" calcext:value-type="currency">
            <text:p>19.853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 ECO - Sin Cinta Transp. - Sin Impresora + Portabobinas Ø200mm</text:p>
          </table:table-cell>
          <table:table-cell table:style-name="ce33" office:value-type="string" calcext:value-type="string">
            <text:p>ET-TA-ECO</text:p>
          </table:table-cell>
          <table:table-cell table:style-name="ce43" table:formula="of:=[.F113]*1.4" office:value-type="currency" office:currency="EUR" office:value="5000.8" calcext:value-type="currency">
            <text:p>5.001 €</text:p>
          </table:table-cell>
          <table:table-cell table:style-name="ce56" table:formula="of:=[.F113]*1.25" office:value-type="currency" office:currency="EUR" office:value="4465" calcext:value-type="currency">
            <text:p>4.465 €</text:p>
          </table:table-cell>
          <table:table-cell table:style-name="ce69" table:formula="of:=MAX([.G113];[.H113];[.I113];[.J113];[.K113];[.L113];[.M113];[.N113];[.O113])" office:value-type="currency" office:currency="EUR" office:value="3572" calcext:value-type="currency">
            <text:p>3.572 €</text:p>
          </table:table-cell>
          <table:table-cell table:style-name="ce86" office:value-type="currency" office:currency="EUR" office:value="3572" calcext:value-type="currency">
            <text:p>3.572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 - Sin Cinta Transp. - Sin Impresora + Portabobinas Ø200mm</text:p>
          </table:table-cell>
          <table:table-cell table:style-name="ce35" office:value-type="string" calcext:value-type="string">
            <text:p>ET-TA-3400</text:p>
          </table:table-cell>
          <table:table-cell table:style-name="ce46" table:formula="of:=[.F114]*1.4" office:value-type="currency" office:currency="EUR" office:value="7812" calcext:value-type="currency">
            <text:p>7.812 €</text:p>
          </table:table-cell>
          <table:table-cell table:style-name="ce59" table:formula="of:=[.F114]*1.25" office:value-type="currency" office:currency="EUR" office:value="6975" calcext:value-type="currency">
            <text:p>6.975 €</text:p>
          </table:table-cell>
          <table:table-cell table:style-name="ce76" table:formula="of:=MAX([.G114];[.H114];[.I114];[.J114];[.K114];[.L114];[.M114];[.N114];[.O114])" office:value-type="currency" office:currency="EUR" office:value="5580" calcext:value-type="currency">
            <text:p>5.580 €</text:p>
          </table:table-cell>
          <table:table-cell table:style-name="ce95" office:value-type="currency" office:currency="EUR" office:value="5580" calcext:value-type="currency">
            <text:p>5.58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Dispensador Superior - Sin Cinta Transp. - Sin Impresora + Portabobinas Ø300mm motorizado.</text:p>
          </table:table-cell>
          <table:table-cell table:style-name="ce33" office:value-type="string" calcext:value-type="string">
            <text:p>ET-TA-3401</text:p>
          </table:table-cell>
          <table:table-cell table:style-name="ce43" table:formula="of:=[.F115]*1.4" office:value-type="currency" office:currency="EUR" office:value="9177" calcext:value-type="currency">
            <text:p>9.177 €</text:p>
          </table:table-cell>
          <table:table-cell table:style-name="ce56" table:formula="of:=[.F115]*1.25" office:value-type="currency" office:currency="EUR" office:value="8193.75" calcext:value-type="currency">
            <text:p>8.194 €</text:p>
          </table:table-cell>
          <table:table-cell table:style-name="ce69" table:formula="of:=MAX([.G115];[.H115];[.I115];[.J115];[.K115];[.L115];[.M115];[.N115];[.O115])" office:value-type="currency" office:currency="EUR" office:value="6555" calcext:value-type="currency">
            <text:p>6.555 €</text:p>
          </table:table-cell>
          <table:table-cell table:style-name="ce86" office:value-type="currency" office:currency="EUR" office:value="6555" calcext:value-type="currency">
            <text:p>6.55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 + Cinta Transp. - Sin Impresora + Portabobinas Ø200mm</text:p>
          </table:table-cell>
          <table:table-cell table:style-name="ce35" office:value-type="string" calcext:value-type="string">
            <text:p>ET-TA-3100</text:p>
          </table:table-cell>
          <table:table-cell table:style-name="ce46" table:formula="of:=[.F116]*1.4" office:value-type="currency" office:currency="EUR" office:value="11802" calcext:value-type="currency">
            <text:p>11.802 €</text:p>
          </table:table-cell>
          <table:table-cell table:style-name="ce59" table:formula="of:=[.F116]*1.25" office:value-type="currency" office:currency="EUR" office:value="10537.5" calcext:value-type="currency">
            <text:p>10.538 €</text:p>
          </table:table-cell>
          <table:table-cell table:style-name="ce76" table:formula="of:=MAX([.G116];[.H116];[.I116];[.J116];[.K116];[.L116];[.M116];[.N116];[.O116])" office:value-type="currency" office:currency="EUR" office:value="8430" calcext:value-type="currency">
            <text:p>8.430 €</text:p>
          </table:table-cell>
          <table:table-cell table:style-name="ce95" office:value-type="currency" office:currency="EUR" office:value="8430" calcext:value-type="currency">
            <text:p>8.43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 + Cinta Transp. - Sin Impresora + Portabobinas Ø300mm motorizado</text:p>
          </table:table-cell>
          <table:table-cell table:style-name="ce33" office:value-type="string" calcext:value-type="string">
            <text:p>ET-TA-3101</text:p>
          </table:table-cell>
          <table:table-cell table:style-name="ce43" table:formula="of:=[.F117]*1.4" office:value-type="currency" office:currency="EUR" office:value="13167" calcext:value-type="currency">
            <text:p>13.167 €</text:p>
          </table:table-cell>
          <table:table-cell table:style-name="ce56" table:formula="of:=[.F117]*1.25" office:value-type="currency" office:currency="EUR" office:value="11756.25" calcext:value-type="currency">
            <text:p>11.756 €</text:p>
          </table:table-cell>
          <table:table-cell table:style-name="ce69" table:formula="of:=MAX([.G117];[.H117];[.I117];[.J117];[.K117];[.L117];[.M117];[.N117];[.O117])" office:value-type="currency" office:currency="EUR" office:value="9405" calcext:value-type="currency">
            <text:p>9.405 €</text:p>
          </table:table-cell>
          <table:table-cell table:style-name="ce86" office:value-type="currency" office:currency="EUR" office:value="9405" calcext:value-type="currency">
            <text:p>9.40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 + Cinta Transp. + Impresora Toshiba EX4-T1 + Portabobinas Ø200mm</text:p>
          </table:table-cell>
          <table:table-cell table:style-name="ce35" office:value-type="string" calcext:value-type="string">
            <text:p>ET-TA-3150</text:p>
          </table:table-cell>
          <table:table-cell table:style-name="ce46" table:formula="of:=[.F118]*1.4" office:value-type="currency" office:currency="EUR" office:value="13934.2" calcext:value-type="currency">
            <text:p>13.934 €</text:p>
          </table:table-cell>
          <table:table-cell table:style-name="ce59" table:formula="of:=[.F118]*1.25" office:value-type="currency" office:currency="EUR" office:value="12441.25" calcext:value-type="currency">
            <text:p>12.441 €</text:p>
          </table:table-cell>
          <table:table-cell table:style-name="ce76" table:formula="of:=MAX([.G118];[.H118];[.I118];[.J118];[.K118];[.L118];[.M118];[.N118];[.O118])" office:value-type="currency" office:currency="EUR" office:value="9953" calcext:value-type="currency">
            <text:p>9.953 €</text:p>
          </table:table-cell>
          <table:table-cell table:style-name="ce95" office:value-type="currency" office:currency="EUR" office:value="9953" calcext:value-type="currency">
            <text:p>9.953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 + Cinta Transp. + Impresora Toshiba EX4-T1 + Portabobinas Ø300mm motorizado</text:p>
          </table:table-cell>
          <table:table-cell table:style-name="ce33" office:value-type="string" calcext:value-type="string">
            <text:p>ET-TA-3151</text:p>
          </table:table-cell>
          <table:table-cell table:style-name="ce43" table:formula="of:=[.F119]*1.4" office:value-type="currency" office:currency="EUR" office:value="15299.2" calcext:value-type="currency">
            <text:p>15.299 €</text:p>
          </table:table-cell>
          <table:table-cell table:style-name="ce56" table:formula="of:=[.F119]*1.25" office:value-type="currency" office:currency="EUR" office:value="13660" calcext:value-type="currency">
            <text:p>13.660 €</text:p>
          </table:table-cell>
          <table:table-cell table:style-name="ce69" table:formula="of:=MAX([.G119];[.H119];[.I119];[.J119];[.K119];[.L119];[.M119];[.N119];[.O119])" office:value-type="currency" office:currency="EUR" office:value="10928" calcext:value-type="currency">
            <text:p>10.928 €</text:p>
          </table:table-cell>
          <table:table-cell table:style-name="ce86" office:value-type="currency" office:currency="EUR" office:value="10928" calcext:value-type="currency">
            <text:p>10.928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Inferior + Cinta Transp. - Sin Impresora + Portabobinas Ø200mm</text:p>
          </table:table-cell>
          <table:table-cell table:style-name="ce35" office:value-type="string" calcext:value-type="string">
            <text:p>ET-TA-3200</text:p>
          </table:table-cell>
          <table:table-cell table:style-name="ce46" table:formula="of:=[.F120]*1.4" office:value-type="currency" office:currency="EUR" office:value="11803.4" calcext:value-type="currency">
            <text:p>11.803 €</text:p>
          </table:table-cell>
          <table:table-cell table:style-name="ce59" table:formula="of:=[.F120]*1.25" office:value-type="currency" office:currency="EUR" office:value="10538.75" calcext:value-type="currency">
            <text:p>10.539 €</text:p>
          </table:table-cell>
          <table:table-cell table:style-name="ce76" table:formula="of:=MAX([.G120];[.H120];[.I120];[.J120];[.K120];[.L120];[.M120];[.N120];[.O120])" office:value-type="currency" office:currency="EUR" office:value="8431" calcext:value-type="currency">
            <text:p>8.431 €</text:p>
          </table:table-cell>
          <table:table-cell table:style-name="ce95" office:value-type="currency" office:currency="EUR" office:value="8431" calcext:value-type="currency">
            <text:p>8.431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Dispensador Inferior + Cinta Transp. - Sin Impresora + Portabobinas Ø300mm motorizado</text:p>
          </table:table-cell>
          <table:table-cell table:style-name="ce33" office:value-type="string" calcext:value-type="string">
            <text:p>ET-TA-3201</text:p>
          </table:table-cell>
          <table:table-cell table:style-name="ce43" table:formula="of:=[.F121]*1.4" office:value-type="currency" office:currency="EUR" office:value="14485.8" calcext:value-type="currency">
            <text:p>14.486 €</text:p>
          </table:table-cell>
          <table:table-cell table:style-name="ce56" table:formula="of:=[.F121]*1.25" office:value-type="currency" office:currency="EUR" office:value="12933.75" calcext:value-type="currency">
            <text:p>12.934 €</text:p>
          </table:table-cell>
          <table:table-cell table:style-name="ce69" table:formula="of:=MAX([.G121];[.H121];[.I121];[.J121];[.K121];[.L121];[.M121];[.N121];[.O121])" office:value-type="currency" office:currency="EUR" office:value="10347" calcext:value-type="currency">
            <text:p>10.347 €</text:p>
          </table:table-cell>
          <table:table-cell table:style-name="ce86" office:value-type="currency" office:currency="EUR" office:value="10347" calcext:value-type="currency">
            <text:p>10.347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Inferior + Cinta Transp. + Con Impresora Toshiba EX4-T1 + Portabobinas Ø200mm</text:p>
          </table:table-cell>
          <table:table-cell table:style-name="ce35" office:value-type="string" calcext:value-type="string">
            <text:p>ET-TA-3250</text:p>
          </table:table-cell>
          <table:table-cell table:style-name="ce46" table:formula="of:=[.F122]*1.4" office:value-type="currency" office:currency="EUR" office:value="23226" calcext:value-type="currency">
            <text:p>23.226 €</text:p>
          </table:table-cell>
          <table:table-cell table:style-name="ce59" table:formula="of:=[.F122]*1.25" office:value-type="currency" office:currency="EUR" office:value="20737.5" calcext:value-type="currency">
            <text:p>20.738 €</text:p>
          </table:table-cell>
          <table:table-cell table:style-name="ce76" table:formula="of:=MAX([.G122];[.H122];[.I122];[.J122];[.K122];[.L122];[.M122];[.N122];[.O122])" office:value-type="currency" office:currency="EUR" office:value="16590" calcext:value-type="currency">
            <text:p>16.590 €</text:p>
          </table:table-cell>
          <table:table-cell table:style-name="ce95" office:value-type="currency" office:currency="EUR" office:value="16590" calcext:value-type="currency">
            <text:p>16.59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Dispensador Inferior + Cinta Transp. + Con Impresora Toshiba EX4-T1 + Portabobinas Ø300mm motorizado</text:p>
          </table:table-cell>
          <table:table-cell table:style-name="ce33" office:value-type="string" calcext:value-type="string">
            <text:p>ET-TA-3251</text:p>
          </table:table-cell>
          <table:table-cell table:style-name="ce43" table:formula="of:=[.F123]*1.4" office:value-type="currency" office:currency="EUR" office:value="27694.8" calcext:value-type="currency">
            <text:p>27.695 €</text:p>
          </table:table-cell>
          <table:table-cell table:style-name="ce56" table:formula="of:=[.F123]*1.25" office:value-type="currency" office:currency="EUR" office:value="24727.5" calcext:value-type="currency">
            <text:p>24.728 €</text:p>
          </table:table-cell>
          <table:table-cell table:style-name="ce69" table:formula="of:=MAX([.G123];[.H123];[.I123];[.J123];[.K123];[.L123];[.M123];[.N123];[.O123])" office:value-type="currency" office:currency="EUR" office:value="19782" calcext:value-type="currency">
            <text:p>19.782 €</text:p>
          </table:table-cell>
          <table:table-cell table:style-name="ce86" office:value-type="currency" office:currency="EUR" office:value="19782" calcext:value-type="currency">
            <text:p>19.782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2">
          <table:covered-table-cell/>
          <table:table-cell table:style-name="ce17" office:value-type="string" calcext:value-type="string">
            <text:p>Módulo Dispensador Inferior de etiquetas (para añadir a un Dispensador Superior con o sin cinta). Incluye portabobinas motorizado Ømax 200mm. No Incluye cinta transportadora.</text:p>
          </table:table-cell>
          <table:table-cell table:style-name="ce35" office:value-type="string" calcext:value-type="string">
            <text:p>ET-TA-3210</text:p>
          </table:table-cell>
          <table:table-cell table:style-name="ce46" table:formula="of:=[.F124]*1.4" office:value-type="currency" office:currency="EUR" office:value="6636" calcext:value-type="currency">
            <text:p>6.636 €</text:p>
          </table:table-cell>
          <table:table-cell table:style-name="ce59" table:formula="of:=[.F124]*1.25" office:value-type="currency" office:currency="EUR" office:value="5925" calcext:value-type="currency">
            <text:p>5.925 €</text:p>
          </table:table-cell>
          <table:table-cell table:style-name="ce76" table:formula="of:=MAX([.G124];[.H124];[.I124];[.J124];[.K124];[.L124];[.M124];[.N124];[.O124])" office:value-type="currency" office:currency="EUR" office:value="4740" calcext:value-type="currency">
            <text:p>4.740 €</text:p>
          </table:table-cell>
          <table:table-cell table:style-name="ce95" office:value-type="currency" office:currency="EUR" office:value="4740" calcext:value-type="currency">
            <text:p>4.74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+Inferior + Cinta Transp. - Sin Impresora + Portabobinas Ø200mm</text:p>
          </table:table-cell>
          <table:table-cell table:style-name="ce33" office:value-type="string" calcext:value-type="string">
            <text:p>ET-TA-3300</text:p>
          </table:table-cell>
          <table:table-cell table:style-name="ce43" table:formula="of:=[.F125]*1.4" office:value-type="currency" office:currency="EUR" office:value="18438" calcext:value-type="currency">
            <text:p>18.438 €</text:p>
          </table:table-cell>
          <table:table-cell table:style-name="ce56" table:formula="of:=[.F125]*1.25" office:value-type="currency" office:currency="EUR" office:value="16462.5" calcext:value-type="currency">
            <text:p>16.463 €</text:p>
          </table:table-cell>
          <table:table-cell table:style-name="ce69" table:formula="of:=MAX([.G125];[.H125];[.I125];[.J125];[.K125];[.L125];[.M125];[.N125];[.O125])" office:value-type="currency" office:currency="EUR" office:value="13170" calcext:value-type="currency">
            <text:p>13.170 €</text:p>
          </table:table-cell>
          <table:table-cell table:style-name="ce86" office:value-type="currency" office:currency="EUR" office:value="13170" calcext:value-type="currency">
            <text:p>13.170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+Inferior + Cinta Transp. - Sin Impresora + Portabobinas Ø300mm motorizado</text:p>
          </table:table-cell>
          <table:table-cell table:style-name="ce35" office:value-type="string" calcext:value-type="string">
            <text:p>ET-TA-3301</text:p>
          </table:table-cell>
          <table:table-cell table:style-name="ce46" table:formula="of:=[.F126]*1.4" office:value-type="currency" office:currency="EUR" office:value="21168" calcext:value-type="currency">
            <text:p>21.168 €</text:p>
          </table:table-cell>
          <table:table-cell table:style-name="ce59" table:formula="of:=[.F126]*1.25" office:value-type="currency" office:currency="EUR" office:value="18900" calcext:value-type="currency">
            <text:p>18.900 €</text:p>
          </table:table-cell>
          <table:table-cell table:style-name="ce76" table:formula="of:=MAX([.G126];[.H126];[.I126];[.J126];[.K126];[.L126];[.M126];[.N126];[.O126])" office:value-type="currency" office:currency="EUR" office:value="15120" calcext:value-type="currency">
            <text:p>15.120 €</text:p>
          </table:table-cell>
          <table:table-cell table:style-name="ce95" office:value-type="currency" office:currency="EUR" office:value="15120" calcext:value-type="currency">
            <text:p>15.120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+Inferior + Cinta Transp. + Impresora Inferior EX4-T1 + Portabobinas Ø200mm</text:p>
          </table:table-cell>
          <table:table-cell table:style-name="ce33" office:value-type="string" calcext:value-type="string">
            <text:p>ET-TA-3360</text:p>
          </table:table-cell>
          <table:table-cell table:style-name="ce43" table:formula="of:=[.F127]*1.4" office:value-type="currency" office:currency="EUR" office:value="22626.8" calcext:value-type="currency">
            <text:p>22.627 €</text:p>
          </table:table-cell>
          <table:table-cell table:style-name="ce56" table:formula="of:=[.F127]*1.25" office:value-type="currency" office:currency="EUR" office:value="20202.5" calcext:value-type="currency">
            <text:p>20.203 €</text:p>
          </table:table-cell>
          <table:table-cell table:style-name="ce69" table:formula="of:=MAX([.G127];[.H127];[.I127];[.J127];[.K127];[.L127];[.M127];[.N127];[.O127])" office:value-type="currency" office:currency="EUR" office:value="16162" calcext:value-type="currency">
            <text:p>16.162 €</text:p>
          </table:table-cell>
          <table:table-cell table:style-name="ce86" office:value-type="currency" office:currency="EUR" office:value="16162" calcext:value-type="currency">
            <text:p>16.162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+Inferior + Cinta Transp. + Impresora Inferior EX4-T1 + Portabobinas Ø300mm</text:p>
          </table:table-cell>
          <table:table-cell table:style-name="ce35" office:value-type="string" calcext:value-type="string">
            <text:p>ET-TA-3361</text:p>
          </table:table-cell>
          <table:table-cell table:style-name="ce46" table:formula="of:=[.F128]*1.4" office:value-type="currency" office:currency="EUR" office:value="25629.8" calcext:value-type="currency">
            <text:p>25.630 €</text:p>
          </table:table-cell>
          <table:table-cell table:style-name="ce59" table:formula="of:=[.F128]*1.25" office:value-type="currency" office:currency="EUR" office:value="22883.75" calcext:value-type="currency">
            <text:p>22.884 €</text:p>
          </table:table-cell>
          <table:table-cell table:style-name="ce76" table:formula="of:=MAX([.G128];[.H128];[.I128];[.J128];[.K128];[.L128];[.M128];[.N128];[.O128])" office:value-type="currency" office:currency="EUR" office:value="18307" calcext:value-type="currency">
            <text:p>18.307 €</text:p>
          </table:table-cell>
          <table:table-cell table:style-name="ce95" office:value-type="currency" office:currency="EUR" office:value="18307" calcext:value-type="currency">
            <text:p>18.307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+Inferior + Cinta Transp. + 2 Impresoras EX4-T1 + Portabobinas Ø200mm</text:p>
          </table:table-cell>
          <table:table-cell table:style-name="ce33" office:value-type="string" calcext:value-type="string">
            <text:p>ET-TA-3310</text:p>
          </table:table-cell>
          <table:table-cell table:style-name="ce43" table:formula="of:=[.F129]*1.4" office:value-type="currency" office:currency="EUR" office:value="24759" calcext:value-type="currency">
            <text:p>24.759 €</text:p>
          </table:table-cell>
          <table:table-cell table:style-name="ce56" table:formula="of:=[.F129]*1.25" office:value-type="currency" office:currency="EUR" office:value="22106.25" calcext:value-type="currency">
            <text:p>22.106 €</text:p>
          </table:table-cell>
          <table:table-cell table:style-name="ce69" table:formula="of:=MAX([.G129];[.H129];[.I129];[.J129];[.K129];[.L129];[.M129];[.N129];[.O129])" office:value-type="currency" office:currency="EUR" office:value="17685" calcext:value-type="currency">
            <text:p>17.685 €</text:p>
          </table:table-cell>
          <table:table-cell table:style-name="ce86" office:value-type="currency" office:currency="EUR" office:value="17685" calcext:value-type="currency">
            <text:p>17.685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+Inferior + Cinta Transp. + 2 Impresoras EX4-T1 + Portabobinas Ø300mm</text:p>
          </table:table-cell>
          <table:table-cell table:style-name="ce35" office:value-type="string" calcext:value-type="string">
            <text:p>ET-TA-3311</text:p>
          </table:table-cell>
          <table:table-cell table:style-name="ce46" table:formula="of:=[.F130]*1.4" office:value-type="currency" office:currency="EUR" office:value="27489" calcext:value-type="currency">
            <text:p>27.489 €</text:p>
          </table:table-cell>
          <table:table-cell table:style-name="ce59" table:formula="of:=[.F130]*1.25" office:value-type="currency" office:currency="EUR" office:value="24543.75" calcext:value-type="currency">
            <text:p>24.544 €</text:p>
          </table:table-cell>
          <table:table-cell table:style-name="ce76" table:formula="of:=MAX([.G130];[.H130];[.I130];[.J130];[.K130];[.L130];[.M130];[.N130];[.O130])" office:value-type="currency" office:currency="EUR" office:value="19635" calcext:value-type="currency">
            <text:p>19.635 €</text:p>
          </table:table-cell>
          <table:table-cell table:style-name="ce95" office:value-type="currency" office:currency="EUR" office:value="19635" calcext:value-type="currency">
            <text:p>19.635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/>
          <table:table-cell table:style-name="ce11" office:value-type="string" calcext:value-type="string">
            <text:p>Dispensador Superior+Inferior + Cinta Transp. + Impresora Superior EX4-T1 + Portabobinas Ø200mm</text:p>
          </table:table-cell>
          <table:table-cell table:style-name="ce33" office:value-type="string" calcext:value-type="string">
            <text:p>ET-TA-3350</text:p>
          </table:table-cell>
          <table:table-cell table:style-name="ce43" table:formula="of:=[.F131]*1.4" office:value-type="currency" office:currency="EUR" office:value="20570.2" calcext:value-type="currency">
            <text:p>20.570 €</text:p>
          </table:table-cell>
          <table:table-cell table:style-name="ce56" table:formula="of:=[.F131]*1.25" office:value-type="currency" office:currency="EUR" office:value="18366.25" calcext:value-type="currency">
            <text:p>18.366 €</text:p>
          </table:table-cell>
          <table:table-cell table:style-name="ce69" table:formula="of:=MAX([.G131];[.H131];[.I131];[.J131];[.K131];[.L131];[.M131];[.N131];[.O131])" office:value-type="currency" office:currency="EUR" office:value="14693" calcext:value-type="currency">
            <text:p>14.693 €</text:p>
          </table:table-cell>
          <table:table-cell table:style-name="ce86" office:value-type="currency" office:currency="EUR" office:value="14693" calcext:value-type="currency">
            <text:p>14.693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Dispensador Superior+Inferior + Cinta Transp. + Impresora Superior EX4-T1 + Portabobinas Ø300mm motorizado</text:p>
          </table:table-cell>
          <table:table-cell table:style-name="ce35" office:value-type="string" calcext:value-type="string">
            <text:p>ET-TA-3351</text:p>
          </table:table-cell>
          <table:table-cell table:style-name="ce46" table:formula="of:=[.F132]*1.4" office:value-type="currency" office:currency="EUR" office:value="23300.2" calcext:value-type="currency">
            <text:p>23.300 €</text:p>
          </table:table-cell>
          <table:table-cell table:style-name="ce59" table:formula="of:=[.F132]*1.25" office:value-type="currency" office:currency="EUR" office:value="20803.75" calcext:value-type="currency">
            <text:p>20.804 €</text:p>
          </table:table-cell>
          <table:table-cell table:style-name="ce76" table:formula="of:=MAX([.G132];[.H132];[.I132];[.J132];[.K132];[.L132];[.M132];[.N132];[.O132])" office:value-type="currency" office:currency="EUR" office:value="16643" calcext:value-type="currency">
            <text:p>16.643 €</text:p>
          </table:table-cell>
          <table:table-cell table:style-name="ce95" office:value-type="currency" office:currency="EUR" office:value="16643" calcext:value-type="currency">
            <text:p>16.643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Integración pié con rosca y maneta, ajustable en altura manualmente, a dispensador superior</text:p>
          </table:table-cell>
          <table:table-cell table:style-name="ce33" office:value-type="string" calcext:value-type="string">
            <text:p>ET-TA-AA10</text:p>
          </table:table-cell>
          <table:table-cell table:style-name="ce43" table:formula="of:=[.F133]*1.4" office:value-type="currency" office:currency="EUR" office:value="425.6" calcext:value-type="currency">
            <text:p>426 €</text:p>
          </table:table-cell>
          <table:table-cell table:style-name="ce56" table:formula="of:=[.F133]*1.25" office:value-type="currency" office:currency="EUR" office:value="380" calcext:value-type="currency">
            <text:p>380 €</text:p>
          </table:table-cell>
          <table:table-cell table:style-name="ce69" table:formula="of:=MAX([.G133];[.H133];[.I133];[.J133];[.K133];[.L133];[.M133];[.N133];[.O133])" office:value-type="currency" office:currency="EUR" office:value="304" calcext:value-type="currency">
            <text:p>304 €</text:p>
          </table:table-cell>
          <table:table-cell table:style-name="ce86" office:value-type="currency" office:currency="EUR" office:value="304" calcext:value-type="currency">
            <text:p>304 €</text:p>
          </table:table-cell>
          <table:table-cell table:style-name="ce106" table:number-columns-repeated="5"/>
          <table:table-cell table:style-name="ce93" table:number-columns-repeated="1012"/>
        </table:table-row>
        <table:table-row table:style-name="ro1">
          <table:covered-table-cell/>
          <table:table-cell table:style-name="ce17" office:value-type="string" calcext:value-type="string">
            <text:p>Soporte portabobinas exterior Ø300mm. No motorizado.</text:p>
          </table:table-cell>
          <table:table-cell table:style-name="ce35" office:value-type="string" calcext:value-type="string">
            <text:p>ET-TA-AA20</text:p>
          </table:table-cell>
          <table:table-cell table:style-name="ce46" table:formula="of:=[.F134]*1.4" office:value-type="currency" office:currency="EUR" office:value="509.6" calcext:value-type="currency">
            <text:p>510 €</text:p>
          </table:table-cell>
          <table:table-cell table:style-name="ce59" table:formula="of:=[.F134]*1.25" office:value-type="currency" office:currency="EUR" office:value="455" calcext:value-type="currency">
            <text:p>455 €</text:p>
          </table:table-cell>
          <table:table-cell table:style-name="ce76" table:formula="of:=MAX([.G134];[.H134];[.I134];[.J134];[.K134];[.L134];[.M134];[.N134];[.O134])" office:value-type="currency" office:currency="EUR" office:value="364" calcext:value-type="currency">
            <text:p>364 €</text:p>
          </table:table-cell>
          <table:table-cell table:style-name="ce95" office:value-type="currency" office:currency="EUR" office:value="364" calcext:value-type="currency">
            <text:p>364 €</text:p>
          </table:table-cell>
          <table:table-cell table:style-name="ce115" table:number-columns-repeated="5"/>
          <table:table-cell table:style-name="ce126" table:number-columns-repeated="1012"/>
        </table:table-row>
        <table:table-row table:style-name="ro1">
          <table:covered-table-cell table:style-name="ce6"/>
          <table:table-cell table:style-name="ce20" office:value-type="string" calcext:value-type="string">
            <text:p>Soporte portabobinas exterior Ø300mm. Motorizado.</text:p>
          </table:table-cell>
          <table:table-cell table:style-name="ce38" office:value-type="string" calcext:value-type="string">
            <text:p>ET-TA-AA30</text:p>
          </table:table-cell>
          <table:table-cell table:style-name="ce49" table:formula="of:=[.F135]*1.4" office:value-type="currency" office:currency="EUR" office:value="1456" calcext:value-type="currency">
            <text:p>1.456 €</text:p>
          </table:table-cell>
          <table:table-cell table:style-name="ce62" table:formula="of:=[.F135]*1.25" office:value-type="currency" office:currency="EUR" office:value="1300" calcext:value-type="currency">
            <text:p>1.300 €</text:p>
          </table:table-cell>
          <table:table-cell table:style-name="ce77" table:formula="of:=MAX([.G135];[.H135];[.I135];[.J135];[.K135];[.L135];[.M135];[.N135];[.O135])" office:value-type="currency" office:currency="EUR" office:value="1040" calcext:value-type="currency">
            <text:p>1.040 €</text:p>
          </table:table-cell>
          <table:table-cell table:style-name="ce96" office:value-type="currency" office:currency="EUR" office:value="1040" calcext:value-type="currency">
            <text:p>1.040 €</text:p>
          </table:table-cell>
          <table:table-cell table:style-name="ce116" table:number-columns-repeated="5"/>
          <table:table-cell table:style-name="ce128" table:number-columns-repeated="101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580" calcext:value-type="float">
            <office:annotation draw:style-name="gr1" draw:text-style-name="P2" svg:width="28.99mm" svg:height="5.96mm" svg:x="585.86mm" svg:y="950.73mm" draw:caption-point-x="-6.1mm" draw:caption-point-y="15.73mm">
              <dc:date>2015-09-22T00:00:00</dc:date>
              <text:p text:style-name="P1"><text:span text:style-name="T1">NS1072</text:span></text:p>
            </office:annotation>
            <text:p>1580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float" office:value="2195" calcext:value-type="float">
            <office:annotation draw:style-name="gr1" draw:text-style-name="P2" svg:width="28.99mm" svg:height="5.96mm" svg:x="585.86mm" svg:y="957.72mm" draw:caption-point-x="-6.1mm" draw:caption-point-y="15.74mm">
              <dc:date>2015-09-22T00:00:00</dc:date>
              <text:p text:style-name="P1"><text:span text:style-name="T1">NS1073</text:span></text:p>
            </office:annotation>
            <text:p>2195</text:p>
          </table:table-cell>
          <table:table-cell table:number-columns-repeated="101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izacion" table:style-name="ta1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38"/>
        <table:table-row table:style-name="ro3" table:number-rows-repeated="2">
          <table:table-cell table:number-columns-repeated="5"/>
        </table:table-row>
        <table:table-row table:style-name="ro3">
          <table:table-cell table:style-name="ce132"/>
          <table:table-cell table:style-name="ce134" office:value-type="string" calcext:value-type="string">
            <text:p>Selecciona los equipos que deseas formen parte de la línea</text:p>
          </table:table-cell>
          <table:table-cell table:style-name="ce136" office:value-type="string" calcext:value-type="string">
            <text:p>Referncia Dolibarr</text:p>
          </table:table-cell>
          <table:table-cell table:style-name="ce136" office:value-type="string" calcext:value-type="string">
            <text:p>Cantidad</text:p>
          </table:table-cell>
          <table:table-cell/>
        </table:table-row>
        <table:table-row table:style-name="ro4">
          <table:table-cell table:style-name="ce133" office:value-type="string" calcext:value-type="string">
            <text:p>EQUIPO 01</text:p>
          </table:table-cell>
          <table:table-cell table:style-name="ce133" table:content-validation-name="val1" office:value-type="string" calcext:value-type="string">
            <text:p>Transportador de Malla de Acero ancho útil 700mm. Longitud útil 3000mm.</text:p>
          </table:table-cell>
          <table:table-cell table:style-name="ce133" table:formula="of:=IF([.$B4]&lt;&gt;&quot;&quot;;VLOOKUP([.$B4];[$Coste.$B$1:.$E$139]; 2; 0);0)" office:value-type="string" office:string-value="TR-B-ACE-800-3000" calcext:value-type="string">
            <text:p>TR-B-ACE-800-300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4]&lt;&gt;&quot;&quot;;VLOOKUP([.$B4];[$Coste.$B$1:.$E$139]; 3; 0)*[.D4];0)" office:value-type="float" office:value="5513.2" calcext:value-type="float">
            <text:p>5513,2</text:p>
          </table:table-cell>
        </table:table-row>
        <table:table-row table:style-name="ro4">
          <table:table-cell table:style-name="ce133" office:value-type="string" calcext:value-type="string">
            <text:p>EQUIPO 02</text:p>
          </table:table-cell>
          <table:table-cell table:style-name="ce133" table:content-validation-name="val1" office:value-type="string" calcext:value-type="string">
            <text:p>Calibrador de Cordones Fijos</text:p>
          </table:table-cell>
          <table:table-cell table:style-name="ce133" table:formula="of:=IF([.$B5]&lt;&gt;&quot;&quot;;VLOOKUP([.$B5];[$Coste.$B$1:.$E$139]; 2; 0);0)" office:value-type="string" office:string-value="AR-CC-FI" calcext:value-type="string">
            <text:p>AR-CC-FI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5]&lt;&gt;&quot;&quot;;VLOOKUP([.$B5];[$Coste.$B$1:.$E$139]; 3; 0)*[.D5];0)" office:value-type="float" office:value="6622" calcext:value-type="float">
            <text:p>6622</text:p>
          </table:table-cell>
        </table:table-row>
        <table:table-row table:style-name="ro4">
          <table:table-cell table:style-name="ce133" office:value-type="string" calcext:value-type="string">
            <text:p>EQUIPO 03</text:p>
          </table:table-cell>
          <table:table-cell table:style-name="ce133" table:content-validation-name="val1" office:value-type="string" calcext:value-type="string">
            <text:p>Cinta de Tría / Selección 4000x700 mm.</text:p>
          </table:table-cell>
          <table:table-cell table:style-name="ce133" table:formula="of:=IF([.$B6]&lt;&gt;&quot;&quot;;VLOOKUP([.$B6];[$Coste.$B$1:.$E$139]; 2; 0);0)" office:value-type="string" office:string-value="TR-B-TEX-800-4000" calcext:value-type="string">
            <text:p>TR-B-TEX-800-400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6]&lt;&gt;&quot;&quot;;VLOOKUP([.$B6];[$Coste.$B$1:.$E$139]; 3; 0)*[.D6];0)" office:value-type="float" office:value="4188.24" calcext:value-type="float">
            <text:p>4188,24</text:p>
          </table:table-cell>
        </table:table-row>
        <table:table-row table:style-name="ro4">
          <table:table-cell table:style-name="ce133" office:value-type="string" calcext:value-type="string">
            <text:p>EQUIPO 04</text:p>
          </table:table-cell>
          <table:table-cell table:style-name="ce133" table:content-validation-name="val1" office:value-type="string" calcext:value-type="string">
            <text:p>Calibrador de Banda Perforada – 3 salidas con extrac. Automática bidireccional</text:p>
          </table:table-cell>
          <table:table-cell table:style-name="ce133" table:formula="of:=IF([.$B7]&lt;&gt;&quot;&quot;;VLOOKUP([.$B7];[$Coste.$B$1:.$E$139]; 2; 0);0)" office:value-type="string" office:string-value="AR-CBP-3S" calcext:value-type="string">
            <text:p>AR-CBP-3S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7]&lt;&gt;&quot;&quot;;VLOOKUP([.$B7];[$Coste.$B$1:.$E$139]; 3; 0)*[.D7];0)" office:value-type="float" office:value="7828.8" calcext:value-type="float">
            <text:p>7828,8</text:p>
          </table:table-cell>
        </table:table-row>
        <table:table-row table:style-name="ro4">
          <table:table-cell table:style-name="ce133" office:value-type="string" calcext:value-type="string">
            <text:p>EQUIPO 05</text:p>
          </table:table-cell>
          <table:table-cell table:style-name="ce133" table:content-validation-name="val1" office:value-type="string" calcext:value-type="string">
            <text:p>Transportador de Banda Modular ancho útil 200 con elevación.</text:p>
          </table:table-cell>
          <table:table-cell table:style-name="ce133" table:formula="of:=IF([.$B8]&lt;&gt;&quot;&quot;;VLOOKUP([.$B8];[$Coste.$B$1:.$E$139]; 2; 0);0)" office:value-type="string" office:string-value="TR-B-MOD-ELEV-200" calcext:value-type="string">
            <text:p>TR-B-MOD-ELEV-20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8]&lt;&gt;&quot;&quot;;VLOOKUP([.$B8];[$Coste.$B$1:.$E$139]; 3; 0)*[.D8];0)" office:value-type="float" office:value="5404" calcext:value-type="float">
            <text:p>5404</text:p>
          </table:table-cell>
        </table:table-row>
        <table:table-row table:style-name="ro4">
          <table:table-cell table:style-name="ce133" office:value-type="string" calcext:value-type="string">
            <text:p>EQUIPO 06</text:p>
          </table:table-cell>
          <table:table-cell table:style-name="ce133" table:content-validation-name="val1" office:value-type="string" calcext:value-type="string">
            <text:p>Transportador de Banda Retráctil para alimentación de Envasadora 6 cabezales</text:p>
          </table:table-cell>
          <table:table-cell table:style-name="ce133" table:formula="of:=IF([.$B9]&lt;&gt;&quot;&quot;;VLOOKUP([.$B9];[$Coste.$B$1:.$E$139]; 2; 0);0)" office:value-type="string" office:string-value="TR-B-TEX-RET-200-6C" calcext:value-type="string">
            <text:p>TR-B-TEX-RET-200-6C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9]&lt;&gt;&quot;&quot;;VLOOKUP([.$B9];[$Coste.$B$1:.$E$139]; 3; 0)*[.D9];0)" office:value-type="float" office:value="5775" calcext:value-type="float">
            <text:p>5775</text:p>
          </table:table-cell>
        </table:table-row>
        <table:table-row table:style-name="ro4">
          <table:table-cell table:style-name="ce133" office:value-type="string" calcext:value-type="string">
            <text:p>EQUIPO 07</text:p>
          </table:table-cell>
          <table:table-cell table:style-name="ce133" table:content-validation-name="val1" office:value-type="string" calcext:value-type="string">
            <text:p>Envasadora automática de 6 cabezales con dosificación mecánica.</text:p>
          </table:table-cell>
          <table:table-cell table:style-name="ce133" table:formula="of:=IF([.$B10]&lt;&gt;&quot;&quot;;VLOOKUP([.$B10];[$Coste.$B$1:.$E$139]; 2; 0);0)" office:value-type="string" office:string-value="AR-DOS-6C-M" calcext:value-type="string">
            <text:p>AR-DOS-6C-M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10]&lt;&gt;&quot;&quot;;VLOOKUP([.$B10];[$Coste.$B$1:.$E$139]; 3; 0)*[.D10];0)" office:value-type="float" office:value="16900.8" calcext:value-type="float">
            <text:p>16900,8</text:p>
          </table:table-cell>
        </table:table-row>
        <table:table-row table:style-name="ro4">
          <table:table-cell table:style-name="ce133" office:value-type="string" calcext:value-type="string">
            <text:p>EQUIPO 08</text:p>
          </table:table-cell>
          <table:table-cell table:style-name="ce133" table:content-validation-name="val1" office:value-type="string" calcext:value-type="string">
            <text:p>Conjunto Tapado – Transportador Banda Poliuretano con bandejas laterales.</text:p>
          </table:table-cell>
          <table:table-cell table:style-name="ce133" table:formula="of:=IF([.$B11]&lt;&gt;&quot;&quot;;VLOOKUP([.$B11];[$Coste.$B$1:.$E$139]; 2; 0);0)" office:value-type="string" office:string-value="AR-TBT-250-3000-B " calcext:value-type="string">
            <text:p>AR-TBT-250-3000-B 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11]&lt;&gt;&quot;&quot;;VLOOKUP([.$B11];[$Coste.$B$1:.$E$139]; 3; 0)*[.D11];0)" office:value-type="float" office:value="2800" calcext:value-type="float">
            <text:p>2800</text:p>
          </table:table-cell>
        </table:table-row>
        <table:table-row table:style-name="ro4">
          <table:table-cell table:style-name="ce133" office:value-type="string" calcext:value-type="string">
            <text:p>EQUIPO 09</text:p>
          </table:table-cell>
          <table:table-cell table:style-name="ce133" table:content-validation-name="val1" office:value-type="string" calcext:value-type="string">
            <text:p>Mesa giratoria 1500</text:p>
          </table:table-cell>
          <table:table-cell table:style-name="ce133" table:formula="of:=IF([.$B12]&lt;&gt;&quot;&quot;;VLOOKUP([.$B12];[$Coste.$B$1:.$E$139]; 2; 0);0)" office:value-type="string" office:string-value="MRG-1500" calcext:value-type="string">
            <text:p>MRG-150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12]&lt;&gt;&quot;&quot;;VLOOKUP([.$B12];[$Coste.$B$1:.$E$139]; 3; 0)*[.D12];0)" office:value-type="float" office:value="3500" calcext:value-type="float">
            <text:p>3500</text:p>
          </table:table-cell>
        </table:table-row>
        <table:table-row table:style-name="ro4">
          <table:table-cell table:style-name="ce133" office:value-type="string" calcext:value-type="string">
            <text:p>EQUIPO 10</text:p>
          </table:table-cell>
          <table:table-cell table:style-name="ce133" table:content-validation-name="val1" office:value-type="string" calcext:value-type="string">
            <text:p>Mesas de manipulación de acero inoxidable <text:s/>600x600mm con rodillos de acumulación 600x1000mm</text:p>
          </table:table-cell>
          <table:table-cell table:style-name="ce133" table:formula="of:=IF([.$B13]&lt;&gt;&quot;&quot;;VLOOKUP([.$B13];[$Coste.$B$1:.$E$139]; 2; 0);0)" office:value-type="string" office:string-value="MM-600-600-RO" calcext:value-type="string">
            <text:p>MM-600-600-RO</text:p>
          </table:table-cell>
          <table:table-cell table:style-name="ce133" office:value-type="float" office:value="2" calcext:value-type="float">
            <text:p>2</text:p>
          </table:table-cell>
          <table:table-cell table:style-name="ce133" table:formula="of:=IF([.$B13]&lt;&gt;&quot;&quot;;VLOOKUP([.$B13];[$Coste.$B$1:.$E$139]; 3; 0)*[.D13];0)" office:value-type="float" office:value="1064" calcext:value-type="float">
            <text:p>1064</text:p>
          </table:table-cell>
        </table:table-row>
        <table:table-row table:style-name="ro4">
          <table:table-cell table:style-name="ce133" office:value-type="string" calcext:value-type="string">
            <text:p>EQUIPO 11</text:p>
          </table:table-cell>
          <table:table-cell table:style-name="ce133" table:content-validation-name="val1" office:value-type="string" calcext:value-type="string">
            <text:p>Instalación Eléctrica</text:p>
          </table:table-cell>
          <table:table-cell table:style-name="ce133" table:formula="of:=IF([.$B14]&lt;&gt;&quot;&quot;;VLOOKUP([.$B14];[$Coste.$B$1:.$E$139]; 2; 0);0)" office:value-type="string" office:string-value="ELEC-0001" calcext:value-type="string">
            <text:p>ELEC-0001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IF([.$B14]&lt;&gt;&quot;&quot;;VLOOKUP([.$B14];[$Coste.$B$1:.$E$139]; 3; 0)*[.D14];0)" office:value-type="float" office:value="13420.4" calcext:value-type="float">
            <text:p>13420,4</text:p>
          </table:table-cell>
        </table:table-row>
        <table:table-row table:style-name="ro4">
          <table:table-cell table:style-name="ce133" office:value-type="string" calcext:value-type="string">
            <text:p>EQUIPO 12</text:p>
          </table:table-cell>
          <table:table-cell table:style-name="ce133" table:content-validation-name="val1" office:value-type="string" calcext:value-type="string">
            <text:p>Montaje e Instalación</text:p>
          </table:table-cell>
          <table:table-cell table:style-name="ce133" table:formula="of:=IF([.$B15]&lt;&gt;&quot;&quot;;VLOOKUP([.$B15];[$Coste.$B$1:.$E$139]; 2; 0);0)" office:value-type="string" office:string-value="RM-100" calcext:value-type="string">
            <text:p>RM-100</text:p>
          </table:table-cell>
          <table:table-cell table:style-name="ce133"/>
          <table:table-cell table:style-name="ce133" table:formula="of:=IF([.$B15]&lt;&gt;&quot;&quot;;VLOOKUP([.$B15];[$Coste.$B$1:.$E$139]; 3; 0)*[.D15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3</text:p>
          </table:table-cell>
          <table:table-cell table:style-name="ce133" table:content-validation-name="val1"/>
          <table:table-cell table:style-name="ce133" table:formula="of:=IF([.$B16]&lt;&gt;&quot;&quot;;VLOOKUP([.$B16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16]&lt;&gt;&quot;&quot;;VLOOKUP([.$B16];[$Coste.$B$1:.$E$139]; 3; 0)*[.D16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4</text:p>
          </table:table-cell>
          <table:table-cell table:style-name="ce133" table:content-validation-name="val1"/>
          <table:table-cell table:style-name="ce133" table:formula="of:=IF([.$B17]&lt;&gt;&quot;&quot;;VLOOKUP([.$B17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17]&lt;&gt;&quot;&quot;;VLOOKUP([.$B17];[$Coste.$B$1:.$E$139]; 3; 0)*[.D17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5</text:p>
          </table:table-cell>
          <table:table-cell table:style-name="ce133" table:content-validation-name="val1"/>
          <table:table-cell table:style-name="ce133" table:formula="of:=IF([.$B18]&lt;&gt;&quot;&quot;;VLOOKUP([.$B18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18]&lt;&gt;&quot;&quot;;VLOOKUP([.$B18];[$Coste.$B$1:.$E$139]; 3; 0)*[.D18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6</text:p>
          </table:table-cell>
          <table:table-cell table:style-name="ce133" table:content-validation-name="val1"/>
          <table:table-cell table:style-name="ce133" table:formula="of:=IF([.$B19]&lt;&gt;&quot;&quot;;VLOOKUP([.$B19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19]&lt;&gt;&quot;&quot;;VLOOKUP([.$B19];[$Coste.$B$1:.$E$139]; 3; 0)*[.D19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7</text:p>
          </table:table-cell>
          <table:table-cell table:style-name="ce133" table:content-validation-name="val1"/>
          <table:table-cell table:style-name="ce133" table:formula="of:=IF([.$B20]&lt;&gt;&quot;&quot;;VLOOKUP([.$B20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0]&lt;&gt;&quot;&quot;;VLOOKUP([.$B20];[$Coste.$B$1:.$E$139]; 3; 0)*[.D20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8</text:p>
          </table:table-cell>
          <table:table-cell table:style-name="ce133" table:content-validation-name="val1"/>
          <table:table-cell table:style-name="ce133" table:formula="of:=IF([.$B21]&lt;&gt;&quot;&quot;;VLOOKUP([.$B21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1]&lt;&gt;&quot;&quot;;VLOOKUP([.$B21];[$Coste.$B$1:.$E$139]; 3; 0)*[.D21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19</text:p>
          </table:table-cell>
          <table:table-cell table:style-name="ce133" table:content-validation-name="val1"/>
          <table:table-cell table:style-name="ce133" table:formula="of:=IF([.$B22]&lt;&gt;&quot;&quot;;VLOOKUP([.$B22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2]&lt;&gt;&quot;&quot;;VLOOKUP([.$B22];[$Coste.$B$1:.$E$139]; 3; 0)*[.D22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0</text:p>
          </table:table-cell>
          <table:table-cell table:style-name="ce133" table:content-validation-name="val1"/>
          <table:table-cell table:style-name="ce133" table:formula="of:=IF([.$B23]&lt;&gt;&quot;&quot;;VLOOKUP([.$B23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3]&lt;&gt;&quot;&quot;;VLOOKUP([.$B23];[$Coste.$B$1:.$E$139]; 3; 0)*[.D23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1</text:p>
          </table:table-cell>
          <table:table-cell table:style-name="ce133" table:content-validation-name="val1"/>
          <table:table-cell table:style-name="ce133" table:formula="of:=IF([.$B24]&lt;&gt;&quot;&quot;;VLOOKUP([.$B24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4]&lt;&gt;&quot;&quot;;VLOOKUP([.$B24];[$Coste.$B$1:.$E$139]; 3; 0)*[.D24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2</text:p>
          </table:table-cell>
          <table:table-cell table:style-name="ce133" table:content-validation-name="val1"/>
          <table:table-cell table:style-name="ce133" table:formula="of:=IF([.$B25]&lt;&gt;&quot;&quot;;VLOOKUP([.$B25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5]&lt;&gt;&quot;&quot;;VLOOKUP([.$B25];[$Coste.$B$1:.$E$139]; 3; 0)*[.D25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3</text:p>
          </table:table-cell>
          <table:table-cell table:style-name="ce133" table:content-validation-name="val1"/>
          <table:table-cell table:style-name="ce133" table:formula="of:=IF([.$B26]&lt;&gt;&quot;&quot;;VLOOKUP([.$B26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6]&lt;&gt;&quot;&quot;;VLOOKUP([.$B26];[$Coste.$B$1:.$E$139]; 3; 0)*[.D26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4</text:p>
          </table:table-cell>
          <table:table-cell table:style-name="ce133" table:content-validation-name="val1"/>
          <table:table-cell table:style-name="ce133" table:formula="of:=IF([.$B27]&lt;&gt;&quot;&quot;;VLOOKUP([.$B27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7]&lt;&gt;&quot;&quot;;VLOOKUP([.$B27];[$Coste.$B$1:.$E$139]; 3; 0)*[.D27];0)" office:value-type="float" office:value="0" calcext:value-type="float">
            <text:p>0</text:p>
          </table:table-cell>
        </table:table-row>
        <table:table-row table:style-name="ro4">
          <table:table-cell table:style-name="ce133" office:value-type="string" calcext:value-type="string">
            <text:p>EQUIPO 25</text:p>
          </table:table-cell>
          <table:table-cell table:style-name="ce133" table:content-validation-name="val1"/>
          <table:table-cell table:style-name="ce133" table:formula="of:=IF([.$B28]&lt;&gt;&quot;&quot;;VLOOKUP([.$B28];[$Coste.$B$1:.$E$139]; 2; 0);0)" office:value-type="float" office:value="0" calcext:value-type="float">
            <text:p>0</text:p>
          </table:table-cell>
          <table:table-cell table:style-name="ce133"/>
          <table:table-cell table:style-name="ce133" table:formula="of:=IF([.$B28]&lt;&gt;&quot;&quot;;VLOOKUP([.$B28];[$Coste.$B$1:.$E$139]; 3; 0)*[.D28];0)" office:value-type="float" office:value="0" calcext:value-type="float">
            <text:p>0</text:p>
          </table:table-cell>
        </table:table-row>
        <table:table-row table:style-name="ro3">
          <table:table-cell table:style-name="ce133" table:number-columns-repeated="4"/>
          <table:table-cell table:style-name="ce139"/>
        </table:table-row>
        <table:table-row table:style-name="ro3">
          <table:table-cell table:style-name="ce133"/>
          <table:table-cell table:style-name="ce135" office:value-type="string" calcext:value-type="string">
            <text:p>Precios sin I.V.A.</text:p>
          </table:table-cell>
          <table:table-cell table:style-name="ce137"/>
          <table:table-cell table:style-name="ce137" office:value-type="string" calcext:value-type="string">
            <text:p>TOTAL</text:p>
          </table:table-cell>
          <table:table-cell table:style-name="ce139" table:formula="of:=SUM([.E4:.E28])" office:value-type="currency" office:currency="EUR" office:value="73016.44" calcext:value-type="currency">
            <text:p>73.016 €</text:p>
          </table:table-cell>
        </table:table-row>
        <table:table-row table:style-name="ro3" table:number-rows-repeated="104854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range table:name="Equipo" table:base-cell-address="$Coste.$A$5" table:cell-range-address="$Coste.$B$2:.$B$4"/>
        <table:named-range table:name="PVMin" table:base-cell-address="$Coste.$E$5" table:cell-range-address="$Coste.$E$2:.$E$139"/>
        <table:named-range table:name="PVP" table:base-cell-address="$Coste.$A$5" table:cell-range-address="$Coste.$D$2:.$D$4"/>
        <table:named-range table:name="Referencia" table:base-cell-address="$Coste.$A$5" table:cell-range-address="$Coste.$A$2:.$A$4"/>
      </table:named-expressions>
      <table:database-ranges>
        <table:database-range table:name="Seleccion" table:target-range-address="Coste.B6:Coste.B13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0"/>
      <number:text> mm.</number:text>
    </number:number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  <draw:marker draw:name="Fin_20_de_20_línea_20_2" draw:display-name="Fin de línea 2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3" draw:display-name="Fin de línea 3" svg:viewBox="0 0 10 10" svg:d="M0 0h10v10h-1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scale-to="58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style:font-name="Lato Black" fo:font-size="16pt" fo:font-weight="900"/>
    </style:style>
    <style:style style:name="MT2" style:family="text">
      <style:text-properties style:font-name="Lato1" fo:font-size="12pt" fo:font-style="italic"/>
    </style:style>
  </office:automatic-styles>
  <office:master-styles>
    <style:master-page style:name="Default" style:page-layout-name="Mpm1">
      <style:header style:display="false">
        <style:region-center>
          <text:p><text:span text:style-name="MT1">Soluciones para envasado de arándanos</text:span></text:p>
        </style:region-center>
        <style:region-right>
          <text:p><text:span text:style-name="MT2">Tarifa de precios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1:42:20.4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0:14:18.014000000</meta:creation-date>
    <meta:editing-duration>PT3H54M1S</meta:editing-duration>
    <meta:editing-cycles>18</meta:editing-cycles>
    <meta:generator>LibreOffice/4.4.5.2$Windows_x86 LibreOffice_project/a22f674fd25a3b6f45bdebf25400ed2adff0ff99</meta:generator>
    <dc:date>2015-10-06T18:42:18.058000000</dc:date>
    <meta:print-date>2015-10-06T18:43:27.587000000</meta:print-date>
    <meta:document-statistic meta:table-count="2" meta:cell-count="913" meta:object-count="0"/>
  </office:meta>
</office:document-meta>
</file>